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line-height="300%"/>
      <style:text-properties fo:font-size="22pt" style:font-size-asian="22pt" style:font-size-complex="22pt" fo:language="sv" fo:country="SE"/>
    </style:style>
    <style:style style:name="P2" style:parent-style-name="Normal" style:family="paragraph">
      <style:paragraph-properties style:writing-mode="rl-tb" fo:line-height="300%"/>
    </style:style>
    <style:style style:name="T3" style:parent-style-name="Standardstycketeckensnitt" style:family="text">
      <style:text-properties fo:font-size="22pt" style:font-size-asian="22pt" style:font-size-complex="22pt" style:language-complex="fa" style:country-complex="IR"/>
    </style:style>
    <style:style style:name="P4" style:parent-style-name="Normal" style:family="paragraph">
      <style:paragraph-properties style:writing-mode="rl-tb" fo:line-height="300%"/>
    </style:style>
    <style:style style:name="T5" style:parent-style-name="Standardstycketeckensnitt" style:family="text">
      <style:text-properties fo:font-size="22pt" style:font-size-asian="22pt" style:font-size-complex="22pt" style:language-complex="fa" style:country-complex="IR"/>
    </style:style>
    <style:style style:name="P6" style:parent-style-name="Normal" style:family="paragraph">
      <style:paragraph-properties style:writing-mode="rl-tb" fo:line-height="300%"/>
    </style:style>
    <style:style style:name="T7" style:parent-style-name="Standardstycketeckensnitt" style:family="text">
      <style:text-properties fo:font-size="22pt" style:font-size-asian="22pt" style:font-size-complex="22pt" style:language-complex="fa" style:country-complex="IR"/>
    </style:style>
    <style:style style:name="T8" style:parent-style-name="Standardstycketeckensnitt" style:family="text">
      <style:text-properties fo:font-size="22pt" style:font-size-asian="22pt" style:font-size-complex="22pt" style:language-complex="fa" style:country-complex="IR"/>
    </style:style>
    <style:style style:name="P9" style:parent-style-name="Normal" style:family="paragraph">
      <style:paragraph-properties style:writing-mode="rl-tb" fo:line-height="300%"/>
    </style:style>
    <style:style style:name="T10" style:parent-style-name="Standardstycketeckensnitt" style:family="text">
      <style:text-properties fo:font-size="22pt" style:font-size-asian="22pt" style:font-size-complex="22pt" style:language-complex="fa" style:country-complex="IR"/>
    </style:style>
    <style:style style:name="T11" style:parent-style-name="Standardstycketeckensnitt" style:family="text">
      <style:text-properties fo:font-size="22pt" style:font-size-asian="22pt" style:font-size-complex="22pt" style:language-complex="fa" style:country-complex="IR"/>
    </style:style>
    <style:style style:name="T12" style:parent-style-name="Standardstycketeckensnitt" style:family="text">
      <style:text-properties fo:font-size="22pt" style:font-size-asian="22pt" style:font-size-complex="22pt" style:language-complex="fa" style:country-complex="IR"/>
    </style:style>
    <style:style style:name="P13" style:parent-style-name="Normal" style:family="paragraph">
      <style:paragraph-properties style:writing-mode="rl-tb" fo:line-height="300%"/>
    </style:style>
    <style:style style:name="T14" style:parent-style-name="Standardstycketeckensnitt" style:family="text">
      <style:text-properties fo:font-size="22pt" style:font-size-asian="22pt" style:font-size-complex="22pt" style:language-complex="fa" style:country-complex="IR"/>
    </style:style>
    <style:style style:name="T15" style:parent-style-name="Standardstycketeckensnitt" style:family="text">
      <style:text-properties fo:font-size="22pt" style:font-size-asian="22pt" style:font-size-complex="22pt" style:language-complex="fa" style:country-complex="IR"/>
    </style:style>
    <style:style style:name="P16" style:parent-style-name="Normal" style:family="paragraph">
      <style:paragraph-properties style:writing-mode="rl-tb" fo:line-height="300%"/>
    </style:style>
    <style:style style:name="T17" style:parent-style-name="Standardstycketeckensnitt" style:family="text">
      <style:text-properties fo:font-size="22pt" style:font-size-asian="22pt" style:font-size-complex="22pt" style:language-complex="fa" style:country-complex="IR"/>
    </style:style>
    <style:style style:name="T18" style:parent-style-name="Standardstycketeckensnitt" style:family="text">
      <style:text-properties fo:font-size="22pt" style:font-size-asian="22pt" style:font-size-complex="22pt" style:language-complex="fa" style:country-complex="IR"/>
    </style:style>
    <style:style style:name="P19" style:parent-style-name="Normal" style:family="paragraph">
      <style:paragraph-properties style:writing-mode="rl-tb" fo:line-height="300%"/>
      <style:text-properties fo:font-size="22pt" style:font-size-asian="22pt" style:font-size-complex="22pt" style:language-complex="fa" style:country-complex="IR"/>
    </style:style>
    <style:style style:name="P20" style:parent-style-name="Normal" style:family="paragraph">
      <style:paragraph-properties style:writing-mode="rl-tb" fo:line-height="300%"/>
      <style:text-properties fo:font-size="22pt" style:font-size-asian="22pt" style:font-size-complex="22pt" style:language-complex="fa" style:country-complex="IR"/>
    </style:style>
    <style:style style:name="P21" style:parent-style-name="Normal" style:family="paragraph">
      <style:paragraph-properties style:writing-mode="rl-tb" fo:line-height="300%"/>
      <style:text-properties fo:font-size="22pt" style:font-size-asian="22pt" style:font-size-complex="22pt" style:language-complex="fa" style:country-complex="IR"/>
    </style:style>
    <style:style style:name="P22" style:parent-style-name="Normal" style:family="paragraph">
      <style:paragraph-properties style:writing-mode="rl-tb" fo:line-height="300%"/>
      <style:text-properties fo:font-size="22pt" style:font-size-asian="22pt" style:font-size-complex="22pt" style:language-complex="fa" style:country-complex="IR"/>
    </style:style>
    <style:style style:name="P23" style:parent-style-name="Normal" style:family="paragraph">
      <style:paragraph-properties style:writing-mode="rl-tb" fo:line-height="300%"/>
      <style:text-properties fo:font-size="22pt" style:font-size-asian="22pt" style:font-size-complex="22pt" style:language-complex="fa" style:country-complex="IR"/>
    </style:style>
    <style:style style:name="P24"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25" style:parent-style-name="Normal" style:family="paragraph">
      <style:paragraph-properties fo:line-height="300%"/>
      <style:text-properties fo:font-size="22pt" style:font-size-asian="22pt" style:font-size-complex="22pt" fo:language="sv" fo:country="SE" style:language-complex="fa" style:country-complex="IR"/>
    </style:style>
    <style:style style:name="P26" style:parent-style-name="Normal" style:family="paragraph">
      <style:paragraph-properties style:writing-mode="rl-tb" fo:line-height="300%"/>
    </style:style>
    <style:style style:name="T27" style:parent-style-name="Standardstycketeckensnitt" style:family="text">
      <style:text-properties fo:font-size="22pt" style:font-size-asian="22pt" style:font-size-complex="22pt" style:language-complex="fa" style:country-complex="IR"/>
    </style:style>
    <style:style style:name="P28" style:parent-style-name="Normal" style:family="paragraph">
      <style:paragraph-properties fo:text-align="justify" style:writing-mode="rl-tb" fo:line-height="300%"/>
    </style:style>
    <style:style style:name="T29" style:parent-style-name="Standardstycketeckensnitt" style:family="text">
      <style:text-properties fo:font-size="22pt" style:font-size-asian="22pt" style:font-size-complex="22pt" style:language-complex="fa" style:country-complex="IR"/>
    </style:style>
    <style:style style:name="T30" style:parent-style-name="Standardstycketeckensnitt" style:family="text">
      <style:text-properties fo:font-size="22pt" style:font-size-asian="22pt" style:font-size-complex="22pt" fo:language="sv" fo:country="SE" style:language-complex="fa" style:country-complex="IR"/>
    </style:style>
    <style:style style:name="T31" style:parent-style-name="Standardstycketeckensnitt" style:family="text">
      <style:text-properties fo:font-size="22pt" style:font-size-asian="22pt" style:font-size-complex="22pt" fo:language="sv" fo:country="SE" style:language-complex="fa" style:country-complex="IR"/>
    </style:style>
    <style:style style:name="T32" style:parent-style-name="Standardstycketeckensnitt" style:family="text">
      <style:text-properties fo:font-size="22pt" style:font-size-asian="22pt" style:font-size-complex="22pt" style:language-complex="fa" style:country-complex="IR"/>
    </style:style>
    <style:style style:name="T33" style:parent-style-name="Standardstycketeckensnitt" style:family="text">
      <style:text-properties fo:font-size="22pt" style:font-size-asian="22pt" style:font-size-complex="22pt" style:language-complex="fa" style:country-complex="IR"/>
    </style:style>
    <style:style style:name="T34" style:parent-style-name="Standardstycketeckensnitt" style:family="text">
      <style:text-properties fo:font-size="22pt" style:font-size-asian="22pt" style:font-size-complex="22pt" fo:language="sv" fo:country="SE" style:language-complex="fa" style:country-complex="IR"/>
    </style:style>
    <style:style style:name="T35" style:parent-style-name="Standardstycketeckensnitt" style:family="text">
      <style:text-properties fo:font-size="22pt" style:font-size-asian="22pt" style:font-size-complex="22pt" style:language-complex="fa" style:country-complex="IR"/>
    </style:style>
    <style:style style:name="P36" style:parent-style-name="Normal" style:family="paragraph">
      <style:paragraph-properties fo:text-align="justify" style:writing-mode="rl-tb" fo:line-height="300%"/>
    </style:style>
    <style:style style:name="T37" style:parent-style-name="Standardstycketeckensnitt" style:family="text">
      <style:text-properties fo:font-size="22pt" style:font-size-asian="22pt" style:font-size-complex="22pt" style:language-complex="fa" style:country-complex="IR"/>
    </style:style>
    <style:style style:name="P38" style:parent-style-name="Normal" style:family="paragraph">
      <style:paragraph-properties fo:text-align="justify" style:writing-mode="rl-tb" fo:line-height="300%"/>
    </style:style>
    <style:style style:name="T39"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40"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41" style:parent-style-name="Normal" style:family="paragraph">
      <style:paragraph-properties fo:text-align="justify" style:writing-mode="rl-tb" fo:line-height="300%"/>
    </style:style>
    <style:style style:name="T42" style:parent-style-name="Standardstycketeckensnitt" style:family="text">
      <style:text-properties fo:font-size="22pt" style:font-size-asian="22pt" style:font-size-complex="22pt" fo:language="sv" fo:country="SE" style:language-complex="fa" style:country-complex="IR"/>
    </style:style>
    <style:style style:name="T43" style:parent-style-name="Standardstycketeckensnitt" style:family="text">
      <style:text-properties fo:font-size="22pt" style:font-size-asian="22pt" style:font-size-complex="22pt" style:language-complex="fa" style:country-complex="IR"/>
    </style:style>
    <style:style style:name="P44" style:parent-style-name="Normal" style:family="paragraph">
      <style:paragraph-properties fo:text-align="justify" style:writing-mode="rl-tb" fo:line-height="300%"/>
    </style:style>
    <style:style style:name="T45"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46"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47" style:parent-style-name="Normal" style:family="paragraph">
      <style:paragraph-properties fo:text-align="justify" style:writing-mode="rl-tb" fo:line-height="300%"/>
    </style:style>
    <style:style style:name="T48" style:parent-style-name="Standardstycketeckensnitt" style:family="text">
      <style:text-properties fo:font-size="22pt" style:font-size-asian="22pt" style:font-size-complex="22pt" fo:language="sv" fo:country="SE" style:language-complex="fa" style:country-complex="IR"/>
    </style:style>
    <style:style style:name="T49" style:parent-style-name="Standardstycketeckensnitt" style:family="text">
      <style:text-properties fo:font-size="22pt" style:font-size-asian="22pt" style:font-size-complex="22pt" fo:language="sv" fo:country="SE" style:language-complex="fa" style:country-complex="IR"/>
    </style:style>
    <style:style style:name="T50" style:parent-style-name="Standardstycketeckensnitt" style:family="text">
      <style:text-properties fo:font-size="22pt" style:font-size-asian="22pt" style:font-size-complex="22pt" fo:language="sv" fo:country="SE" style:language-complex="fa" style:country-complex="IR"/>
    </style:style>
    <style:style style:name="T51" style:parent-style-name="Standardstycketeckensnitt" style:family="text">
      <style:text-properties fo:font-size="22pt" style:font-size-asian="22pt" style:font-size-complex="22pt" fo:language="sv" fo:country="SE" style:language-complex="fa" style:country-complex="IR"/>
    </style:style>
    <style:style style:name="T52" style:parent-style-name="Standardstycketeckensnitt" style:family="text">
      <style:text-properties fo:font-size="22pt" style:font-size-asian="22pt" style:font-size-complex="22pt" style:language-complex="fa" style:country-complex="IR"/>
    </style:style>
    <style:style style:name="T53" style:parent-style-name="Standardstycketeckensnitt" style:family="text">
      <style:text-properties fo:font-size="22pt" style:font-size-asian="22pt" style:font-size-complex="22pt" fo:language="sv" fo:country="SE" style:language-complex="fa" style:country-complex="IR"/>
    </style:style>
    <style:style style:name="T54" style:parent-style-name="Standardstycketeckensnitt" style:family="text">
      <style:text-properties fo:font-size="22pt" style:font-size-asian="22pt" style:font-size-complex="22pt" fo:language="sv" fo:country="SE" style:language-complex="fa" style:country-complex="IR"/>
    </style:style>
    <style:style style:name="T55" style:parent-style-name="Standardstycketeckensnitt" style:family="text">
      <style:text-properties fo:font-size="22pt" style:font-size-asian="22pt" style:font-size-complex="22pt" fo:language="sv" fo:country="SE" style:language-complex="fa" style:country-complex="IR"/>
    </style:style>
    <style:style style:name="T56" style:parent-style-name="Standardstycketeckensnitt" style:family="text">
      <style:text-properties fo:font-size="22pt" style:font-size-asian="22pt" style:font-size-complex="22pt" style:language-complex="fa" style:country-complex="IR"/>
    </style:style>
    <style:style style:name="T57" style:parent-style-name="Standardstycketeckensnitt" style:family="text">
      <style:text-properties fo:font-size="22pt" style:font-size-asian="22pt" style:font-size-complex="22pt" fo:language="sv" fo:country="SE" style:language-complex="fa" style:country-complex="IR"/>
    </style:style>
    <style:style style:name="T58" style:parent-style-name="Standardstycketeckensnitt" style:family="text">
      <style:text-properties fo:font-size="22pt" style:font-size-asian="22pt" style:font-size-complex="22pt" fo:language="sv" fo:country="SE" style:language-complex="fa" style:country-complex="IR"/>
    </style:style>
    <style:style style:name="T59" style:parent-style-name="Standardstycketeckensnitt" style:family="text">
      <style:text-properties fo:font-size="22pt" style:font-size-asian="22pt" style:font-size-complex="22pt" style:language-complex="fa" style:country-complex="IR"/>
    </style:style>
    <style:style style:name="T60" style:parent-style-name="Standardstycketeckensnitt" style:family="text">
      <style:text-properties fo:font-size="22pt" style:font-size-asian="22pt" style:font-size-complex="22pt" fo:language="sv" fo:country="SE" style:language-complex="fa" style:country-complex="IR"/>
    </style:style>
    <style:style style:name="T61" style:parent-style-name="Standardstycketeckensnitt" style:family="text">
      <style:text-properties fo:font-size="22pt" style:font-size-asian="22pt" style:font-size-complex="22pt" style:language-complex="fa" style:country-complex="IR"/>
    </style:style>
    <style:style style:name="P62" style:parent-style-name="Normal" style:family="paragraph">
      <style:paragraph-properties fo:text-align="justify" style:writing-mode="rl-tb" fo:line-height="300%"/>
    </style:style>
    <style:style style:name="T63"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64" style:parent-style-name="Normal" style:family="paragraph">
      <style:paragraph-properties fo:text-align="justify" style:writing-mode="rl-tb" fo:line-height="300%"/>
    </style:style>
    <style:style style:name="T65"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66" style:parent-style-name="Standardstycketeckensnitt" style:family="text">
      <style:text-properties fo:font-size="22pt" style:font-size-asian="22pt" style:font-size-complex="22pt" style:language-complex="fa" style:country-complex="IR"/>
    </style:style>
    <style:style style:name="T67" style:parent-style-name="Standardstycketeckensnitt" style:family="text">
      <style:text-properties fo:font-size="22pt" style:font-size-asian="22pt" style:font-size-complex="22pt" style:language-complex="fa" style:country-complex="IR"/>
    </style:style>
    <style:style style:name="P68" style:parent-style-name="Normal" style:family="paragraph">
      <style:paragraph-properties fo:text-align="justify" style:writing-mode="rl-tb" fo:line-height="300%"/>
    </style:style>
    <style:style style:name="T69"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70" style:parent-style-name="Normal" style:family="paragraph">
      <style:paragraph-properties fo:text-align="justify" style:writing-mode="rl-tb" fo:line-height="300%"/>
    </style:style>
    <style:style style:name="T71" style:parent-style-name="Standardstycketeckensnitt" style:family="text">
      <style:text-properties fo:font-size="22pt" style:font-size-asian="22pt" style:font-size-complex="22pt" style:language-complex="fa" style:country-complex="IR"/>
    </style:style>
    <style:style style:name="T72" style:parent-style-name="Standardstycketeckensnitt" style:family="text">
      <style:text-properties fo:font-size="22pt" style:font-size-asian="22pt" style:font-size-complex="22pt" style:language-complex="fa" style:country-complex="IR"/>
    </style:style>
    <style:style style:name="P73" style:parent-style-name="Normal" style:family="paragraph">
      <style:paragraph-properties fo:text-align="justify" style:writing-mode="rl-tb" fo:line-height="300%"/>
      <style:text-properties fo:font-size="22pt" style:font-size-asian="22pt" style:font-size-complex="22pt" fo:language="sv" fo:country="SE" style:language-complex="fa" style:country-complex="IR"/>
    </style:style>
    <style:style style:name="P74" style:parent-style-name="Normal" style:family="paragraph">
      <style:paragraph-properties fo:text-align="justify" style:writing-mode="rl-tb" fo:line-height="300%"/>
      <style:text-properties fo:font-size="22pt" style:font-size-asian="22pt" style:font-size-complex="22pt" fo:language="sv" fo:country="SE" style:language-complex="fa" style:country-complex="IR"/>
    </style:style>
    <style:style style:name="P75" style:parent-style-name="Normal" style:family="paragraph">
      <style:paragraph-properties fo:text-align="justify" style:writing-mode="rl-tb" fo:line-height="300%"/>
      <style:text-properties fo:font-size="22pt" style:font-size-asian="22pt" style:font-size-complex="22pt" fo:language="sv" fo:country="SE" style:language-complex="fa" style:country-complex="IR"/>
    </style:style>
    <style:style style:name="P76" style:parent-style-name="Normal" style:family="paragraph">
      <style:paragraph-properties fo:text-align="justify" style:writing-mode="rl-tb" fo:line-height="300%"/>
      <style:text-properties fo:font-size="22pt" style:font-size-asian="22pt" style:font-size-complex="22pt" fo:language="sv" fo:country="SE" style:language-complex="fa" style:country-complex="IR"/>
    </style:style>
    <style:style style:name="P77" style:parent-style-name="Normal" style:family="paragraph">
      <style:paragraph-properties fo:text-align="justify" style:writing-mode="rl-tb" fo:line-height="300%"/>
      <style:text-properties fo:font-size="22pt" style:font-size-asian="22pt" style:font-size-complex="22pt" fo:language="sv" fo:country="SE" style:language-complex="fa" style:country-complex="IR"/>
    </style:style>
    <style:style style:name="P78" style:parent-style-name="Normal" style:family="paragraph">
      <style:paragraph-properties fo:text-align="justify" style:writing-mode="rl-tb" fo:line-height="300%"/>
      <style:text-properties fo:font-size="22pt" style:font-size-asian="22pt" style:font-size-complex="22pt" fo:language="sv" fo:country="SE" style:language-complex="fa" style:country-complex="IR"/>
    </style:style>
    <style:style style:name="P79" style:parent-style-name="Normal" style:family="paragraph">
      <style:paragraph-properties fo:text-align="justify" style:writing-mode="rl-tb" fo:line-height="300%"/>
      <style:text-properties fo:font-size="22pt" style:font-size-asian="22pt" style:font-size-complex="22pt" fo:language="sv" fo:country="SE" style:language-complex="fa" style:country-complex="IR"/>
    </style:style>
    <style:style style:name="P80" style:parent-style-name="Normal" style:family="paragraph">
      <style:paragraph-properties fo:text-align="justify" style:writing-mode="rl-tb" fo:line-height="300%"/>
      <style:text-properties fo:font-size="22pt" style:font-size-asian="22pt" style:font-size-complex="22pt" fo:language="sv" fo:country="SE" style:language-complex="fa" style:country-complex="IR"/>
    </style:style>
    <style:style style:name="P81" style:parent-style-name="Normal" style:family="paragraph">
      <style:paragraph-properties fo:text-align="justify" fo:line-height="300%"/>
      <style:text-properties fo:font-size="22pt" style:font-size-asian="22pt" style:font-size-complex="22pt" fo:language="sv" fo:country="SE" style:language-complex="fa" style:country-complex="IR"/>
    </style:style>
    <style:style style:name="P82" style:parent-style-name="Normal" style:family="paragraph">
      <style:paragraph-properties fo:text-align="justify" style:writing-mode="rl-tb" fo:line-height="300%"/>
    </style:style>
    <style:style style:name="T83"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84" style:parent-style-name="Normal" style:family="paragraph">
      <style:paragraph-properties fo:text-align="justify" style:writing-mode="rl-tb" fo:line-height="300%"/>
    </style:style>
    <style:style style:name="T85" style:parent-style-name="Standardstycketeckensnitt" style:family="text">
      <style:text-properties fo:font-size="22pt" style:font-size-asian="22pt" style:font-size-complex="22pt" style:language-complex="fa" style:country-complex="IR"/>
    </style:style>
    <style:style style:name="T86" style:parent-style-name="Standardstycketeckensnitt" style:family="text">
      <style:text-properties fo:font-size="22pt" style:font-size-asian="22pt" style:font-size-complex="22pt" fo:language="sv" fo:country="SE" style:language-complex="fa" style:country-complex="IR"/>
    </style:style>
    <style:style style:name="T87" style:parent-style-name="Standardstycketeckensnitt" style:family="text">
      <style:text-properties fo:font-size="22pt" style:font-size-asian="22pt" style:font-size-complex="22pt" style:language-complex="fa" style:country-complex="IR"/>
    </style:style>
    <style:style style:name="T88" style:parent-style-name="Standardstycketeckensnitt" style:family="text">
      <style:text-properties fo:font-size="22pt" style:font-size-asian="22pt" style:font-size-complex="22pt" style:language-complex="fa" style:country-complex="IR"/>
    </style:style>
    <style:style style:name="P89" style:parent-style-name="Normal" style:family="paragraph">
      <style:paragraph-properties fo:text-align="justify" style:writing-mode="rl-tb" fo:line-height="300%"/>
    </style:style>
    <style:style style:name="T90" style:parent-style-name="Standardstycketeckensnitt" style:family="text">
      <style:text-properties fo:font-size="22pt" style:font-size-asian="22pt" style:font-size-complex="22pt" style:language-complex="fa" style:country-complex="IR"/>
    </style:style>
    <style:style style:name="T91" style:parent-style-name="Standardstycketeckensnitt" style:family="text">
      <style:text-properties fo:font-size="22pt" style:font-size-asian="22pt" style:font-size-complex="22pt" style:language-complex="fa" style:country-complex="IR"/>
    </style:style>
    <style:style style:name="P92" style:parent-style-name="Normal" style:family="paragraph">
      <style:paragraph-properties fo:text-align="justify" style:writing-mode="rl-tb" fo:line-height="300%"/>
    </style:style>
    <style:style style:name="T93"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94"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95" style:parent-style-name="Normal" style:family="paragraph">
      <style:paragraph-properties style:writing-mode="rl-tb" fo:line-height="300%"/>
    </style:style>
    <style:style style:name="T96" style:parent-style-name="Standardstycketeckensnitt" style:family="text">
      <style:text-properties fo:font-size="22pt" style:font-size-asian="22pt" style:font-size-complex="22pt" fo:language="sv" fo:country="SE" style:language-complex="fa" style:country-complex="IR"/>
    </style:style>
    <style:style style:name="T97" style:parent-style-name="Standardstycketeckensnitt" style:family="text">
      <style:text-properties fo:font-size="22pt" style:font-size-asian="22pt" style:font-size-complex="22pt" fo:language="sv" fo:country="SE" style:language-complex="fa" style:country-complex="IR"/>
    </style:style>
    <style:style style:name="T98" style:parent-style-name="Standardstycketeckensnitt" style:family="text">
      <style:text-properties fo:font-size="22pt" style:font-size-asian="22pt" style:font-size-complex="22pt" fo:language="sv" fo:country="SE" style:language-complex="fa" style:country-complex="IR"/>
    </style:style>
    <style:style style:name="P99" style:parent-style-name="Normal" style:family="paragraph">
      <style:paragraph-properties style:writing-mode="rl-tb" fo:line-height="300%"/>
    </style:style>
    <style:style style:name="T100" style:parent-style-name="Standardstycketeckensnitt" style:family="text">
      <style:text-properties fo:font-size="22pt" style:font-size-asian="22pt" style:font-size-complex="22pt" fo:language="sv" fo:country="SE" style:language-complex="fa" style:country-complex="IR"/>
    </style:style>
    <style:style style:name="T101" style:parent-style-name="Standardstycketeckensnitt" style:family="text">
      <style:text-properties fo:font-size="22pt" style:font-size-asian="22pt" style:font-size-complex="22pt" fo:language="sv" fo:country="SE" style:language-complex="fa" style:country-complex="IR"/>
    </style:style>
    <style:style style:name="P102" style:parent-style-name="Normal" style:family="paragraph">
      <style:paragraph-properties style:writing-mode="rl-tb" fo:line-height="300%"/>
    </style:style>
    <style:style style:name="T103" style:parent-style-name="Standardstycketeckensnitt" style:family="text">
      <style:text-properties fo:font-weight="bold" style:font-weight-asian="bold" style:font-weight-complex="bold" fo:font-size="22pt" style:font-size-asian="22pt" style:font-size-complex="22pt" fo:language="sv" fo:country="SE" style:language-complex="fa" style:country-complex="IR"/>
    </style:style>
    <style:style style:name="P104" style:parent-style-name="Normal" style:family="paragraph">
      <style:paragraph-properties style:writing-mode="rl-tb" fo:line-height="300%"/>
    </style:style>
    <style:style style:name="T105" style:parent-style-name="Standardstycketeckensnitt" style:family="text">
      <style:text-properties fo:font-size="22pt" style:font-size-asian="22pt" style:font-size-complex="22pt" fo:language="sv" fo:country="SE" style:language-complex="fa" style:country-complex="IR"/>
    </style:style>
    <style:style style:name="T106" style:parent-style-name="Standardstycketeckensnitt" style:family="text">
      <style:text-properties fo:font-size="22pt" style:font-size-asian="22pt" style:font-size-complex="22pt" fo:language="sv" fo:country="SE" style:language-complex="fa" style:country-complex="IR"/>
    </style:style>
    <style:style style:name="T107" style:parent-style-name="Standardstycketeckensnitt" style:family="text">
      <style:text-properties fo:font-size="22pt" style:font-size-asian="22pt" style:font-size-complex="22pt" fo:language="sv" fo:country="SE" style:language-complex="fa" style:country-complex="IR"/>
    </style:style>
    <style:style style:name="T108" style:parent-style-name="Standardstycketeckensnitt" style:family="text">
      <style:text-properties fo:font-size="22pt" style:font-size-asian="22pt" style:font-size-complex="22pt" fo:language="sv" fo:country="SE" style:language-complex="fa" style:country-complex="IR"/>
    </style:style>
    <style:style style:name="T109" style:parent-style-name="Standardstycketeckensnitt" style:family="text">
      <style:text-properties fo:font-size="22pt" style:font-size-asian="22pt" style:font-size-complex="22pt" fo:language="sv" fo:country="SE" style:language-complex="fa" style:country-complex="IR"/>
    </style:style>
    <style:style style:name="T110" style:parent-style-name="Standardstycketeckensnitt" style:family="text">
      <style:text-properties fo:font-size="22pt" style:font-size-asian="22pt" style:font-size-complex="22pt" style:language-complex="fa" style:country-complex="IR"/>
    </style:style>
    <style:style style:name="T111" style:parent-style-name="Standardstycketeckensnitt" style:family="text">
      <style:text-properties fo:font-size="22pt" style:font-size-asian="22pt" style:font-size-complex="22pt" style:language-complex="fa" style:country-complex="IR"/>
    </style:style>
    <style:style style:name="T112" style:parent-style-name="Standardstycketeckensnitt" style:family="text">
      <style:text-properties fo:font-size="22pt" style:font-size-asian="22pt" style:font-size-complex="22pt" style:language-complex="fa" style:country-complex="IR"/>
    </style:style>
    <style:style style:name="T113" style:parent-style-name="Standardstycketeckensnitt" style:family="text">
      <style:text-properties fo:font-size="22pt" style:font-size-asian="22pt" style:font-size-complex="22pt" style:language-complex="fa" style:country-complex="IR"/>
    </style:style>
    <style:style style:name="P114" style:parent-style-name="Normal" style:family="paragraph">
      <style:paragraph-properties style:writing-mode="rl-tb" fo:line-height="300%"/>
    </style:style>
    <style:style style:name="T115" style:parent-style-name="Standardstycketeckensnitt" style:family="text">
      <style:text-properties fo:font-weight="bold" style:font-weight-asian="bold" style:font-weight-complex="bold" fo:font-size="22pt" style:font-size-asian="22pt" style:font-size-complex="22pt" fo:language="sv" fo:country="SE" style:language-complex="fa" style:country-complex="IR"/>
    </style:style>
    <style:style style:name="P116" style:parent-style-name="Normal" style:family="paragraph">
      <style:paragraph-properties style:writing-mode="rl-tb" fo:line-height="300%"/>
    </style:style>
    <style:style style:name="T117" style:parent-style-name="Standardstycketeckensnitt" style:family="text">
      <style:text-properties fo:font-size="22pt" style:font-size-asian="22pt" style:font-size-complex="22pt" style:language-complex="fa" style:country-complex="IR"/>
    </style:style>
    <style:style style:name="T118" style:parent-style-name="Standardstycketeckensnitt" style:family="text">
      <style:text-properties fo:font-size="22pt" style:font-size-asian="22pt" style:font-size-complex="22pt" fo:language="sv" fo:country="SE" style:language-complex="fa" style:country-complex="IR"/>
    </style:style>
    <style:style style:name="T119" style:parent-style-name="Standardstycketeckensnitt" style:family="text">
      <style:text-properties fo:font-size="22pt" style:font-size-asian="22pt" style:font-size-complex="22pt" style:language-complex="fa" style:country-complex="IR"/>
    </style:style>
    <style:style style:name="T120" style:parent-style-name="Standardstycketeckensnitt" style:family="text">
      <style:text-properties fo:font-size="22pt" style:font-size-asian="22pt" style:font-size-complex="22pt" style:language-complex="fa" style:country-complex="IR"/>
    </style:style>
    <style:style style:name="T121" style:parent-style-name="Standardstycketeckensnitt" style:family="text">
      <style:text-properties fo:font-size="22pt" style:font-size-asian="22pt" style:font-size-complex="22pt" style:language-complex="fa" style:country-complex="IR"/>
    </style:style>
    <style:style style:name="P122"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123"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124"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125"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126"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127"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128"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129" style:parent-style-name="Normal" style:family="paragraph">
      <style:paragraph-properties fo:line-height="300%"/>
      <style:text-properties fo:font-size="22pt" style:font-size-asian="22pt" style:font-size-complex="22pt" fo:language="sv" fo:country="SE" style:language-complex="fa" style:country-complex="IR"/>
    </style:style>
    <style:style style:name="P130"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131" style:parent-style-name="Normal" style:family="paragraph">
      <style:paragraph-properties style:writing-mode="rl-tb" fo:line-height="300%"/>
    </style:style>
    <style:style style:name="T132" style:parent-style-name="Standardstycketeckensnitt" style:family="text">
      <style:text-properties fo:font-size="22pt" style:font-size-asian="22pt" style:font-size-complex="22pt" style:language-complex="fa" style:country-complex="IR"/>
    </style:style>
    <style:style style:name="P133" style:parent-style-name="Normal" style:family="paragraph">
      <style:paragraph-properties style:writing-mode="rl-tb" fo:line-height="300%"/>
    </style:style>
    <style:style style:name="T134" style:parent-style-name="Standardstycketeckensnitt" style:family="text">
      <style:text-properties fo:font-size="22pt" style:font-size-asian="22pt" style:font-size-complex="22pt" style:language-complex="fa" style:country-complex="IR"/>
    </style:style>
    <style:style style:name="T135" style:parent-style-name="Standardstycketeckensnitt" style:family="text">
      <style:text-properties fo:font-size="22pt" style:font-size-asian="22pt" style:font-size-complex="22pt" style:language-complex="fa" style:country-complex="IR"/>
    </style:style>
    <style:style style:name="T136" style:parent-style-name="Standardstycketeckensnitt" style:family="text">
      <style:text-properties fo:font-size="22pt" style:font-size-asian="22pt" style:font-size-complex="22pt" fo:language="sv" fo:country="SE" style:language-complex="fa" style:country-complex="IR"/>
    </style:style>
    <style:style style:name="T137" style:parent-style-name="Standardstycketeckensnitt" style:family="text">
      <style:text-properties fo:font-size="22pt" style:font-size-asian="22pt" style:font-size-complex="22pt" style:language-complex="fa" style:country-complex="IR"/>
    </style:style>
    <style:style style:name="T138" style:parent-style-name="Standardstycketeckensnitt" style:family="text">
      <style:text-properties fo:font-size="22pt" style:font-size-asian="22pt" style:font-size-complex="22pt" style:language-complex="fa" style:country-complex="IR"/>
    </style:style>
    <style:style style:name="P139" style:parent-style-name="Liststycke" style:list-style-name="LFO1" style:family="paragraph">
      <style:paragraph-properties style:writing-mode="rl-tb" fo:line-height="300%"/>
    </style:style>
    <style:style style:name="T140" style:parent-style-name="Standardstycketeckensnitt" style:family="text">
      <style:text-properties fo:font-size="22pt" style:font-size-asian="22pt" style:font-size-complex="22pt" style:language-complex="fa" style:country-complex="IR"/>
    </style:style>
    <style:style style:name="T141" style:parent-style-name="Standardstycketeckensnitt" style:family="text">
      <style:text-properties fo:font-size="22pt" style:font-size-asian="22pt" style:font-size-complex="22pt" style:language-complex="fa" style:country-complex="IR"/>
    </style:style>
    <style:style style:name="P142" style:parent-style-name="Liststycke" style:list-style-name="LFO1" style:family="paragraph">
      <style:paragraph-properties style:writing-mode="rl-tb" fo:line-height="300%"/>
    </style:style>
    <style:style style:name="T143" style:parent-style-name="Standardstycketeckensnitt" style:family="text">
      <style:text-properties fo:font-size="22pt" style:font-size-asian="22pt" style:font-size-complex="22pt" style:language-complex="fa" style:country-complex="IR"/>
    </style:style>
    <style:style style:name="T144" style:parent-style-name="Standardstycketeckensnitt" style:family="text">
      <style:text-properties fo:font-size="22pt" style:font-size-asian="22pt" style:font-size-complex="22pt" style:language-complex="fa" style:country-complex="IR"/>
    </style:style>
    <style:style style:name="T145" style:parent-style-name="Standardstycketeckensnitt" style:family="text">
      <style:text-properties fo:font-size="22pt" style:font-size-asian="22pt" style:font-size-complex="22pt" style:language-complex="fa" style:country-complex="IR"/>
    </style:style>
    <style:style style:name="P146" style:parent-style-name="Normal" style:family="paragraph">
      <style:paragraph-properties style:writing-mode="rl-tb" fo:line-height="300%"/>
    </style:style>
    <style:style style:name="T147" style:parent-style-name="Standardstycketeckensnitt" style:family="text">
      <style:text-properties fo:font-size="22pt" style:font-size-asian="22pt" style:font-size-complex="22pt" style:language-complex="fa" style:country-complex="IR"/>
    </style:style>
    <style:style style:name="T148" style:parent-style-name="Standardstycketeckensnitt" style:family="text">
      <style:text-properties fo:font-size="22pt" style:font-size-asian="22pt" style:font-size-complex="22pt" style:language-complex="fa" style:country-complex="IR"/>
    </style:style>
    <style:style style:name="P149" style:parent-style-name="Normal" style:family="paragraph">
      <style:paragraph-properties style:writing-mode="rl-tb" fo:line-height="300%"/>
    </style:style>
    <style:style style:name="T150" style:parent-style-name="Standardstycketeckensnitt" style:family="text">
      <style:text-properties fo:font-size="22pt" style:font-size-asian="22pt" style:font-size-complex="22pt" style:language-complex="fa" style:country-complex="IR"/>
    </style:style>
    <style:style style:name="T151" style:parent-style-name="Standardstycketeckensnitt" style:family="text">
      <style:text-properties fo:font-size="22pt" style:font-size-asian="22pt" style:font-size-complex="22pt" style:language-complex="fa" style:country-complex="IR"/>
    </style:style>
    <style:style style:name="P152" style:parent-style-name="Normal" style:family="paragraph">
      <style:paragraph-properties style:writing-mode="rl-tb" fo:line-height="300%"/>
    </style:style>
    <style:style style:name="T153" style:parent-style-name="Standardstycketeckensnitt" style:family="text">
      <style:text-properties fo:font-size="22pt" style:font-size-asian="22pt" style:font-size-complex="22pt" style:language-complex="fa" style:country-complex="IR"/>
    </style:style>
    <style:style style:name="T154" style:parent-style-name="Standardstycketeckensnitt" style:family="text">
      <style:text-properties fo:font-size="22pt" style:font-size-asian="22pt" style:font-size-complex="22pt" fo:language="sv" fo:country="SE" style:language-complex="fa" style:country-complex="IR"/>
    </style:style>
    <style:style style:name="T155" style:parent-style-name="Standardstycketeckensnitt" style:family="text">
      <style:text-properties fo:font-size="22pt" style:font-size-asian="22pt" style:font-size-complex="22pt" style:language-complex="fa" style:country-complex="IR"/>
    </style:style>
    <style:style style:name="P156" style:parent-style-name="Normal" style:family="paragraph">
      <style:paragraph-properties style:writing-mode="rl-tb" fo:line-height="300%"/>
    </style:style>
    <style:style style:name="T157" style:parent-style-name="Standardstycketeckensnitt" style:family="text">
      <style:text-properties fo:font-size="22pt" style:font-size-asian="22pt" style:font-size-complex="22pt" style:language-complex="fa" style:country-complex="IR"/>
    </style:style>
    <style:style style:name="T158" style:parent-style-name="Standardstycketeckensnitt" style:family="text">
      <style:text-properties fo:font-size="22pt" style:font-size-asian="22pt" style:font-size-complex="22pt" style:language-complex="fa" style:country-complex="IR"/>
    </style:style>
    <style:style style:name="P159" style:parent-style-name="Normal" style:family="paragraph">
      <style:paragraph-properties style:writing-mode="rl-tb" fo:line-height="300%"/>
    </style:style>
    <style:style style:name="T160"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161" style:parent-style-name="Normal" style:family="paragraph">
      <style:paragraph-properties style:writing-mode="rl-tb" fo:line-height="300%"/>
    </style:style>
    <style:style style:name="T162" style:parent-style-name="Standardstycketeckensnitt" style:family="text">
      <style:text-properties fo:font-size="22pt" style:font-size-asian="22pt" style:font-size-complex="22pt"/>
    </style:style>
    <style:style style:name="T163" style:parent-style-name="Standardstycketeckensnitt" style:family="text">
      <style:text-properties fo:font-size="22pt" style:font-size-asian="22pt" style:font-size-complex="22pt" fo:language="sv" fo:country="SE"/>
    </style:style>
    <style:style style:name="T164" style:parent-style-name="Standardstycketeckensnitt" style:family="text">
      <style:text-properties fo:font-size="22pt" style:font-size-asian="22pt" style:font-size-complex="22pt"/>
    </style:style>
    <style:style style:name="P165" style:parent-style-name="Normal" style:family="paragraph">
      <style:paragraph-properties style:writing-mode="rl-tb" fo:line-height="300%"/>
    </style:style>
    <style:style style:name="T166" style:parent-style-name="Standardstycketeckensnitt" style:family="text">
      <style:text-properties fo:font-size="22pt" style:font-size-asian="22pt" style:font-size-complex="22pt"/>
    </style:style>
    <style:style style:name="T167" style:parent-style-name="Standardstycketeckensnitt" style:family="text">
      <style:text-properties fo:font-size="22pt" style:font-size-asian="22pt" style:font-size-complex="22pt"/>
    </style:style>
    <style:style style:name="T168" style:parent-style-name="Standardstycketeckensnitt" style:family="text">
      <style:text-properties fo:font-size="22pt" style:font-size-asian="22pt" style:font-size-complex="22pt"/>
    </style:style>
    <style:style style:name="T169" style:parent-style-name="Standardstycketeckensnitt" style:family="text">
      <style:text-properties fo:font-size="22pt" style:font-size-asian="22pt" style:font-size-complex="22pt"/>
    </style:style>
    <style:style style:name="T170" style:parent-style-name="Standardstycketeckensnitt" style:family="text">
      <style:text-properties fo:font-size="22pt" style:font-size-asian="22pt" style:font-size-complex="22pt"/>
    </style:style>
    <style:style style:name="T171" style:parent-style-name="Standardstycketeckensnitt" style:family="text">
      <style:text-properties fo:font-size="22pt" style:font-size-asian="22pt" style:font-size-complex="22pt"/>
    </style:style>
    <style:style style:name="T172" style:parent-style-name="Standardstycketeckensnitt" style:family="text">
      <style:text-properties fo:font-size="22pt" style:font-size-asian="22pt" style:font-size-complex="22pt"/>
    </style:style>
    <style:style style:name="P173" style:parent-style-name="Normal" style:family="paragraph">
      <style:paragraph-properties style:writing-mode="rl-tb" fo:line-height="300%"/>
    </style:style>
    <style:style style:name="T174" style:parent-style-name="Standardstycketeckensnitt" style:family="text">
      <style:text-properties fo:font-size="22pt" style:font-size-asian="22pt" style:font-size-complex="22pt"/>
    </style:style>
    <style:style style:name="T175" style:parent-style-name="Standardstycketeckensnitt" style:family="text">
      <style:text-properties fo:font-size="22pt" style:font-size-asian="22pt" style:font-size-complex="22pt"/>
    </style:style>
    <style:style style:name="T176" style:parent-style-name="Standardstycketeckensnitt" style:family="text">
      <style:text-properties fo:font-size="22pt" style:font-size-asian="22pt" style:font-size-complex="22pt"/>
    </style:style>
    <style:style style:name="P177" style:parent-style-name="Normal" style:family="paragraph">
      <style:paragraph-properties style:writing-mode="rl-tb" fo:line-height="300%"/>
    </style:style>
    <style:style style:name="T178"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179" style:parent-style-name="Standardstycketeckensnitt" style:family="text">
      <style:text-properties fo:font-size="22pt" style:font-size-asian="22pt" style:font-size-complex="22pt" style:language-complex="fa" style:country-complex="IR"/>
    </style:style>
    <style:style style:name="T180" style:parent-style-name="Standardstycketeckensnitt" style:family="text">
      <style:text-properties fo:font-size="22pt" style:font-size-asian="22pt" style:font-size-complex="22pt" style:language-complex="fa" style:country-complex="IR"/>
    </style:style>
    <style:style style:name="P181" style:parent-style-name="Normal" style:family="paragraph">
      <style:paragraph-properties style:writing-mode="rl-tb" fo:line-height="300%"/>
    </style:style>
    <style:style style:name="T182" style:parent-style-name="Standardstycketeckensnitt" style:family="text">
      <style:text-properties fo:font-weight="bold" style:font-weight-asian="bold" style:font-weight-complex="bold" fo:color="#0070C0" fo:font-size="22pt" style:font-size-asian="22pt" style:font-size-complex="22pt" style:language-complex="fa" style:country-complex="IR"/>
    </style:style>
    <style:style style:name="P183" style:parent-style-name="Normal" style:family="paragraph">
      <style:paragraph-properties style:writing-mode="rl-tb" fo:line-height="300%"/>
    </style:style>
    <style:style style:name="T184" style:parent-style-name="Standardstycketeckensnitt" style:family="text">
      <style:text-properties fo:font-size="22pt" style:font-size-asian="22pt" style:font-size-complex="22pt" style:language-complex="fa" style:country-complex="IR"/>
    </style:style>
    <style:style style:name="T185" style:parent-style-name="Standardstycketeckensnitt" style:family="text">
      <style:text-properties fo:font-size="22pt" style:font-size-asian="22pt" style:font-size-complex="22pt" style:language-complex="fa" style:country-complex="IR"/>
    </style:style>
    <style:style style:name="T186" style:parent-style-name="Standardstycketeckensnitt" style:family="text">
      <style:text-properties fo:font-size="22pt" style:font-size-asian="22pt" style:font-size-complex="22pt" style:language-complex="fa" style:country-complex="IR"/>
    </style:style>
    <style:style style:name="P187" style:parent-style-name="Normal" style:family="paragraph">
      <style:paragraph-properties style:writing-mode="rl-tb" fo:line-height="300%"/>
    </style:style>
    <style:style style:name="T188" style:parent-style-name="Standardstycketeckensnitt" style:family="text">
      <style:text-properties fo:font-size="22pt" style:font-size-asian="22pt" style:font-size-complex="22pt" style:language-complex="fa" style:country-complex="IR"/>
    </style:style>
    <style:style style:name="P189" style:parent-style-name="Normal" style:family="paragraph">
      <style:paragraph-properties style:writing-mode="rl-tb" fo:line-height="300%"/>
    </style:style>
    <style:style style:name="T190" style:parent-style-name="Standardstycketeckensnitt" style:family="text">
      <style:text-properties fo:font-size="22pt" style:font-size-asian="22pt" style:font-size-complex="22pt" style:language-complex="fa" style:country-complex="IR"/>
    </style:style>
    <style:style style:name="P191" style:parent-style-name="Liststycke" style:list-style-name="LFO2" style:family="paragraph">
      <style:paragraph-properties style:writing-mode="rl-tb" fo:line-height="300%"/>
    </style:style>
    <style:style style:name="T192" style:parent-style-name="Standardstycketeckensnitt" style:family="text">
      <style:text-properties fo:font-size="22pt" style:font-size-asian="22pt" style:font-size-complex="22pt" style:language-complex="fa" style:country-complex="IR"/>
    </style:style>
    <style:style style:name="T193" style:parent-style-name="Standardstycketeckensnitt" style:family="text">
      <style:text-properties fo:font-size="22pt" style:font-size-asian="22pt" style:font-size-complex="22pt" style:language-complex="fa" style:country-complex="IR"/>
    </style:style>
    <style:style style:name="P194" style:parent-style-name="Liststycke" style:list-style-name="LFO2" style:family="paragraph">
      <style:paragraph-properties style:writing-mode="rl-tb" fo:line-height="300%"/>
    </style:style>
    <style:style style:name="T195" style:parent-style-name="Standardstycketeckensnitt" style:family="text">
      <style:text-properties fo:font-size="22pt" style:font-size-asian="22pt" style:font-size-complex="22pt" style:language-complex="fa" style:country-complex="IR"/>
    </style:style>
    <style:style style:name="T196" style:parent-style-name="Standardstycketeckensnitt" style:family="text">
      <style:text-properties fo:font-size="22pt" style:font-size-asian="22pt" style:font-size-complex="22pt" style:language-complex="fa" style:country-complex="IR"/>
    </style:style>
    <style:style style:name="T197" style:parent-style-name="Standardstycketeckensnitt" style:family="text">
      <style:text-properties fo:font-size="22pt" style:font-size-asian="22pt" style:font-size-complex="22pt" style:language-complex="fa" style:country-complex="IR"/>
    </style:style>
    <style:style style:name="T198" style:parent-style-name="Standardstycketeckensnitt" style:family="text">
      <style:text-properties fo:font-size="22pt" style:font-size-asian="22pt" style:font-size-complex="22pt" style:language-complex="fa" style:country-complex="IR"/>
    </style:style>
    <style:style style:name="P199" style:parent-style-name="Liststycke" style:list-style-name="LFO2" style:family="paragraph">
      <style:paragraph-properties style:writing-mode="rl-tb" fo:line-height="300%"/>
    </style:style>
    <style:style style:name="T200" style:parent-style-name="Standardstycketeckensnitt" style:family="text">
      <style:text-properties fo:font-size="22pt" style:font-size-asian="22pt" style:font-size-complex="22pt" style:language-complex="fa" style:country-complex="IR"/>
    </style:style>
    <style:style style:name="T201" style:parent-style-name="Standardstycketeckensnitt" style:family="text">
      <style:text-properties fo:font-size="22pt" style:font-size-asian="22pt" style:font-size-complex="22pt" style:language-complex="fa" style:country-complex="IR"/>
    </style:style>
    <style:style style:name="P202" style:parent-style-name="Liststycke" style:list-style-name="LFO2" style:family="paragraph">
      <style:paragraph-properties style:writing-mode="rl-tb" fo:line-height="300%"/>
    </style:style>
    <style:style style:name="T203" style:parent-style-name="Standardstycketeckensnitt" style:family="text">
      <style:text-properties fo:font-size="22pt" style:font-size-asian="22pt" style:font-size-complex="22pt" style:language-complex="fa" style:country-complex="IR"/>
    </style:style>
    <style:style style:name="P204" style:parent-style-name="Normal" style:family="paragraph">
      <style:paragraph-properties style:writing-mode="rl-tb" fo:line-height="300%"/>
    </style:style>
    <style:style style:name="T205" style:parent-style-name="Standardstycketeckensnitt" style:family="text">
      <style:text-properties fo:font-size="22pt" style:font-size-asian="22pt" style:font-size-complex="22pt" style:language-complex="fa" style:country-complex="IR"/>
    </style:style>
    <style:style style:name="T206" style:parent-style-name="Standardstycketeckensnitt" style:family="text">
      <style:text-properties fo:font-size="22pt" style:font-size-asian="22pt" style:font-size-complex="22pt" style:language-complex="fa" style:country-complex="IR"/>
    </style:style>
    <style:style style:name="P207" style:parent-style-name="Normal" style:family="paragraph">
      <style:paragraph-properties style:writing-mode="rl-tb" fo:line-height="300%"/>
    </style:style>
    <style:style style:name="T208" style:parent-style-name="Standardstycketeckensnitt" style:family="text">
      <style:text-properties fo:font-size="22pt" style:font-size-asian="22pt" style:font-size-complex="22pt" style:language-complex="fa" style:country-complex="IR"/>
    </style:style>
    <style:style style:name="T209" style:parent-style-name="Standardstycketeckensnitt" style:family="text">
      <style:text-properties fo:font-size="22pt" style:font-size-asian="22pt" style:font-size-complex="22pt" style:language-complex="fa" style:country-complex="IR"/>
    </style:style>
    <style:style style:name="P210" style:parent-style-name="Normal" style:family="paragraph">
      <style:paragraph-properties style:writing-mode="rl-tb" fo:line-height="300%"/>
      <style:text-properties fo:color="#FF0000" fo:font-size="22pt" style:font-size-asian="22pt" style:font-size-complex="22pt" style:language-complex="fa" style:country-complex="IR"/>
    </style:style>
    <style:style style:name="P211" style:parent-style-name="Normal" style:family="paragraph">
      <style:paragraph-properties style:writing-mode="rl-tb" fo:line-height="300%"/>
    </style:style>
    <style:style style:name="T212" style:parent-style-name="Standardstycketeckensnitt" style:family="text">
      <style:text-properties fo:font-size="22pt" style:font-size-asian="22pt" style:font-size-complex="22pt" style:language-complex="fa" style:country-complex="IR"/>
    </style:style>
    <style:style style:name="T213" style:parent-style-name="Standardstycketeckensnitt" style:family="text">
      <style:text-properties fo:font-size="22pt" style:font-size-asian="22pt" style:font-size-complex="22pt" style:language-complex="fa" style:country-complex="IR"/>
    </style:style>
    <style:style style:name="T214" style:parent-style-name="Standardstycketeckensnitt" style:family="text">
      <style:text-properties fo:font-size="22pt" style:font-size-asian="22pt" style:font-size-complex="22pt" fo:language="sv" fo:country="SE" style:language-complex="fa" style:country-complex="IR"/>
    </style:style>
    <style:style style:name="P215" style:parent-style-name="Normal" style:family="paragraph">
      <style:paragraph-properties style:writing-mode="rl-tb" fo:line-height="300%"/>
    </style:style>
    <style:style style:name="T216" style:parent-style-name="Standardstycketeckensnitt" style:family="text">
      <style:text-properties fo:font-size="22pt" style:font-size-asian="22pt" style:font-size-complex="22pt" style:language-complex="fa" style:country-complex="IR"/>
    </style:style>
    <style:style style:name="T217" style:parent-style-name="Standardstycketeckensnitt" style:family="text">
      <style:text-properties fo:font-size="22pt" style:font-size-asian="22pt" style:font-size-complex="22pt" style:language-complex="fa" style:country-complex="IR"/>
    </style:style>
    <style:style style:name="P218" style:parent-style-name="Normal" style:family="paragraph">
      <style:paragraph-properties style:writing-mode="rl-tb" fo:line-height="300%"/>
    </style:style>
    <style:style style:name="T219"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220" style:parent-style-name="Normal" style:family="paragraph">
      <style:paragraph-properties style:writing-mode="rl-tb" fo:line-height="300%"/>
    </style:style>
    <style:style style:name="T221" style:parent-style-name="Standardstycketeckensnitt" style:family="text">
      <style:text-properties fo:font-size="22pt" style:font-size-asian="22pt" style:font-size-complex="22pt" style:language-complex="fa" style:country-complex="IR"/>
    </style:style>
    <style:style style:name="T222" style:parent-style-name="Standardstycketeckensnitt" style:family="text">
      <style:text-properties fo:font-size="22pt" style:font-size-asian="22pt" style:font-size-complex="22pt" style:language-complex="fa" style:country-complex="IR"/>
    </style:style>
    <style:style style:name="T223" style:parent-style-name="Standardstycketeckensnitt" style:family="text">
      <style:text-properties fo:font-size="22pt" style:font-size-asian="22pt" style:font-size-complex="22pt" style:language-complex="fa" style:country-complex="IR"/>
    </style:style>
    <style:style style:name="T224" style:parent-style-name="Standardstycketeckensnitt" style:family="text">
      <style:text-properties fo:font-size="22pt" style:font-size-asian="22pt" style:font-size-complex="22pt" style:language-complex="fa" style:country-complex="IR"/>
    </style:style>
    <style:style style:name="P225" style:parent-style-name="Normal" style:family="paragraph">
      <style:paragraph-properties style:writing-mode="rl-tb" fo:line-height="300%"/>
    </style:style>
    <style:style style:name="T226" style:parent-style-name="Standardstycketeckensnitt" style:family="text">
      <style:text-properties fo:font-size="22pt" style:font-size-asian="22pt" style:font-size-complex="22pt" style:language-complex="fa" style:country-complex="IR"/>
    </style:style>
    <style:style style:name="P227" style:parent-style-name="Normal" style:family="paragraph">
      <style:paragraph-properties style:writing-mode="rl-tb" fo:line-height="300%"/>
      <style:text-properties fo:font-size="22pt" style:font-size-asian="22pt" style:font-size-complex="22pt" style:language-complex="fa" style:country-complex="IR"/>
    </style:style>
    <style:style style:name="P228" style:parent-style-name="Normal" style:family="paragraph">
      <style:paragraph-properties fo:line-height="300%"/>
      <style:text-properties fo:font-size="22pt" style:font-size-asian="22pt" style:font-size-complex="22pt" style:language-complex="fa" style:country-complex="IR"/>
    </style:style>
    <style:style style:name="P229" style:parent-style-name="Normal" style:family="paragraph">
      <style:paragraph-properties style:writing-mode="rl-tb" fo:line-height="300%"/>
    </style:style>
    <style:style style:name="T230" style:parent-style-name="Standardstycketeckensnitt" style:family="text">
      <style:text-properties fo:font-size="22pt" style:font-size-asian="22pt" style:font-size-complex="22pt" style:language-complex="fa" style:country-complex="IR"/>
    </style:style>
    <style:style style:name="T231" style:parent-style-name="Standardstycketeckensnitt" style:family="text">
      <style:text-properties fo:font-size="22pt" style:font-size-asian="22pt" style:font-size-complex="22pt" style:language-complex="fa" style:country-complex="IR"/>
    </style:style>
    <style:style style:name="P232" style:parent-style-name="Normal" style:family="paragraph">
      <style:paragraph-properties style:writing-mode="rl-tb" fo:line-height="300%"/>
    </style:style>
    <style:style style:name="T233"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234" style:parent-style-name="Normal" style:family="paragraph">
      <style:paragraph-properties style:writing-mode="rl-tb" fo:line-height="300%"/>
    </style:style>
    <style:style style:name="T235" style:parent-style-name="Standardstycketeckensnitt" style:family="text">
      <style:text-properties fo:font-size="22pt" style:font-size-asian="22pt" style:font-size-complex="22pt" style:language-complex="fa" style:country-complex="IR"/>
    </style:style>
    <style:style style:name="P236" style:parent-style-name="Liststycke" style:list-style-name="LFO3" style:family="paragraph">
      <style:paragraph-properties style:writing-mode="rl-tb" fo:line-height="300%"/>
    </style:style>
    <style:style style:name="T237" style:parent-style-name="Standardstycketeckensnitt" style:family="text">
      <style:text-properties fo:font-size="22pt" style:font-size-asian="22pt" style:font-size-complex="22pt" style:language-complex="fa" style:country-complex="IR"/>
    </style:style>
    <style:style style:name="T238" style:parent-style-name="Standardstycketeckensnitt" style:family="text">
      <style:text-properties fo:font-size="22pt" style:font-size-asian="22pt" style:font-size-complex="22pt" style:language-complex="fa" style:country-complex="IR"/>
    </style:style>
    <style:style style:name="P239" style:parent-style-name="Liststycke" style:list-style-name="LFO3" style:family="paragraph">
      <style:paragraph-properties style:writing-mode="rl-tb" fo:line-height="300%"/>
    </style:style>
    <style:style style:name="T240" style:parent-style-name="Standardstycketeckensnitt" style:family="text">
      <style:text-properties fo:font-size="22pt" style:font-size-asian="22pt" style:font-size-complex="22pt" style:language-complex="fa" style:country-complex="IR"/>
    </style:style>
    <style:style style:name="P241" style:parent-style-name="Liststycke" style:family="paragraph">
      <style:paragraph-properties style:writing-mode="rl-tb" fo:line-height="300%"/>
    </style:style>
    <style:style style:name="P242" style:parent-style-name="Liststycke" style:family="paragraph">
      <style:paragraph-properties style:writing-mode="rl-tb" fo:line-height="300%"/>
    </style:style>
    <style:style style:name="T243"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244" style:parent-style-name="Normal" style:family="paragraph">
      <style:paragraph-properties style:writing-mode="rl-tb" fo:line-height="300%"/>
    </style:style>
    <style:style style:name="T245" style:parent-style-name="Standardstycketeckensnitt" style:family="text">
      <style:text-properties fo:font-size="22pt" style:font-size-asian="22pt" style:font-size-complex="22pt" style:language-complex="fa" style:country-complex="IR"/>
    </style:style>
    <style:style style:name="P246" style:parent-style-name="Liststycke" style:list-style-name="LFO4" style:family="paragraph">
      <style:paragraph-properties style:writing-mode="rl-tb" fo:line-height="300%"/>
    </style:style>
    <style:style style:name="T247" style:parent-style-name="Standardstycketeckensnitt" style:family="text">
      <style:text-properties fo:font-size="22pt" style:font-size-asian="22pt" style:font-size-complex="22pt" style:language-complex="fa" style:country-complex="IR"/>
    </style:style>
    <style:style style:name="P248" style:parent-style-name="Liststycke" style:list-style-name="LFO4" style:family="paragraph">
      <style:paragraph-properties style:writing-mode="rl-tb" fo:line-height="300%"/>
    </style:style>
    <style:style style:name="T249"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250" style:parent-style-name="Standardstycketeckensnitt" style:family="text">
      <style:text-properties fo:font-size="22pt" style:font-size-asian="22pt" style:font-size-complex="22pt" style:language-complex="fa" style:country-complex="IR"/>
    </style:style>
    <style:style style:name="T251" style:parent-style-name="Standardstycketeckensnitt" style:family="text">
      <style:text-properties fo:font-size="22pt" style:font-size-asian="22pt" style:font-size-complex="22pt" style:language-complex="fa" style:country-complex="IR"/>
    </style:style>
    <style:style style:name="P252" style:parent-style-name="Liststycke" style:family="paragraph">
      <style:paragraph-properties style:writing-mode="rl-tb" fo:line-height="300%"/>
    </style:style>
    <style:style style:name="T253" style:parent-style-name="Standardstycketeckensnitt" style:family="text">
      <style:text-properties fo:font-size="22pt" style:font-size-asian="22pt" style:font-size-complex="22pt" style:language-complex="fa" style:country-complex="IR"/>
    </style:style>
    <style:style style:name="P254" style:parent-style-name="Liststycke" style:family="paragraph">
      <style:paragraph-properties style:writing-mode="rl-tb" fo:line-height="300%"/>
    </style:style>
    <style:style style:name="T255" style:parent-style-name="Standardstycketeckensnitt" style:family="text">
      <style:text-properties fo:font-size="22pt" style:font-size-asian="22pt" style:font-size-complex="22pt" style:language-complex="fa" style:country-complex="IR"/>
    </style:style>
    <style:style style:name="P256" style:parent-style-name="Liststycke" style:family="paragraph">
      <style:paragraph-properties style:writing-mode="rl-tb" fo:line-height="300%"/>
    </style:style>
    <style:style style:name="T257" style:parent-style-name="Standardstycketeckensnitt" style:family="text">
      <style:text-properties fo:font-size="22pt" style:font-size-asian="22pt" style:font-size-complex="22pt" style:language-complex="fa" style:country-complex="IR"/>
    </style:style>
    <style:style style:name="P258" style:parent-style-name="Liststycke" style:family="paragraph">
      <style:paragraph-properties style:writing-mode="rl-tb" fo:line-height="300%"/>
    </style:style>
    <style:style style:name="T259" style:parent-style-name="Standardstycketeckensnitt" style:family="text">
      <style:text-properties fo:font-size="22pt" style:font-size-asian="22pt" style:font-size-complex="22pt" style:language-complex="fa" style:country-complex="IR"/>
    </style:style>
    <style:style style:name="P260" style:parent-style-name="Liststycke" style:family="paragraph">
      <style:paragraph-properties style:writing-mode="rl-tb" fo:line-height="300%"/>
    </style:style>
    <style:style style:name="T261" style:parent-style-name="Standardstycketeckensnitt" style:family="text">
      <style:text-properties fo:font-size="22pt" style:font-size-asian="22pt" style:font-size-complex="22pt" style:language-complex="fa" style:country-complex="IR"/>
    </style:style>
    <style:style style:name="P262" style:parent-style-name="Liststycke" style:family="paragraph">
      <style:paragraph-properties style:writing-mode="rl-tb" fo:line-height="300%"/>
    </style:style>
    <style:style style:name="T263" style:parent-style-name="Standardstycketeckensnitt" style:family="text">
      <style:text-properties fo:font-size="22pt" style:font-size-asian="22pt" style:font-size-complex="22pt" style:language-complex="fa" style:country-complex="IR"/>
    </style:style>
    <style:style style:name="P264" style:parent-style-name="Liststycke" style:list-style-name="LFO4" style:family="paragraph">
      <style:paragraph-properties style:writing-mode="rl-tb" fo:line-height="300%"/>
    </style:style>
    <style:style style:name="T265" style:parent-style-name="Standardstycketeckensnitt" style:family="text">
      <style:text-properties fo:font-size="22pt" style:font-size-asian="22pt" style:font-size-complex="22pt" style:language-complex="fa" style:country-complex="IR"/>
    </style:style>
    <style:style style:name="T266" style:parent-style-name="Standardstycketeckensnitt" style:family="text">
      <style:text-properties fo:font-size="22pt" style:font-size-asian="22pt" style:font-size-complex="22pt" style:language-complex="fa" style:country-complex="IR"/>
    </style:style>
    <style:style style:name="T267" style:parent-style-name="Standardstycketeckensnitt" style:family="text">
      <style:text-properties fo:font-size="22pt" style:font-size-asian="22pt" style:font-size-complex="22pt" style:language-complex="fa" style:country-complex="IR"/>
    </style:style>
    <style:style style:name="T268" style:parent-style-name="Standardstycketeckensnitt" style:family="text">
      <style:text-properties fo:font-size="22pt" style:font-size-asian="22pt" style:font-size-complex="22pt" style:language-complex="fa" style:country-complex="IR"/>
    </style:style>
    <style:style style:name="P269" style:parent-style-name="Normal" style:family="paragraph">
      <style:paragraph-properties style:writing-mode="rl-tb" fo:line-height="300%"/>
      <style:text-properties fo:font-size="22pt" style:font-size-asian="22pt" style:font-size-complex="22pt" style:language-complex="fa" style:country-complex="IR"/>
    </style:style>
    <style:style style:name="P270" style:parent-style-name="Normal" style:family="paragraph">
      <style:paragraph-properties style:writing-mode="rl-tb" fo:line-height="300%"/>
      <style:text-properties fo:font-size="22pt" style:font-size-asian="22pt" style:font-size-complex="22pt" style:language-complex="fa" style:country-complex="IR"/>
    </style:style>
    <style:style style:name="P271" style:parent-style-name="Normal" style:family="paragraph">
      <style:paragraph-properties style:writing-mode="rl-tb" fo:line-height="300%"/>
      <style:text-properties fo:font-size="22pt" style:font-size-asian="22pt" style:font-size-complex="22pt" style:language-complex="fa" style:country-complex="IR"/>
    </style:style>
    <style:style style:name="P272" style:parent-style-name="Normal" style:family="paragraph">
      <style:paragraph-properties style:writing-mode="rl-tb" fo:line-height="300%"/>
    </style:style>
    <style:style style:name="T273" style:parent-style-name="Standardstycketeckensnitt" style:family="text">
      <style:text-properties fo:font-size="22pt" style:font-size-asian="22pt" style:font-size-complex="22pt" style:language-complex="fa" style:country-complex="IR"/>
    </style:style>
    <style:style style:name="T274" style:parent-style-name="Standardstycketeckensnitt" style:family="text">
      <style:text-properties fo:font-size="22pt" style:font-size-asian="22pt" style:font-size-complex="22pt" style:language-complex="fa" style:country-complex="IR"/>
    </style:style>
    <style:style style:name="P275" style:parent-style-name="Normal" style:family="paragraph">
      <style:paragraph-properties fo:line-height="300%"/>
    </style:style>
    <style:style style:name="T276" style:parent-style-name="Standardstycketeckensnitt" style:family="text">
      <style:text-properties fo:font-size="22pt" style:font-size-asian="22pt" style:font-size-complex="22pt" style:language-complex="fa" style:country-complex="IR"/>
    </style:style>
    <style:style style:name="P277" style:parent-style-name="Normal" style:family="paragraph">
      <style:paragraph-properties style:writing-mode="rl-tb" fo:line-height="300%"/>
    </style:style>
    <style:style style:name="T278" style:parent-style-name="Standardstycketeckensnitt" style:family="text">
      <style:text-properties fo:font-size="22pt" style:font-size-asian="22pt" style:font-size-complex="22pt" style:language-complex="fa" style:country-complex="IR"/>
    </style:style>
    <style:style style:name="P279" style:parent-style-name="Normal" style:family="paragraph">
      <style:paragraph-properties style:writing-mode="rl-tb" fo:line-height="300%"/>
    </style:style>
    <style:style style:name="T280" style:parent-style-name="Standardstycketeckensnitt" style:family="text">
      <style:text-properties fo:font-size="22pt" style:font-size-asian="22pt" style:font-size-complex="22pt" style:language-complex="fa" style:country-complex="IR"/>
    </style:style>
    <style:style style:name="T281" style:parent-style-name="Standardstycketeckensnitt" style:family="text">
      <style:text-properties fo:font-size="22pt" style:font-size-asian="22pt" style:font-size-complex="22pt" style:language-complex="fa" style:country-complex="IR"/>
    </style:style>
    <style:style style:name="T282" style:parent-style-name="Standardstycketeckensnitt" style:family="text">
      <style:text-properties fo:font-size="22pt" style:font-size-asian="22pt" style:font-size-complex="22pt" style:language-complex="fa" style:country-complex="IR"/>
    </style:style>
    <style:style style:name="P283" style:parent-style-name="Normal" style:family="paragraph">
      <style:paragraph-properties style:writing-mode="rl-tb" fo:line-height="300%"/>
    </style:style>
    <style:style style:name="T284" style:parent-style-name="Standardstycketeckensnitt" style:family="text">
      <style:text-properties fo:font-size="22pt" style:font-size-asian="22pt" style:font-size-complex="22pt" style:language-complex="fa" style:country-complex="IR"/>
    </style:style>
    <style:style style:name="T285" style:parent-style-name="Standardstycketeckensnitt" style:family="text">
      <style:text-properties fo:font-size="22pt" style:font-size-asian="22pt" style:font-size-complex="22pt" style:language-complex="fa" style:country-complex="IR"/>
    </style:style>
    <style:style style:name="P286" style:parent-style-name="Normal" style:family="paragraph">
      <style:paragraph-properties style:writing-mode="rl-tb" fo:line-height="300%"/>
    </style:style>
    <style:style style:name="T287" style:parent-style-name="Standardstycketeckensnitt" style:family="text">
      <style:text-properties fo:font-size="22pt" style:font-size-asian="22pt" style:font-size-complex="22pt" style:language-complex="fa" style:country-complex="IR"/>
    </style:style>
    <style:style style:name="T288" style:parent-style-name="Standardstycketeckensnitt" style:family="text">
      <style:text-properties fo:font-size="22pt" style:font-size-asian="22pt" style:font-size-complex="22pt" style:language-complex="fa" style:country-complex="IR"/>
    </style:style>
    <style:style style:name="T289" style:parent-style-name="Standardstycketeckensnitt" style:family="text">
      <style:text-properties fo:font-size="22pt" style:font-size-asian="22pt" style:font-size-complex="22pt" style:language-complex="fa" style:country-complex="IR"/>
    </style:style>
    <style:style style:name="T290" style:parent-style-name="Standardstycketeckensnitt" style:family="text">
      <style:text-properties fo:color="#FF0000" fo:font-size="22pt" style:font-size-asian="22pt" style:font-size-complex="22pt" style:language-complex="fa" style:country-complex="IR"/>
    </style:style>
    <style:style style:name="T291" style:parent-style-name="Standardstycketeckensnitt" style:family="text">
      <style:text-properties fo:font-size="22pt" style:font-size-asian="22pt" style:font-size-complex="22pt" style:language-complex="fa" style:country-complex="IR"/>
    </style:style>
    <style:style style:name="T292" style:parent-style-name="Standardstycketeckensnitt" style:family="text">
      <style:text-properties fo:font-size="22pt" style:font-size-asian="22pt" style:font-size-complex="22pt" style:language-complex="fa" style:country-complex="IR"/>
    </style:style>
    <style:style style:name="P293"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294" style:parent-style-name="Liststycke" style:list-style-name="LFO4" style:family="paragraph">
      <style:paragraph-properties style:writing-mode="rl-tb" fo:line-height="300%"/>
    </style:style>
    <style:style style:name="T295" style:parent-style-name="Standardstycketeckensnitt" style:family="text">
      <style:text-properties fo:font-size="22pt" style:font-size-asian="22pt" style:font-size-complex="22pt" style:language-complex="fa" style:country-complex="IR"/>
    </style:style>
    <style:style style:name="P296" style:parent-style-name="Liststycke" style:list-style-name="LFO4" style:family="paragraph">
      <style:paragraph-properties style:writing-mode="rl-tb" fo:line-height="300%"/>
    </style:style>
    <style:style style:name="T297" style:parent-style-name="Standardstycketeckensnitt" style:family="text">
      <style:text-properties fo:font-size="22pt" style:font-size-asian="22pt" style:font-size-complex="22pt" style:language-complex="fa" style:country-complex="IR"/>
    </style:style>
    <style:style style:name="P298" style:parent-style-name="Liststycke" style:list-style-name="LFO4" style:family="paragraph">
      <style:paragraph-properties style:writing-mode="rl-tb" fo:line-height="300%"/>
    </style:style>
    <style:style style:name="T299" style:parent-style-name="Standardstycketeckensnitt" style:family="text">
      <style:text-properties fo:font-size="22pt" style:font-size-asian="22pt" style:font-size-complex="22pt" style:language-complex="fa" style:country-complex="IR"/>
    </style:style>
    <style:style style:name="T300" style:parent-style-name="Standardstycketeckensnitt" style:family="text">
      <style:text-properties fo:font-size="22pt" style:font-size-asian="22pt" style:font-size-complex="22pt" style:language-complex="fa" style:country-complex="IR"/>
    </style:style>
    <style:style style:name="P301" style:parent-style-name="Liststycke" style:family="paragraph">
      <style:paragraph-properties style:writing-mode="rl-tb" fo:line-height="300%"/>
      <style:text-properties fo:font-size="22pt" style:font-size-asian="22pt" style:font-size-complex="22pt" fo:language="sv" fo:country="SE" style:language-complex="fa" style:country-complex="IR"/>
    </style:style>
    <style:style style:name="P302" style:parent-style-name="Liststycke" style:family="paragraph">
      <style:paragraph-properties style:writing-mode="rl-tb" fo:line-height="300%"/>
    </style:style>
    <style:style style:name="T303" style:parent-style-name="Standardstycketeckensnitt" style:family="text">
      <style:text-properties fo:font-size="22pt" style:font-size-asian="22pt" style:font-size-complex="22pt" style:language-complex="fa" style:country-complex="IR"/>
    </style:style>
    <style:style style:name="P304" style:parent-style-name="Liststycke" style:family="paragraph">
      <style:paragraph-properties style:writing-mode="rl-tb" fo:line-height="300%"/>
    </style:style>
    <style:style style:name="T305" style:parent-style-name="Standardstycketeckensnitt" style:family="text">
      <style:text-properties fo:font-size="22pt" style:font-size-asian="22pt" style:font-size-complex="22pt" style:language-complex="fa" style:country-complex="IR"/>
    </style:style>
    <style:style style:name="T306" style:parent-style-name="Standardstycketeckensnitt" style:family="text">
      <style:text-properties fo:color="#FF0000" fo:font-size="22pt" style:font-size-asian="22pt" style:font-size-complex="22pt" fo:language="sv" fo:country="SE" style:language-complex="fa" style:country-complex="IR"/>
    </style:style>
    <style:style style:name="T307" style:parent-style-name="Standardstycketeckensnitt" style:family="text">
      <style:text-properties fo:color="#FF0000" fo:font-size="22pt" style:font-size-asian="22pt" style:font-size-complex="22pt" fo:language="sv" fo:country="SE" style:language-complex="fa" style:country-complex="IR"/>
    </style:style>
    <style:style style:name="P308" style:parent-style-name="Liststycke" style:family="paragraph">
      <style:paragraph-properties style:writing-mode="rl-tb" fo:line-height="300%"/>
    </style:style>
    <style:style style:name="T309" style:parent-style-name="Standardstycketeckensnitt" style:family="text">
      <style:text-properties fo:font-size="22pt" style:font-size-asian="22pt" style:font-size-complex="22pt" style:language-complex="fa" style:country-complex="IR"/>
    </style:style>
    <style:style style:name="P310" style:parent-style-name="Liststycke" style:family="paragraph">
      <style:paragraph-properties style:writing-mode="rl-tb" fo:line-height="300%"/>
    </style:style>
    <style:style style:name="T311" style:parent-style-name="Standardstycketeckensnitt" style:family="text">
      <style:text-properties fo:font-size="22pt" style:font-size-asian="22pt" style:font-size-complex="22pt" style:language-complex="fa" style:country-complex="IR"/>
    </style:style>
    <style:style style:name="T312" style:parent-style-name="Standardstycketeckensnitt" style:family="text">
      <style:text-properties fo:font-size="22pt" style:font-size-asian="22pt" style:font-size-complex="22pt" style:language-complex="fa" style:country-complex="IR"/>
    </style:style>
    <style:style style:name="T313" style:parent-style-name="Standardstycketeckensnitt" style:family="text">
      <style:text-properties fo:font-size="22pt" style:font-size-asian="22pt" style:font-size-complex="22pt" style:language-complex="fa" style:country-complex="IR"/>
    </style:style>
    <style:style style:name="T314" style:parent-style-name="Standardstycketeckensnitt" style:family="text">
      <style:text-properties fo:font-size="22pt" style:font-size-asian="22pt" style:font-size-complex="22pt" fo:language="sv" fo:country="SE" style:language-complex="fa" style:country-complex="IR"/>
    </style:style>
    <style:style style:name="T315" style:parent-style-name="Standardstycketeckensnitt" style:family="text">
      <style:text-properties fo:font-size="22pt" style:font-size-asian="22pt" style:font-size-complex="22pt" style:language-complex="fa" style:country-complex="IR"/>
    </style:style>
    <style:style style:name="T316" style:parent-style-name="Standardstycketeckensnitt" style:family="text">
      <style:text-properties fo:font-size="22pt" style:font-size-asian="22pt" style:font-size-complex="22pt" style:language-complex="fa" style:country-complex="IR"/>
    </style:style>
    <style:style style:name="P317" style:parent-style-name="Liststycke" style:family="paragraph">
      <style:paragraph-properties style:writing-mode="rl-tb" fo:line-height="300%"/>
    </style:style>
    <style:style style:name="T318"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319" style:parent-style-name="Liststycke" style:family="paragraph">
      <style:paragraph-properties style:writing-mode="rl-tb" fo:line-height="300%"/>
    </style:style>
    <style:style style:name="T320" style:parent-style-name="Standardstycketeckensnitt" style:family="text">
      <style:text-properties fo:font-size="22pt" style:font-size-asian="22pt" style:font-size-complex="22pt" style:language-complex="fa" style:country-complex="IR"/>
    </style:style>
    <style:style style:name="T321" style:parent-style-name="Standardstycketeckensnitt" style:family="text">
      <style:text-properties fo:font-size="22pt" style:font-size-asian="22pt" style:font-size-complex="22pt" style:language-complex="fa" style:country-complex="IR"/>
    </style:style>
    <style:style style:name="T322" style:parent-style-name="Standardstycketeckensnitt" style:family="text">
      <style:text-properties fo:font-size="22pt" style:font-size-asian="22pt" style:font-size-complex="22pt" style:language-complex="fa" style:country-complex="IR"/>
    </style:style>
    <style:style style:name="P323" style:parent-style-name="Liststycke" style:family="paragraph">
      <style:paragraph-properties style:writing-mode="rl-tb" fo:line-height="300%"/>
    </style:style>
    <style:style style:name="T324"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325" style:parent-style-name="Liststycke" style:family="paragraph">
      <style:paragraph-properties style:writing-mode="rl-tb" fo:line-height="300%"/>
    </style:style>
    <style:style style:name="T326" style:parent-style-name="Standardstycketeckensnitt" style:family="text">
      <style:text-properties fo:font-size="22pt" style:font-size-asian="22pt" style:font-size-complex="22pt" style:language-complex="fa" style:country-complex="IR"/>
    </style:style>
    <style:style style:name="T327" style:parent-style-name="Standardstycketeckensnitt" style:family="text">
      <style:text-properties fo:font-size="22pt" style:font-size-asian="22pt" style:font-size-complex="22pt" fo:language="sv" fo:country="SE" style:language-complex="fa" style:country-complex="IR"/>
    </style:style>
    <style:style style:name="T328" style:parent-style-name="Standardstycketeckensnitt" style:family="text">
      <style:text-properties fo:font-size="22pt" style:font-size-asian="22pt" style:font-size-complex="22pt" style:language-complex="fa" style:country-complex="IR"/>
    </style:style>
    <style:style style:name="T329" style:parent-style-name="Standardstycketeckensnitt" style:family="text">
      <style:text-properties fo:font-size="22pt" style:font-size-asian="22pt" style:font-size-complex="22pt" fo:language="sv" fo:country="SE" style:language-complex="fa" style:country-complex="IR"/>
    </style:style>
    <style:style style:name="T330" style:parent-style-name="Standardstycketeckensnitt" style:family="text">
      <style:text-properties fo:font-size="22pt" style:font-size-asian="22pt" style:font-size-complex="22pt" style:language-complex="fa" style:country-complex="IR"/>
    </style:style>
    <style:style style:name="T331" style:parent-style-name="Standardstycketeckensnitt" style:family="text">
      <style:text-properties fo:font-size="22pt" style:font-size-asian="22pt" style:font-size-complex="22pt" style:language-complex="fa" style:country-complex="IR"/>
    </style:style>
    <style:style style:name="P332" style:parent-style-name="Liststycke" style:family="paragraph">
      <style:paragraph-properties style:writing-mode="rl-tb" fo:line-height="300%"/>
    </style:style>
    <style:style style:name="T333" style:parent-style-name="Standardstycketeckensnitt" style:family="text">
      <style:text-properties fo:font-size="22pt" style:font-size-asian="22pt" style:font-size-complex="22pt" style:language-complex="fa" style:country-complex="IR"/>
    </style:style>
    <style:style style:name="T334" style:parent-style-name="Standardstycketeckensnitt" style:family="text">
      <style:text-properties fo:font-size="22pt" style:font-size-asian="22pt" style:font-size-complex="22pt" fo:language="sv" fo:country="SE" style:language-complex="fa" style:country-complex="IR"/>
    </style:style>
    <style:style style:name="T335" style:parent-style-name="Standardstycketeckensnitt" style:family="text">
      <style:text-properties fo:font-size="22pt" style:font-size-asian="22pt" style:font-size-complex="22pt" style:language-complex="fa" style:country-complex="IR"/>
    </style:style>
    <style:style style:name="T336" style:parent-style-name="Standardstycketeckensnitt" style:family="text">
      <style:text-properties fo:font-size="22pt" style:font-size-asian="22pt" style:font-size-complex="22pt" style:language-complex="fa" style:country-complex="IR"/>
    </style:style>
    <style:style style:name="P337" style:parent-style-name="Liststycke" style:family="paragraph">
      <style:paragraph-properties style:writing-mode="rl-tb" fo:line-height="300%"/>
      <style:text-properties fo:font-size="22pt" style:font-size-asian="22pt" style:font-size-complex="22pt" fo:language="sv" fo:country="SE" style:language-complex="fa" style:country-complex="IR"/>
    </style:style>
    <style:style style:name="P338" style:parent-style-name="Liststycke" style:family="paragraph">
      <style:paragraph-properties style:writing-mode="rl-tb" fo:line-height="300%"/>
    </style:style>
    <style:style style:name="T339"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340" style:parent-style-name="Liststycke" style:family="paragraph">
      <style:paragraph-properties style:writing-mode="rl-tb" fo:line-height="300%"/>
    </style:style>
    <style:style style:name="T341" style:parent-style-name="Standardstycketeckensnitt" style:family="text">
      <style:text-properties fo:font-size="22pt" style:font-size-asian="22pt" style:font-size-complex="22pt" style:language-complex="fa" style:country-complex="IR"/>
    </style:style>
    <style:style style:name="T342" style:parent-style-name="Standardstycketeckensnitt" style:family="text">
      <style:text-properties fo:font-size="22pt" style:font-size-asian="22pt" style:font-size-complex="22pt" style:language-complex="fa" style:country-complex="IR"/>
    </style:style>
    <style:style style:name="P343" style:parent-style-name="Liststycke" style:family="paragraph">
      <style:paragraph-properties style:writing-mode="rl-tb" fo:line-height="300%"/>
    </style:style>
    <style:style style:name="T344"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345"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346" style:parent-style-name="Normal" style:family="paragraph">
      <style:paragraph-properties style:writing-mode="rl-tb" fo:line-height="300%"/>
    </style:style>
    <style:style style:name="T347" style:parent-style-name="Standardstycketeckensnitt" style:family="text">
      <style:text-properties fo:font-size="22pt" style:font-size-asian="22pt" style:font-size-complex="22pt" style:language-complex="fa" style:country-complex="IR"/>
    </style:style>
    <style:style style:name="T348" style:parent-style-name="Standardstycketeckensnitt" style:family="text">
      <style:text-properties fo:font-size="22pt" style:font-size-asian="22pt" style:font-size-complex="22pt" style:language-complex="fa" style:country-complex="IR"/>
    </style:style>
    <style:style style:name="T349" style:parent-style-name="Standardstycketeckensnitt" style:family="text">
      <style:text-properties fo:font-size="22pt" style:font-size-asian="22pt" style:font-size-complex="22pt" style:language-complex="fa" style:country-complex="IR"/>
    </style:style>
    <style:style style:name="P350" style:parent-style-name="Normal" style:family="paragraph">
      <style:paragraph-properties style:writing-mode="rl-tb" fo:line-height="300%"/>
    </style:style>
    <style:style style:name="T351"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352" style:parent-style-name="Standardstycketeckensnitt" style:family="text">
      <style:text-properties fo:font-size="22pt" style:font-size-asian="22pt" style:font-size-complex="22pt" style:language-complex="fa" style:country-complex="IR"/>
    </style:style>
    <style:style style:name="P353" style:parent-style-name="Normal" style:family="paragraph">
      <style:paragraph-properties style:writing-mode="rl-tb" fo:line-height="300%"/>
      <style:text-properties fo:font-size="22pt" style:font-size-asian="22pt" style:font-size-complex="22pt" style:language-complex="fa" style:country-complex="IR"/>
    </style:style>
    <style:style style:name="P354" style:parent-style-name="Normal" style:family="paragraph">
      <style:paragraph-properties style:writing-mode="rl-tb" fo:line-height="300%"/>
    </style:style>
    <style:style style:name="T355" style:parent-style-name="Standardstycketeckensnitt" style:family="text">
      <style:text-properties fo:font-size="22pt" style:font-size-asian="22pt" style:font-size-complex="22pt" style:language-complex="fa" style:country-complex="IR"/>
    </style:style>
    <style:style style:name="P356" style:parent-style-name="Normal" style:family="paragraph">
      <style:paragraph-properties style:writing-mode="rl-tb" fo:line-height="300%"/>
    </style:style>
    <style:style style:name="T357" style:parent-style-name="Standardstycketeckensnitt" style:family="text">
      <style:text-properties fo:font-size="22pt" style:font-size-asian="22pt" style:font-size-complex="22pt" style:language-complex="fa" style:country-complex="IR"/>
    </style:style>
    <style:style style:name="T358" style:parent-style-name="Standardstycketeckensnitt" style:family="text">
      <style:text-properties fo:font-size="22pt" style:font-size-asian="22pt" style:font-size-complex="22pt" style:language-complex="fa" style:country-complex="IR"/>
    </style:style>
    <style:style style:name="T359" style:parent-style-name="Standardstycketeckensnitt" style:family="text">
      <style:text-properties fo:font-size="22pt" style:font-size-asian="22pt" style:font-size-complex="22pt" style:language-complex="fa" style:country-complex="IR"/>
    </style:style>
    <style:style style:name="T360" style:parent-style-name="Standardstycketeckensnitt" style:family="text">
      <style:text-properties fo:font-size="22pt" style:font-size-asian="22pt" style:font-size-complex="22pt" style:language-complex="fa" style:country-complex="IR"/>
    </style:style>
    <style:style style:name="T361" style:parent-style-name="Standardstycketeckensnitt" style:family="text">
      <style:text-properties fo:font-size="22pt" style:font-size-asian="22pt" style:font-size-complex="22pt" style:language-complex="fa" style:country-complex="IR"/>
    </style:style>
    <style:style style:name="T362" style:parent-style-name="Standardstycketeckensnitt" style:family="text">
      <style:text-properties fo:font-size="22pt" style:font-size-asian="22pt" style:font-size-complex="22pt" style:language-complex="fa" style:country-complex="IR"/>
    </style:style>
    <style:style style:name="T363" style:parent-style-name="Standardstycketeckensnitt" style:family="text">
      <style:text-properties fo:font-size="22pt" style:font-size-asian="22pt" style:font-size-complex="22pt" style:language-complex="fa" style:country-complex="IR"/>
    </style:style>
    <style:style style:name="T364" style:parent-style-name="Standardstycketeckensnitt" style:family="text">
      <style:text-properties fo:font-size="22pt" style:font-size-asian="22pt" style:font-size-complex="22pt" style:language-complex="fa" style:country-complex="IR"/>
    </style:style>
    <style:style style:name="T365" style:parent-style-name="Standardstycketeckensnitt" style:family="text">
      <style:text-properties fo:font-size="22pt" style:font-size-asian="22pt" style:font-size-complex="22pt" style:language-complex="fa" style:country-complex="IR"/>
    </style:style>
    <style:style style:name="P366" style:parent-style-name="Liststycke" style:list-style-name="LFO5" style:family="paragraph">
      <style:paragraph-properties style:writing-mode="rl-tb" fo:line-height="300%"/>
    </style:style>
    <style:style style:name="T367" style:parent-style-name="Standardstycketeckensnitt" style:family="text">
      <style:text-properties fo:font-size="22pt" style:font-size-asian="22pt" style:font-size-complex="22pt" style:language-complex="fa" style:country-complex="IR"/>
    </style:style>
    <style:style style:name="T368" style:parent-style-name="Standardstycketeckensnitt" style:family="text">
      <style:text-properties fo:font-size="22pt" style:font-size-asian="22pt" style:font-size-complex="22pt" style:language-complex="fa" style:country-complex="IR"/>
    </style:style>
    <style:style style:name="T369" style:parent-style-name="Standardstycketeckensnitt" style:family="text">
      <style:text-properties fo:font-size="22pt" style:font-size-asian="22pt" style:font-size-complex="22pt" style:language-complex="fa" style:country-complex="IR"/>
    </style:style>
    <style:style style:name="P370" style:parent-style-name="Liststycke" style:list-style-name="LFO5" style:family="paragraph">
      <style:paragraph-properties style:writing-mode="rl-tb" fo:line-height="300%"/>
    </style:style>
    <style:style style:name="T371" style:parent-style-name="Standardstycketeckensnitt" style:family="text">
      <style:text-properties fo:font-size="22pt" style:font-size-asian="22pt" style:font-size-complex="22pt" style:language-complex="fa" style:country-complex="IR"/>
    </style:style>
    <style:style style:name="T372" style:parent-style-name="Standardstycketeckensnitt" style:family="text">
      <style:text-properties fo:font-size="22pt" style:font-size-asian="22pt" style:font-size-complex="22pt" style:language-complex="fa" style:country-complex="IR"/>
    </style:style>
    <style:style style:name="P373" style:parent-style-name="Normal" style:family="paragraph">
      <style:paragraph-properties style:writing-mode="rl-tb" fo:line-height="300%"/>
    </style:style>
    <style:style style:name="T374" style:parent-style-name="Standardstycketeckensnitt" style:family="text">
      <style:text-properties fo:color="#FF0000" fo:font-size="22pt" style:font-size-asian="22pt" style:font-size-complex="22pt" style:language-complex="fa" style:country-complex="IR"/>
    </style:style>
    <style:style style:name="T375" style:parent-style-name="Standardstycketeckensnitt" style:family="text">
      <style:text-properties fo:font-size="22pt" style:font-size-asian="22pt" style:font-size-complex="22pt" style:language-complex="fa" style:country-complex="IR"/>
    </style:style>
    <style:style style:name="P376" style:parent-style-name="Normal" style:family="paragraph">
      <style:paragraph-properties style:writing-mode="rl-tb" fo:line-height="300%"/>
      <style:text-properties fo:font-size="22pt" style:font-size-asian="22pt" style:font-size-complex="22pt" style:language-complex="fa" style:country-complex="IR"/>
    </style:style>
    <style:style style:name="P377" style:parent-style-name="Normal" style:family="paragraph">
      <style:paragraph-properties style:writing-mode="rl-tb" fo:line-height="300%"/>
    </style:style>
    <style:style style:name="T378" style:parent-style-name="Standardstycketeckensnitt" style:family="text">
      <style:text-properties fo:font-size="22pt" style:font-size-asian="22pt" style:font-size-complex="22pt" style:language-complex="fa" style:country-complex="IR"/>
    </style:style>
    <style:style style:name="T379" style:parent-style-name="Standardstycketeckensnitt" style:family="text">
      <style:text-properties fo:font-size="22pt" style:font-size-asian="22pt" style:font-size-complex="22pt" style:language-complex="fa" style:country-complex="IR"/>
    </style:style>
    <style:style style:name="T380" style:parent-style-name="Standardstycketeckensnitt" style:family="text">
      <style:text-properties fo:font-size="22pt" style:font-size-asian="22pt" style:font-size-complex="22pt" style:language-complex="fa" style:country-complex="IR"/>
    </style:style>
    <style:style style:name="T381" style:parent-style-name="Standardstycketeckensnitt" style:family="text">
      <style:text-properties fo:font-size="22pt" style:font-size-asian="22pt" style:font-size-complex="22pt" style:language-complex="fa" style:country-complex="IR"/>
    </style:style>
    <style:style style:name="P382" style:parent-style-name="Normal" style:family="paragraph">
      <style:paragraph-properties style:writing-mode="rl-tb" fo:line-height="300%"/>
    </style:style>
    <style:style style:name="T383" style:parent-style-name="Standardstycketeckensnitt" style:family="text">
      <style:text-properties fo:font-size="22pt" style:font-size-asian="22pt" style:font-size-complex="22pt" style:language-complex="fa" style:country-complex="IR"/>
    </style:style>
    <style:style style:name="T384" style:parent-style-name="Standardstycketeckensnitt" style:family="text">
      <style:text-properties fo:font-size="22pt" style:font-size-asian="22pt" style:font-size-complex="22pt" style:language-complex="fa" style:country-complex="IR"/>
    </style:style>
    <style:style style:name="T385" style:parent-style-name="Standardstycketeckensnitt" style:family="text">
      <style:text-properties fo:font-size="22pt" style:font-size-asian="22pt" style:font-size-complex="22pt" style:language-complex="fa" style:country-complex="IR"/>
    </style:style>
    <style:style style:name="T386" style:parent-style-name="Standardstycketeckensnitt" style:family="text">
      <style:text-properties fo:font-size="22pt" style:font-size-asian="22pt" style:font-size-complex="22pt" style:language-complex="fa" style:country-complex="IR"/>
    </style:style>
    <style:style style:name="P387" style:parent-style-name="Normal" style:family="paragraph">
      <style:paragraph-properties style:writing-mode="rl-tb" fo:line-height="300%"/>
    </style:style>
    <style:style style:name="T388" style:parent-style-name="Standardstycketeckensnitt" style:family="text">
      <style:text-properties fo:font-size="22pt" style:font-size-asian="22pt" style:font-size-complex="22pt" style:language-complex="fa" style:country-complex="IR"/>
    </style:style>
    <style:style style:name="T389" style:parent-style-name="Standardstycketeckensnitt" style:family="text">
      <style:text-properties fo:font-size="22pt" style:font-size-asian="22pt" style:font-size-complex="22pt" style:language-complex="fa" style:country-complex="IR"/>
    </style:style>
    <style:style style:name="P390" style:parent-style-name="Liststycke" style:list-style-name="LFO5" style:family="paragraph">
      <style:paragraph-properties style:writing-mode="rl-tb" fo:line-height="300%"/>
    </style:style>
    <style:style style:name="T391" style:parent-style-name="Standardstycketeckensnitt" style:family="text">
      <style:text-properties fo:font-size="22pt" style:font-size-asian="22pt" style:font-size-complex="22pt" style:language-complex="fa" style:country-complex="IR"/>
    </style:style>
    <style:style style:name="P392" style:parent-style-name="Normal" style:family="paragraph">
      <style:paragraph-properties style:writing-mode="rl-tb" fo:line-height="300%"/>
    </style:style>
    <style:style style:name="T393" style:parent-style-name="Standardstycketeckensnitt" style:family="text">
      <style:text-properties fo:font-size="22pt" style:font-size-asian="22pt" style:font-size-complex="22pt" style:language-complex="fa" style:country-complex="IR"/>
    </style:style>
    <style:style style:name="T394" style:parent-style-name="Standardstycketeckensnitt" style:family="text">
      <style:text-properties fo:font-size="22pt" style:font-size-asian="22pt" style:font-size-complex="22pt" style:language-complex="fa" style:country-complex="IR"/>
    </style:style>
    <style:style style:name="T395" style:parent-style-name="Standardstycketeckensnitt" style:family="text">
      <style:text-properties fo:font-size="22pt" style:font-size-asian="22pt" style:font-size-complex="22pt" style:language-complex="fa" style:country-complex="IR"/>
    </style:style>
    <style:style style:name="T396" style:parent-style-name="Standardstycketeckensnitt" style:family="text">
      <style:text-properties fo:font-size="22pt" style:font-size-asian="22pt" style:font-size-complex="22pt" style:language-complex="fa" style:country-complex="IR"/>
    </style:style>
    <style:style style:name="P397" style:parent-style-name="Liststycke" style:list-style-name="LFO5" style:family="paragraph">
      <style:paragraph-properties style:writing-mode="rl-tb" fo:line-height="300%"/>
    </style:style>
    <style:style style:name="T398" style:parent-style-name="Standardstycketeckensnitt" style:family="text">
      <style:text-properties fo:font-size="22pt" style:font-size-asian="22pt" style:font-size-complex="22pt" style:language-complex="fa" style:country-complex="IR"/>
    </style:style>
    <style:style style:name="T399" style:parent-style-name="Standardstycketeckensnitt" style:family="text">
      <style:text-properties fo:font-size="22pt" style:font-size-asian="22pt" style:font-size-complex="22pt" style:language-complex="fa" style:country-complex="IR"/>
    </style:style>
    <style:style style:name="T400" style:parent-style-name="Standardstycketeckensnitt" style:family="text">
      <style:text-properties fo:font-size="22pt" style:font-size-asian="22pt" style:font-size-complex="22pt" style:language-complex="fa" style:country-complex="IR"/>
    </style:style>
    <style:style style:name="P401" style:parent-style-name="Normal" style:family="paragraph">
      <style:paragraph-properties style:writing-mode="rl-tb" fo:line-height="300%"/>
    </style:style>
    <style:style style:name="T402" style:parent-style-name="Standardstycketeckensnitt" style:family="text">
      <style:text-properties fo:font-size="22pt" style:font-size-asian="22pt" style:font-size-complex="22pt" style:language-complex="fa" style:country-complex="IR"/>
    </style:style>
    <style:style style:name="P403" style:parent-style-name="Normal" style:family="paragraph">
      <style:paragraph-properties style:writing-mode="rl-tb" fo:line-height="300%"/>
    </style:style>
    <style:style style:name="T404" style:parent-style-name="Standardstycketeckensnitt" style:family="text">
      <style:text-properties fo:font-size="22pt" style:font-size-asian="22pt" style:font-size-complex="22pt" style:language-complex="fa" style:country-complex="IR"/>
    </style:style>
    <style:style style:name="T405" style:parent-style-name="Standardstycketeckensnitt" style:family="text">
      <style:text-properties fo:font-size="22pt" style:font-size-asian="22pt" style:font-size-complex="22pt" style:language-complex="fa" style:country-complex="IR"/>
    </style:style>
    <style:style style:name="P406" style:parent-style-name="Liststycke" style:list-style-name="LFO5" style:family="paragraph">
      <style:paragraph-properties style:writing-mode="rl-tb" fo:line-height="300%"/>
    </style:style>
    <style:style style:name="T407" style:parent-style-name="Standardstycketeckensnitt" style:family="text">
      <style:text-properties fo:font-size="22pt" style:font-size-asian="22pt" style:font-size-complex="22pt" style:language-complex="fa" style:country-complex="IR"/>
    </style:style>
    <style:style style:name="T408" style:parent-style-name="Standardstycketeckensnitt" style:family="text">
      <style:text-properties fo:font-size="22pt" style:font-size-asian="22pt" style:font-size-complex="22pt" style:language-complex="fa" style:country-complex="IR"/>
    </style:style>
    <style:style style:name="T409" style:parent-style-name="Standardstycketeckensnitt" style:family="text">
      <style:text-properties fo:font-size="22pt" style:font-size-asian="22pt" style:font-size-complex="22pt" style:language-complex="fa" style:country-complex="IR"/>
    </style:style>
    <style:style style:name="P410" style:parent-style-name="Normal" style:family="paragraph">
      <style:paragraph-properties style:writing-mode="rl-tb" fo:line-height="300%"/>
    </style:style>
    <style:style style:name="T411" style:parent-style-name="Standardstycketeckensnitt" style:family="text">
      <style:text-properties fo:font-size="22pt" style:font-size-asian="22pt" style:font-size-complex="22pt" style:language-complex="fa" style:country-complex="IR"/>
    </style:style>
    <style:style style:name="T412" style:parent-style-name="Standardstycketeckensnitt" style:family="text">
      <style:text-properties fo:font-size="22pt" style:font-size-asian="22pt" style:font-size-complex="22pt" style:language-complex="fa" style:country-complex="IR"/>
    </style:style>
    <style:style style:name="P413" style:parent-style-name="Liststycke" style:list-style-name="LFO5" style:family="paragraph">
      <style:paragraph-properties style:writing-mode="rl-tb" fo:line-height="300%"/>
    </style:style>
    <style:style style:name="T414" style:parent-style-name="Standardstycketeckensnitt" style:family="text">
      <style:text-properties fo:font-size="22pt" style:font-size-asian="22pt" style:font-size-complex="22pt" style:language-complex="fa" style:country-complex="IR"/>
    </style:style>
    <style:style style:name="T415" style:parent-style-name="Standardstycketeckensnitt" style:family="text">
      <style:text-properties fo:font-size="22pt" style:font-size-asian="22pt" style:font-size-complex="22pt" style:language-complex="fa" style:country-complex="IR"/>
    </style:style>
    <style:style style:name="P416" style:parent-style-name="Normal" style:family="paragraph">
      <style:paragraph-properties style:writing-mode="rl-tb" fo:line-height="300%"/>
    </style:style>
    <style:style style:name="T417" style:parent-style-name="Standardstycketeckensnitt" style:family="text">
      <style:text-properties fo:font-size="22pt" style:font-size-asian="22pt" style:font-size-complex="22pt" style:language-complex="fa" style:country-complex="IR"/>
    </style:style>
    <style:style style:name="T418" style:parent-style-name="Standardstycketeckensnitt" style:family="text">
      <style:text-properties fo:font-size="22pt" style:font-size-asian="22pt" style:font-size-complex="22pt" style:language-complex="fa" style:country-complex="IR"/>
    </style:style>
    <style:style style:name="P419" style:parent-style-name="Normal" style:family="paragraph">
      <style:paragraph-properties style:writing-mode="rl-tb" fo:line-height="300%"/>
    </style:style>
    <style:style style:name="T420" style:parent-style-name="Standardstycketeckensnitt" style:family="text">
      <style:text-properties fo:font-size="22pt" style:font-size-asian="22pt" style:font-size-complex="22pt" style:language-complex="fa" style:country-complex="IR"/>
    </style:style>
    <style:style style:name="T421" style:parent-style-name="Standardstycketeckensnitt" style:family="text">
      <style:text-properties fo:font-size="22pt" style:font-size-asian="22pt" style:font-size-complex="22pt" style:language-complex="fa" style:country-complex="IR"/>
    </style:style>
    <style:style style:name="P422" style:parent-style-name="Liststycke" style:list-style-name="LFO5" style:family="paragraph">
      <style:paragraph-properties style:writing-mode="rl-tb" fo:line-height="300%"/>
    </style:style>
    <style:style style:name="T423" style:parent-style-name="Standardstycketeckensnitt" style:family="text">
      <style:text-properties fo:font-size="22pt" style:font-size-asian="22pt" style:font-size-complex="22pt" style:language-complex="fa" style:country-complex="IR"/>
    </style:style>
    <style:style style:name="P424" style:parent-style-name="Liststycke" style:family="paragraph">
      <style:paragraph-properties style:writing-mode="rl-tb" fo:line-height="300%" fo:margin-left="0.4465in">
        <style:tab-stops/>
      </style:paragraph-properties>
    </style:style>
    <style:style style:name="T425" style:parent-style-name="Standardstycketeckensnitt" style:family="text">
      <style:text-properties fo:font-size="22pt" style:font-size-asian="22pt" style:font-size-complex="22pt" style:language-complex="fa" style:country-complex="IR"/>
    </style:style>
    <style:style style:name="P426" style:parent-style-name="Liststycke" style:list-style-name="LFO5" style:family="paragraph">
      <style:paragraph-properties style:writing-mode="rl-tb" fo:line-height="300%"/>
    </style:style>
    <style:style style:name="T427" style:parent-style-name="Standardstycketeckensnitt" style:family="text">
      <style:text-properties fo:font-size="22pt" style:font-size-asian="22pt" style:font-size-complex="22pt" style:language-complex="fa" style:country-complex="IR"/>
    </style:style>
    <style:style style:name="T428" style:parent-style-name="Standardstycketeckensnitt" style:family="text">
      <style:text-properties fo:font-size="22pt" style:font-size-asian="22pt" style:font-size-complex="22pt" style:language-complex="fa" style:country-complex="IR"/>
    </style:style>
    <style:style style:name="T429" style:parent-style-name="Standardstycketeckensnitt" style:family="text">
      <style:text-properties fo:font-size="22pt" style:font-size-asian="22pt" style:font-size-complex="22pt" style:language-complex="fa" style:country-complex="IR"/>
    </style:style>
    <style:style style:name="P430" style:parent-style-name="Normal" style:family="paragraph">
      <style:paragraph-properties style:writing-mode="rl-tb" fo:line-height="300%"/>
    </style:style>
    <style:style style:name="T431" style:parent-style-name="Standardstycketeckensnitt" style:family="text">
      <style:text-properties fo:font-size="22pt" style:font-size-asian="22pt" style:font-size-complex="22pt" style:language-complex="fa" style:country-complex="IR"/>
    </style:style>
    <style:style style:name="P432" style:parent-style-name="Normal" style:family="paragraph">
      <style:paragraph-properties style:writing-mode="rl-tb" fo:line-height="300%"/>
    </style:style>
    <style:style style:name="T433" style:parent-style-name="Standardstycketeckensnitt" style:family="text">
      <style:text-properties fo:font-size="22pt" style:font-size-asian="22pt" style:font-size-complex="22pt" style:language-complex="fa" style:country-complex="IR"/>
    </style:style>
    <style:style style:name="P434" style:parent-style-name="Liststycke" style:list-style-name="LFO5" style:family="paragraph">
      <style:paragraph-properties style:writing-mode="rl-tb" fo:line-height="300%"/>
    </style:style>
    <style:style style:name="T435" style:parent-style-name="Standardstycketeckensnitt" style:family="text">
      <style:text-properties fo:font-size="22pt" style:font-size-asian="22pt" style:font-size-complex="22pt" style:language-complex="fa" style:country-complex="IR"/>
    </style:style>
    <style:style style:name="T436" style:parent-style-name="Standardstycketeckensnitt" style:family="text">
      <style:text-properties fo:font-size="22pt" style:font-size-asian="22pt" style:font-size-complex="22pt" style:language-complex="fa" style:country-complex="IR"/>
    </style:style>
    <style:style style:name="T437" style:parent-style-name="Standardstycketeckensnitt" style:family="text">
      <style:text-properties fo:font-size="22pt" style:font-size-asian="22pt" style:font-size-complex="22pt" style:language-complex="fa" style:country-complex="IR"/>
    </style:style>
    <style:style style:name="P438" style:parent-style-name="Normal" style:family="paragraph">
      <style:paragraph-properties style:writing-mode="rl-tb" fo:line-height="300%"/>
    </style:style>
    <style:style style:name="T439" style:parent-style-name="Standardstycketeckensnitt" style:family="text">
      <style:text-properties fo:font-size="22pt" style:font-size-asian="22pt" style:font-size-complex="22pt" style:language-complex="fa" style:country-complex="IR"/>
    </style:style>
    <style:style style:name="P440" style:parent-style-name="Liststycke" style:list-style-name="LFO5" style:family="paragraph">
      <style:paragraph-properties style:writing-mode="rl-tb" fo:line-height="300%"/>
    </style:style>
    <style:style style:name="T441" style:parent-style-name="Standardstycketeckensnitt" style:family="text">
      <style:text-properties fo:font-size="22pt" style:font-size-asian="22pt" style:font-size-complex="22pt" style:language-complex="fa" style:country-complex="IR"/>
    </style:style>
    <style:style style:name="T442" style:parent-style-name="Standardstycketeckensnitt" style:family="text">
      <style:text-properties fo:font-size="22pt" style:font-size-asian="22pt" style:font-size-complex="22pt" style:language-complex="fa" style:country-complex="IR"/>
    </style:style>
    <style:style style:name="P443" style:parent-style-name="Normal" style:family="paragraph">
      <style:paragraph-properties style:writing-mode="rl-tb" fo:line-height="300%"/>
      <style:text-properties fo:font-size="22pt" style:font-size-asian="22pt" style:font-size-complex="22pt" style:language-complex="fa" style:country-complex="IR"/>
    </style:style>
    <style:style style:name="P444" style:parent-style-name="Normal" style:family="paragraph">
      <style:paragraph-properties style:writing-mode="rl-tb" fo:line-height="300%"/>
      <style:text-properties fo:font-size="22pt" style:font-size-asian="22pt" style:font-size-complex="22pt" style:language-complex="fa" style:country-complex="IR"/>
    </style:style>
    <style:style style:name="P445" style:parent-style-name="Normal" style:family="paragraph">
      <style:paragraph-properties style:writing-mode="rl-tb" fo:line-height="300%"/>
    </style:style>
    <style:style style:name="T446" style:parent-style-name="Standardstycketeckensnitt" style:family="text">
      <style:text-properties fo:font-size="22pt" style:font-size-asian="22pt" style:font-size-complex="22pt" style:language-complex="fa" style:country-complex="IR"/>
    </style:style>
    <style:style style:name="P447" style:parent-style-name="Normal" style:family="paragraph">
      <style:paragraph-properties style:writing-mode="rl-tb" fo:line-height="300%"/>
    </style:style>
    <style:style style:name="T448" style:parent-style-name="Standardstycketeckensnitt" style:family="text">
      <style:text-properties fo:font-size="22pt" style:font-size-asian="22pt" style:font-size-complex="22pt" style:language-complex="fa" style:country-complex="IR"/>
    </style:style>
    <style:style style:name="T449" style:parent-style-name="Standardstycketeckensnitt" style:family="text">
      <style:text-properties fo:font-size="22pt" style:font-size-asian="22pt" style:font-size-complex="22pt" style:language-complex="fa" style:country-complex="IR"/>
    </style:style>
    <style:style style:name="T450" style:parent-style-name="Standardstycketeckensnitt" style:family="text">
      <style:text-properties fo:font-size="22pt" style:font-size-asian="22pt" style:font-size-complex="22pt" style:language-complex="fa" style:country-complex="IR"/>
    </style:style>
    <style:style style:name="P451" style:parent-style-name="Normal" style:family="paragraph">
      <style:paragraph-properties style:writing-mode="rl-tb" fo:line-height="300%"/>
    </style:style>
    <style:style style:name="T452" style:parent-style-name="Standardstycketeckensnitt" style:family="text">
      <style:text-properties fo:font-size="22pt" style:font-size-asian="22pt" style:font-size-complex="22pt" style:language-complex="fa" style:country-complex="IR"/>
    </style:style>
    <style:style style:name="T453" style:parent-style-name="Standardstycketeckensnitt" style:family="text">
      <style:text-properties fo:font-size="22pt" style:font-size-asian="22pt" style:font-size-complex="22pt" style:language-complex="fa" style:country-complex="IR"/>
    </style:style>
    <style:style style:name="T454" style:parent-style-name="Standardstycketeckensnitt" style:family="text">
      <style:text-properties fo:font-size="22pt" style:font-size-asian="22pt" style:font-size-complex="22pt" style:language-complex="fa" style:country-complex="IR"/>
    </style:style>
    <style:style style:name="P455" style:parent-style-name="Normal" style:family="paragraph">
      <style:paragraph-properties style:writing-mode="rl-tb" fo:line-height="300%"/>
    </style:style>
    <style:style style:name="T456" style:parent-style-name="Standardstycketeckensnitt" style:family="text">
      <style:text-properties fo:font-size="22pt" style:font-size-asian="22pt" style:font-size-complex="22pt" style:language-complex="fa" style:country-complex="IR"/>
    </style:style>
    <style:style style:name="T457" style:parent-style-name="Standardstycketeckensnitt" style:family="text">
      <style:text-properties fo:font-size="22pt" style:font-size-asian="22pt" style:font-size-complex="22pt" style:language-complex="fa" style:country-complex="IR"/>
    </style:style>
    <style:style style:name="T458" style:parent-style-name="Standardstycketeckensnitt" style:family="text">
      <style:text-properties fo:font-size="22pt" style:font-size-asian="22pt" style:font-size-complex="22pt" style:language-complex="fa" style:country-complex="IR"/>
    </style:style>
    <style:style style:name="T459" style:parent-style-name="Standardstycketeckensnitt" style:family="text">
      <style:text-properties fo:font-size="22pt" style:font-size-asian="22pt" style:font-size-complex="22pt" fo:language="sv" fo:country="SE" style:language-complex="fa" style:country-complex="IR"/>
    </style:style>
    <style:style style:name="T460" style:parent-style-name="Standardstycketeckensnitt" style:family="text">
      <style:text-properties fo:font-size="22pt" style:font-size-asian="22pt" style:font-size-complex="22pt" style:language-complex="fa" style:country-complex="IR"/>
    </style:style>
    <style:style style:name="T461" style:parent-style-name="Standardstycketeckensnitt" style:family="text">
      <style:text-properties fo:font-size="22pt" style:font-size-asian="22pt" style:font-size-complex="22pt" style:language-complex="fa" style:country-complex="IR"/>
    </style:style>
    <style:style style:name="P462" style:parent-style-name="Normal" style:family="paragraph">
      <style:paragraph-properties style:writing-mode="rl-tb" fo:line-height="300%"/>
    </style:style>
    <style:style style:name="T463" style:parent-style-name="Standardstycketeckensnitt" style:family="text">
      <style:text-properties fo:font-size="22pt" style:font-size-asian="22pt" style:font-size-complex="22pt" style:language-complex="fa" style:country-complex="IR"/>
    </style:style>
    <style:style style:name="T464" style:parent-style-name="Standardstycketeckensnitt" style:family="text">
      <style:text-properties fo:font-size="22pt" style:font-size-asian="22pt" style:font-size-complex="22pt" style:language-complex="fa" style:country-complex="IR"/>
    </style:style>
    <style:style style:name="T465" style:parent-style-name="Standardstycketeckensnitt" style:family="text">
      <style:text-properties fo:font-size="22pt" style:font-size-asian="22pt" style:font-size-complex="22pt" style:language-complex="fa" style:country-complex="IR"/>
    </style:style>
    <style:style style:name="T466" style:parent-style-name="Standardstycketeckensnitt" style:family="text">
      <style:text-properties fo:font-size="22pt" style:font-size-asian="22pt" style:font-size-complex="22pt" style:language-complex="fa" style:country-complex="IR"/>
    </style:style>
    <style:style style:name="P467" style:parent-style-name="Normal" style:family="paragraph">
      <style:paragraph-properties style:writing-mode="rl-tb" fo:line-height="300%"/>
    </style:style>
    <style:style style:name="T468" style:parent-style-name="Standardstycketeckensnitt" style:family="text">
      <style:text-properties fo:font-size="22pt" style:font-size-asian="22pt" style:font-size-complex="22pt" style:language-complex="fa" style:country-complex="IR"/>
    </style:style>
    <style:style style:name="T469" style:parent-style-name="Standardstycketeckensnitt" style:family="text">
      <style:text-properties fo:font-size="22pt" style:font-size-asian="22pt" style:font-size-complex="22pt" style:language-complex="fa" style:country-complex="IR"/>
    </style:style>
    <style:style style:name="T470" style:parent-style-name="Standardstycketeckensnitt" style:family="text">
      <style:text-properties fo:font-size="22pt" style:font-size-asian="22pt" style:font-size-complex="22pt" style:language-complex="fa" style:country-complex="IR"/>
    </style:style>
    <style:style style:name="T471" style:parent-style-name="Standardstycketeckensnitt" style:family="text">
      <style:text-properties fo:font-size="22pt" style:font-size-asian="22pt" style:font-size-complex="22pt" fo:language="sv" fo:country="SE" style:language-complex="fa" style:country-complex="IR"/>
    </style:style>
    <style:style style:name="T472" style:parent-style-name="Standardstycketeckensnitt" style:family="text">
      <style:text-properties fo:font-size="22pt" style:font-size-asian="22pt" style:font-size-complex="22pt" style:language-complex="fa" style:country-complex="IR"/>
    </style:style>
    <style:style style:name="P473" style:parent-style-name="Normal" style:family="paragraph">
      <style:paragraph-properties style:writing-mode="rl-tb" fo:line-height="300%"/>
    </style:style>
    <style:style style:name="T474" style:parent-style-name="Standardstycketeckensnitt" style:family="text">
      <style:text-properties fo:font-size="22pt" style:font-size-asian="22pt" style:font-size-complex="22pt" style:language-complex="fa" style:country-complex="IR"/>
    </style:style>
    <style:style style:name="T475" style:parent-style-name="Standardstycketeckensnitt" style:family="text">
      <style:text-properties fo:font-size="22pt" style:font-size-asian="22pt" style:font-size-complex="22pt" style:language-complex="fa" style:country-complex="IR"/>
    </style:style>
    <style:style style:name="T476" style:parent-style-name="Standardstycketeckensnitt" style:family="text">
      <style:text-properties fo:font-size="22pt" style:font-size-asian="22pt" style:font-size-complex="22pt" style:language-complex="fa" style:country-complex="IR"/>
    </style:style>
    <style:style style:name="T477" style:parent-style-name="Standardstycketeckensnitt" style:family="text">
      <style:text-properties fo:font-size="22pt" style:font-size-asian="22pt" style:font-size-complex="22pt" style:language-complex="fa" style:country-complex="IR"/>
    </style:style>
    <style:style style:name="T478" style:parent-style-name="Standardstycketeckensnitt" style:family="text">
      <style:text-properties fo:font-size="22pt" style:font-size-asian="22pt" style:font-size-complex="22pt" style:language-complex="fa" style:country-complex="IR"/>
    </style:style>
    <style:style style:name="T479" style:parent-style-name="Standardstycketeckensnitt" style:family="text">
      <style:text-properties fo:font-size="22pt" style:font-size-asian="22pt" style:font-size-complex="22pt" style:language-complex="fa" style:country-complex="IR"/>
    </style:style>
    <style:style style:name="P480" style:parent-style-name="Normal" style:family="paragraph">
      <style:paragraph-properties style:writing-mode="rl-tb" fo:line-height="300%"/>
    </style:style>
    <style:style style:name="T481" style:parent-style-name="Standardstycketeckensnitt" style:family="text">
      <style:text-properties fo:font-size="22pt" style:font-size-asian="22pt" style:font-size-complex="22pt" style:language-complex="fa" style:country-complex="IR"/>
    </style:style>
    <style:style style:name="T482" style:parent-style-name="Standardstycketeckensnitt" style:family="text">
      <style:text-properties fo:font-size="22pt" style:font-size-asian="22pt" style:font-size-complex="22pt" style:language-complex="fa" style:country-complex="IR"/>
    </style:style>
    <style:style style:name="P483" style:parent-style-name="Normal" style:family="paragraph">
      <style:paragraph-properties style:writing-mode="rl-tb" fo:line-height="300%"/>
    </style:style>
    <style:style style:name="T484" style:parent-style-name="Standardstycketeckensnitt" style:family="text">
      <style:text-properties fo:font-size="22pt" style:font-size-asian="22pt" style:font-size-complex="22pt" style:language-complex="fa" style:country-complex="IR"/>
    </style:style>
    <style:style style:name="T485" style:parent-style-name="Standardstycketeckensnitt" style:family="text">
      <style:text-properties fo:font-size="22pt" style:font-size-asian="22pt" style:font-size-complex="22pt" style:language-complex="fa" style:country-complex="IR"/>
    </style:style>
    <style:style style:name="T486" style:parent-style-name="Standardstycketeckensnitt" style:family="text">
      <style:text-properties fo:font-size="22pt" style:font-size-asian="22pt" style:font-size-complex="22pt" style:language-complex="fa" style:country-complex="IR"/>
    </style:style>
    <style:style style:name="T487" style:parent-style-name="Standardstycketeckensnitt" style:family="text">
      <style:text-properties fo:font-size="22pt" style:font-size-asian="22pt" style:font-size-complex="22pt" style:language-complex="fa" style:country-complex="IR"/>
    </style:style>
    <style:style style:name="P488" style:parent-style-name="Normal" style:family="paragraph">
      <style:paragraph-properties style:writing-mode="rl-tb" fo:line-height="300%"/>
    </style:style>
    <style:style style:name="T489" style:parent-style-name="Standardstycketeckensnitt" style:family="text">
      <style:text-properties fo:font-size="22pt" style:font-size-asian="22pt" style:font-size-complex="22pt" style:language-complex="fa" style:country-complex="IR"/>
    </style:style>
    <style:style style:name="P490" style:parent-style-name="Liststycke" style:list-style-name="LFO5" style:family="paragraph">
      <style:paragraph-properties style:writing-mode="rl-tb" fo:line-height="300%"/>
    </style:style>
    <style:style style:name="T491" style:parent-style-name="Standardstycketeckensnitt" style:family="text">
      <style:text-properties fo:font-size="22pt" style:font-size-asian="22pt" style:font-size-complex="22pt" style:language-complex="fa" style:country-complex="IR"/>
    </style:style>
    <style:style style:name="T492" style:parent-style-name="Standardstycketeckensnitt" style:family="text">
      <style:text-properties fo:font-size="22pt" style:font-size-asian="22pt" style:font-size-complex="22pt" style:language-complex="fa" style:country-complex="IR"/>
    </style:style>
    <style:style style:name="P493" style:parent-style-name="Liststycke" style:family="paragraph">
      <style:paragraph-properties style:writing-mode="rl-tb" fo:line-height="300%" fo:margin-left="0.4465in">
        <style:tab-stops/>
      </style:paragraph-properties>
    </style:style>
    <style:style style:name="T494" style:parent-style-name="Standardstycketeckensnitt" style:family="text">
      <style:text-properties fo:font-size="22pt" style:font-size-asian="22pt" style:font-size-complex="22pt" style:language-complex="fa" style:country-complex="IR"/>
    </style:style>
    <style:style style:name="T495" style:parent-style-name="Standardstycketeckensnitt" style:family="text">
      <style:text-properties fo:font-size="22pt" style:font-size-asian="22pt" style:font-size-complex="22pt" style:language-complex="fa" style:country-complex="IR"/>
    </style:style>
    <style:style style:name="T496" style:parent-style-name="Standardstycketeckensnitt" style:family="text">
      <style:text-properties fo:color="#FF0000" fo:font-size="22pt" style:font-size-asian="22pt" style:font-size-complex="22pt" style:language-complex="fa" style:country-complex="IR"/>
    </style:style>
    <style:style style:name="T497" style:parent-style-name="Standardstycketeckensnitt" style:family="text">
      <style:text-properties fo:font-size="22pt" style:font-size-asian="22pt" style:font-size-complex="22pt" style:language-complex="fa" style:country-complex="IR"/>
    </style:style>
    <style:style style:name="P498" style:parent-style-name="Liststycke" style:family="paragraph">
      <style:paragraph-properties style:writing-mode="rl-tb" fo:line-height="300%" fo:margin-left="0.4465in">
        <style:tab-stops/>
      </style:paragraph-properties>
      <style:text-properties fo:font-size="22pt" style:font-size-asian="22pt" style:font-size-complex="22pt" style:language-complex="fa" style:country-complex="IR"/>
    </style:style>
    <style:style style:name="P499" style:parent-style-name="Liststycke" style:family="paragraph">
      <style:paragraph-properties style:writing-mode="rl-tb" fo:line-height="300%" fo:margin-left="0.4465in">
        <style:tab-stops/>
      </style:paragraph-properties>
    </style:style>
    <style:style style:name="T500" style:parent-style-name="Standardstycketeckensnitt" style:family="text">
      <style:text-properties fo:font-size="22pt" style:font-size-asian="22pt" style:font-size-complex="22pt" style:language-complex="fa" style:country-complex="IR"/>
    </style:style>
    <style:style style:name="T501" style:parent-style-name="Standardstycketeckensnitt" style:family="text">
      <style:text-properties fo:font-size="22pt" style:font-size-asian="22pt" style:font-size-complex="22pt" style:language-complex="fa" style:country-complex="IR"/>
    </style:style>
    <style:style style:name="P502" style:parent-style-name="Liststycke" style:family="paragraph">
      <style:paragraph-properties style:writing-mode="rl-tb" fo:line-height="300%" fo:margin-left="0.4465in">
        <style:tab-stops/>
      </style:paragraph-properties>
    </style:style>
    <style:style style:name="T503" style:parent-style-name="Standardstycketeckensnitt" style:family="text">
      <style:text-properties fo:font-size="22pt" style:font-size-asian="22pt" style:font-size-complex="22pt" style:language-complex="fa" style:country-complex="IR"/>
    </style:style>
    <style:style style:name="T504" style:parent-style-name="Standardstycketeckensnitt" style:family="text">
      <style:text-properties fo:font-size="22pt" style:font-size-asian="22pt" style:font-size-complex="22pt" style:language-complex="fa" style:country-complex="IR"/>
    </style:style>
    <style:style style:name="P505" style:parent-style-name="Liststycke" style:list-style-name="LFO5" style:family="paragraph">
      <style:paragraph-properties style:writing-mode="rl-tb" fo:line-height="300%"/>
    </style:style>
    <style:style style:name="T506" style:parent-style-name="Standardstycketeckensnitt" style:family="text">
      <style:text-properties fo:font-size="22pt" style:font-size-asian="22pt" style:font-size-complex="22pt" style:language-complex="fa" style:country-complex="IR"/>
    </style:style>
    <style:style style:name="T507" style:parent-style-name="Standardstycketeckensnitt" style:family="text">
      <style:text-properties fo:font-size="22pt" style:font-size-asian="22pt" style:font-size-complex="22pt" style:language-complex="fa" style:country-complex="IR"/>
    </style:style>
    <style:style style:name="T508" style:parent-style-name="Standardstycketeckensnitt" style:family="text">
      <style:text-properties fo:font-size="22pt" style:font-size-asian="22pt" style:font-size-complex="22pt" style:language-complex="fa" style:country-complex="IR"/>
    </style:style>
    <style:style style:name="P509" style:parent-style-name="Normal" style:family="paragraph">
      <style:paragraph-properties style:writing-mode="rl-tb" fo:line-height="300%"/>
    </style:style>
    <style:style style:name="T510" style:parent-style-name="Standardstycketeckensnitt" style:family="text">
      <style:text-properties fo:font-size="22pt" style:font-size-asian="22pt" style:font-size-complex="22pt"/>
    </style:style>
    <style:style style:name="T511" style:parent-style-name="Standardstycketeckensnitt" style:family="text">
      <style:text-properties fo:font-size="22pt" style:font-size-asian="22pt" style:font-size-complex="22pt"/>
    </style:style>
    <style:style style:name="P512" style:parent-style-name="Liststycke" style:list-style-name="LFO5" style:family="paragraph">
      <style:paragraph-properties style:writing-mode="rl-tb" fo:line-height="300%"/>
    </style:style>
    <style:style style:name="T513" style:parent-style-name="Standardstycketeckensnitt" style:family="text">
      <style:text-properties fo:font-size="22pt" style:font-size-asian="22pt" style:font-size-complex="22pt" style:language-complex="fa" style:country-complex="IR"/>
    </style:style>
    <style:style style:name="P514" style:parent-style-name="Normal" style:family="paragraph">
      <style:paragraph-properties style:writing-mode="rl-tb" fo:line-height="300%"/>
    </style:style>
    <style:style style:name="T515" style:parent-style-name="Standardstycketeckensnitt" style:family="text">
      <style:text-properties fo:font-size="22pt" style:font-size-asian="22pt" style:font-size-complex="22pt" style:language-complex="fa" style:country-complex="IR"/>
    </style:style>
    <style:style style:name="T516" style:parent-style-name="Standardstycketeckensnitt" style:family="text">
      <style:text-properties fo:font-size="22pt" style:font-size-asian="22pt" style:font-size-complex="22pt" style:language-complex="fa" style:country-complex="IR"/>
    </style:style>
    <style:style style:name="T517" style:parent-style-name="Standardstycketeckensnitt" style:family="text">
      <style:text-properties fo:font-size="22pt" style:font-size-asian="22pt" style:font-size-complex="22pt" style:language-complex="fa" style:country-complex="IR"/>
    </style:style>
    <style:style style:name="T518" style:parent-style-name="Standardstycketeckensnitt" style:family="text">
      <style:text-properties fo:font-size="22pt" style:font-size-asian="22pt" style:font-size-complex="22pt" style:language-complex="fa" style:country-complex="IR"/>
    </style:style>
    <style:style style:name="P519" style:parent-style-name="Normal" style:family="paragraph">
      <style:paragraph-properties style:writing-mode="rl-tb" fo:line-height="300%"/>
    </style:style>
    <style:style style:name="T520" style:parent-style-name="Standardstycketeckensnitt" style:family="text">
      <style:text-properties fo:font-size="22pt" style:font-size-asian="22pt" style:font-size-complex="22pt" style:language-complex="fa" style:country-complex="IR"/>
    </style:style>
    <style:style style:name="T521" style:parent-style-name="Standardstycketeckensnitt" style:family="text">
      <style:text-properties fo:font-size="22pt" style:font-size-asian="22pt" style:font-size-complex="22pt" style:language-complex="fa" style:country-complex="IR"/>
    </style:style>
    <style:style style:name="T522" style:parent-style-name="Standardstycketeckensnitt" style:family="text">
      <style:text-properties fo:font-size="22pt" style:font-size-asian="22pt" style:font-size-complex="22pt" style:language-complex="fa" style:country-complex="IR"/>
    </style:style>
    <style:style style:name="T523" style:parent-style-name="Standardstycketeckensnitt" style:family="text">
      <style:text-properties fo:font-size="22pt" style:font-size-asian="22pt" style:font-size-complex="22pt" style:language-complex="fa" style:country-complex="IR"/>
    </style:style>
    <style:style style:name="T524" style:parent-style-name="Standardstycketeckensnitt" style:family="text">
      <style:text-properties fo:font-size="22pt" style:font-size-asian="22pt" style:font-size-complex="22pt" style:language-complex="fa" style:country-complex="IR"/>
    </style:style>
    <style:style style:name="P525" style:parent-style-name="Liststycke" style:list-style-name="LFO5" style:family="paragraph">
      <style:paragraph-properties style:writing-mode="rl-tb" fo:line-height="300%"/>
    </style:style>
    <style:style style:name="T526" style:parent-style-name="Standardstycketeckensnitt" style:family="text">
      <style:text-properties fo:font-size="22pt" style:font-size-asian="22pt" style:font-size-complex="22pt" style:language-complex="fa" style:country-complex="IR"/>
    </style:style>
    <style:style style:name="T527" style:parent-style-name="Standardstycketeckensnitt" style:family="text">
      <style:text-properties fo:font-size="22pt" style:font-size-asian="22pt" style:font-size-complex="22pt" style:language-complex="fa" style:country-complex="IR"/>
    </style:style>
    <style:style style:name="T528" style:parent-style-name="Standardstycketeckensnitt" style:family="text">
      <style:text-properties fo:font-size="22pt" style:font-size-asian="22pt" style:font-size-complex="22pt" style:language-complex="fa" style:country-complex="IR"/>
    </style:style>
    <style:style style:name="T529" style:parent-style-name="Standardstycketeckensnitt" style:family="text">
      <style:text-properties fo:font-size="22pt" style:font-size-asian="22pt" style:font-size-complex="22pt" style:language-complex="fa" style:country-complex="IR"/>
    </style:style>
    <style:style style:name="P530" style:parent-style-name="Normal" style:family="paragraph">
      <style:paragraph-properties style:writing-mode="rl-tb" fo:line-height="300%"/>
      <style:text-properties fo:font-size="22pt" style:font-size-asian="22pt" style:font-size-complex="22pt" fo:language="en" fo:country="US" style:language-complex="fa" style:country-complex="IR"/>
    </style:style>
    <style:style style:name="P531" style:parent-style-name="Normal" style:family="paragraph">
      <style:paragraph-properties style:writing-mode="rl-tb" fo:line-height="300%"/>
    </style:style>
    <style:style style:name="T532" style:parent-style-name="Standardstycketeckensnitt" style:family="text">
      <style:text-properties fo:font-size="22pt" style:font-size-asian="22pt" style:font-size-complex="22pt" style:language-complex="fa" style:country-complex="IR"/>
    </style:style>
    <style:style style:name="P533" style:parent-style-name="Normal" style:family="paragraph">
      <style:paragraph-properties style:writing-mode="rl-tb" fo:line-height="300%"/>
    </style:style>
    <style:style style:name="T534" style:parent-style-name="Standardstycketeckensnitt" style:family="text">
      <style:text-properties fo:font-size="22pt" style:font-size-asian="22pt" style:font-size-complex="22pt" style:language-complex="fa" style:country-complex="IR"/>
    </style:style>
    <style:style style:name="T535" style:parent-style-name="Standardstycketeckensnitt" style:family="text">
      <style:text-properties fo:font-size="22pt" style:font-size-asian="22pt" style:font-size-complex="22pt" style:language-complex="fa" style:country-complex="IR"/>
    </style:style>
    <style:style style:name="T536" style:parent-style-name="Standardstycketeckensnitt" style:family="text">
      <style:text-properties fo:font-size="22pt" style:font-size-asian="22pt" style:font-size-complex="22pt" style:language-complex="fa" style:country-complex="IR"/>
    </style:style>
    <style:style style:name="T537" style:parent-style-name="Standardstycketeckensnitt" style:family="text">
      <style:text-properties fo:font-size="22pt" style:font-size-asian="22pt" style:font-size-complex="22pt" style:language-complex="fa" style:country-complex="IR"/>
    </style:style>
    <style:style style:name="P538" style:parent-style-name="Normal" style:family="paragraph">
      <style:paragraph-properties style:writing-mode="rl-tb" fo:line-height="300%"/>
    </style:style>
    <style:style style:name="T539" style:parent-style-name="Standardstycketeckensnitt" style:family="text">
      <style:text-properties fo:font-size="22pt" style:font-size-asian="22pt" style:font-size-complex="22pt" style:language-complex="fa" style:country-complex="IR"/>
    </style:style>
    <style:style style:name="T540" style:parent-style-name="Standardstycketeckensnitt" style:family="text">
      <style:text-properties fo:font-size="22pt" style:font-size-asian="22pt" style:font-size-complex="22pt" style:language-complex="fa" style:country-complex="IR"/>
    </style:style>
    <style:style style:name="P541" style:parent-style-name="Liststycke" style:list-style-name="LFO6" style:family="paragraph">
      <style:paragraph-properties style:writing-mode="rl-tb" fo:line-height="300%"/>
    </style:style>
    <style:style style:name="T542" style:parent-style-name="Standardstycketeckensnitt" style:family="text">
      <style:text-properties fo:font-size="22pt" style:font-size-asian="22pt" style:font-size-complex="22pt" style:language-complex="fa" style:country-complex="IR"/>
    </style:style>
    <style:style style:name="P543" style:parent-style-name="Liststycke" style:list-style-name="LFO6" style:family="paragraph">
      <style:paragraph-properties style:writing-mode="rl-tb" fo:line-height="300%"/>
    </style:style>
    <style:style style:name="T544" style:parent-style-name="Standardstycketeckensnitt" style:family="text">
      <style:text-properties fo:font-size="22pt" style:font-size-asian="22pt" style:font-size-complex="22pt" style:language-complex="fa" style:country-complex="IR"/>
    </style:style>
    <style:style style:name="P545" style:parent-style-name="Liststycke" style:list-style-name="LFO6" style:family="paragraph">
      <style:paragraph-properties style:writing-mode="rl-tb" fo:line-height="300%"/>
    </style:style>
    <style:style style:name="T546" style:parent-style-name="Standardstycketeckensnitt" style:family="text">
      <style:text-properties fo:font-size="22pt" style:font-size-asian="22pt" style:font-size-complex="22pt" style:language-complex="fa" style:country-complex="IR"/>
    </style:style>
    <style:style style:name="P547" style:parent-style-name="Normal" style:family="paragraph">
      <style:paragraph-properties style:writing-mode="rl-tb" fo:line-height="300%"/>
    </style:style>
    <style:style style:name="P548" style:parent-style-name="Normal" style:family="paragraph">
      <style:paragraph-properties style:writing-mode="rl-tb" fo:line-height="300%"/>
    </style:style>
    <style:style style:name="P549" style:parent-style-name="Normal" style:family="paragraph">
      <style:paragraph-properties style:writing-mode="rl-tb" fo:line-height="300%"/>
    </style:style>
    <style:style style:name="P550" style:parent-style-name="Normal" style:family="paragraph">
      <style:paragraph-properties style:writing-mode="rl-tb" fo:line-height="300%"/>
    </style:style>
    <style:style style:name="T551" style:parent-style-name="Standardstycketeckensnitt" style:family="text">
      <style:text-properties fo:font-size="22pt" style:font-size-asian="22pt" style:font-size-complex="22pt" style:language-complex="fa" style:country-complex="IR"/>
    </style:style>
    <style:style style:name="P552" style:parent-style-name="Normal" style:family="paragraph">
      <style:paragraph-properties style:writing-mode="rl-tb" fo:line-height="300%"/>
    </style:style>
    <style:style style:name="T553" style:parent-style-name="Standardstycketeckensnitt" style:family="text">
      <style:text-properties fo:font-size="22pt" style:font-size-asian="22pt" style:font-size-complex="22pt" style:language-complex="fa" style:country-complex="IR"/>
    </style:style>
    <style:style style:name="T554" style:parent-style-name="Standardstycketeckensnitt" style:family="text">
      <style:text-properties fo:font-size="22pt" style:font-size-asian="22pt" style:font-size-complex="22pt" style:language-complex="fa" style:country-complex="IR"/>
    </style:style>
    <style:style style:name="T555" style:parent-style-name="Standardstycketeckensnitt" style:family="text">
      <style:text-properties fo:font-size="22pt" style:font-size-asian="22pt" style:font-size-complex="22pt" style:language-complex="fa" style:country-complex="IR"/>
    </style:style>
    <style:style style:name="P556" style:parent-style-name="Normal" style:family="paragraph">
      <style:paragraph-properties style:writing-mode="rl-tb" fo:line-height="300%"/>
    </style:style>
    <style:style style:name="T557"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558" style:parent-style-name="Standardstycketeckensnitt" style:family="text">
      <style:text-properties fo:font-size="22pt" style:font-size-asian="22pt" style:font-size-complex="22pt" style:language-complex="fa" style:country-complex="IR"/>
    </style:style>
    <style:style style:name="T559" style:parent-style-name="Standardstycketeckensnitt" style:family="text">
      <style:text-properties fo:font-size="22pt" style:font-size-asian="22pt" style:font-size-complex="22pt" style:language-complex="fa" style:country-complex="IR"/>
    </style:style>
    <style:style style:name="T560" style:parent-style-name="Standardstycketeckensnitt" style:family="text">
      <style:text-properties fo:font-size="22pt" style:font-size-asian="22pt" style:font-size-complex="22pt" style:language-complex="fa" style:country-complex="IR"/>
    </style:style>
    <style:style style:name="T561" style:parent-style-name="Standardstycketeckensnitt" style:family="text">
      <style:text-properties fo:font-size="22pt" style:font-size-asian="22pt" style:font-size-complex="22pt" style:language-complex="fa" style:country-complex="IR"/>
    </style:style>
    <style:style style:name="T562" style:parent-style-name="Standardstycketeckensnitt" style:family="text">
      <style:text-properties fo:font-size="22pt" style:font-size-asian="22pt" style:font-size-complex="22pt" style:language-complex="fa" style:country-complex="IR"/>
    </style:style>
    <style:style style:name="P563" style:parent-style-name="Normal" style:family="paragraph">
      <style:paragraph-properties style:writing-mode="rl-tb" fo:line-height="300%"/>
      <style:text-properties fo:font-size="22pt" style:font-size-asian="22pt" style:font-size-complex="22pt" style:language-complex="fa" style:country-complex="IR"/>
    </style:style>
    <style:style style:name="P564" style:parent-style-name="Normal" style:family="paragraph">
      <style:paragraph-properties style:writing-mode="rl-tb" fo:line-height="300%"/>
    </style:style>
    <style:style style:name="T565" style:parent-style-name="Standardstycketeckensnitt" style:family="text">
      <style:text-properties fo:font-size="22pt" style:font-size-asian="22pt" style:font-size-complex="22pt" style:language-complex="fa" style:country-complex="IR"/>
    </style:style>
    <style:style style:name="T566" style:parent-style-name="Standardstycketeckensnitt" style:family="text">
      <style:text-properties fo:font-size="22pt" style:font-size-asian="22pt" style:font-size-complex="22pt" style:language-complex="fa" style:country-complex="IR"/>
    </style:style>
    <style:style style:name="P567" style:parent-style-name="Normal" style:family="paragraph">
      <style:paragraph-properties style:writing-mode="rl-tb" fo:line-height="300%"/>
    </style:style>
    <style:style style:name="T568" style:parent-style-name="Standardstycketeckensnitt" style:family="text">
      <style:text-properties fo:font-size="22pt" style:font-size-asian="22pt" style:font-size-complex="22pt" style:language-complex="fa" style:country-complex="IR"/>
    </style:style>
    <style:style style:name="T569" style:parent-style-name="Standardstycketeckensnitt" style:family="text">
      <style:text-properties fo:font-size="22pt" style:font-size-asian="22pt" style:font-size-complex="22pt" style:language-complex="fa" style:country-complex="IR"/>
    </style:style>
    <style:style style:name="P570" style:parent-style-name="Normal" style:family="paragraph">
      <style:paragraph-properties style:writing-mode="rl-tb" fo:line-height="300%"/>
    </style:style>
    <style:style style:name="T571" style:parent-style-name="Standardstycketeckensnitt" style:family="text">
      <style:text-properties fo:font-size="22pt" style:font-size-asian="22pt" style:font-size-complex="22pt" style:language-complex="fa" style:country-complex="IR"/>
    </style:style>
    <style:style style:name="T572" style:parent-style-name="Standardstycketeckensnitt" style:family="text">
      <style:text-properties fo:font-size="22pt" style:font-size-asian="22pt" style:font-size-complex="22pt" style:language-complex="fa" style:country-complex="IR"/>
    </style:style>
    <style:style style:name="T573" style:parent-style-name="Standardstycketeckensnitt" style:family="text">
      <style:text-properties fo:font-size="22pt" style:font-size-asian="22pt" style:font-size-complex="22pt" style:language-complex="fa" style:country-complex="IR"/>
    </style:style>
    <style:style style:name="T574" style:parent-style-name="Standardstycketeckensnitt" style:family="text">
      <style:text-properties fo:font-size="22pt" style:font-size-asian="22pt" style:font-size-complex="22pt" style:language-complex="fa" style:country-complex="IR"/>
    </style:style>
    <style:style style:name="T575" style:parent-style-name="Standardstycketeckensnitt" style:family="text">
      <style:text-properties fo:font-size="22pt" style:font-size-asian="22pt" style:font-size-complex="22pt" style:language-complex="fa" style:country-complex="IR"/>
    </style:style>
    <style:style style:name="P576" style:parent-style-name="Normal" style:family="paragraph">
      <style:paragraph-properties style:writing-mode="rl-tb" fo:line-height="300%"/>
    </style:style>
    <style:style style:name="T577"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578" style:parent-style-name="Normal" style:family="paragraph">
      <style:paragraph-properties style:writing-mode="rl-tb" fo:line-height="300%"/>
    </style:style>
    <style:style style:name="T579" style:parent-style-name="Standardstycketeckensnitt" style:family="text">
      <style:text-properties fo:font-size="22pt" style:font-size-asian="22pt" style:font-size-complex="22pt" style:language-complex="fa" style:country-complex="IR"/>
    </style:style>
    <style:style style:name="T580" style:parent-style-name="Standardstycketeckensnitt" style:family="text">
      <style:text-properties fo:font-size="22pt" style:font-size-asian="22pt" style:font-size-complex="22pt" style:language-complex="fa" style:country-complex="IR"/>
    </style:style>
    <style:style style:name="P581" style:parent-style-name="Normal" style:family="paragraph">
      <style:paragraph-properties style:writing-mode="rl-tb" fo:line-height="300%"/>
    </style:style>
    <style:style style:name="T582"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583"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584" style:parent-style-name="Normal" style:family="paragraph">
      <style:paragraph-properties style:writing-mode="rl-tb" fo:line-height="300%"/>
    </style:style>
    <style:style style:name="T585" style:parent-style-name="Standardstycketeckensnitt" style:family="text">
      <style:text-properties fo:font-size="22pt" style:font-size-asian="22pt" style:font-size-complex="22pt" style:language-complex="fa" style:country-complex="IR"/>
    </style:style>
    <style:style style:name="T586" style:parent-style-name="Standardstycketeckensnitt" style:family="text">
      <style:text-properties fo:font-size="22pt" style:font-size-asian="22pt" style:font-size-complex="22pt" fo:language="sv" fo:country="SE" style:language-complex="fa" style:country-complex="IR"/>
    </style:style>
    <style:style style:name="P587" style:parent-style-name="Normal" style:family="paragraph">
      <style:paragraph-properties style:writing-mode="rl-tb" fo:line-height="300%"/>
    </style:style>
    <style:style style:name="T588" style:parent-style-name="Standardstycketeckensnitt" style:family="text">
      <style:text-properties fo:font-size="22pt" style:font-size-asian="22pt" style:font-size-complex="22pt" fo:language="sv" fo:country="SE" style:language-complex="fa" style:country-complex="IR"/>
    </style:style>
    <style:style style:name="T589" style:parent-style-name="Standardstycketeckensnitt" style:family="text">
      <style:text-properties fo:font-size="22pt" style:font-size-asian="22pt" style:font-size-complex="22pt" fo:language="sv" fo:country="SE" style:language-complex="fa" style:country-complex="IR"/>
    </style:style>
    <style:style style:name="T590" style:parent-style-name="Standardstycketeckensnitt" style:family="text">
      <style:text-properties fo:font-size="22pt" style:font-size-asian="22pt" style:font-size-complex="22pt" style:language-complex="fa" style:country-complex="IR"/>
    </style:style>
    <style:style style:name="T591" style:parent-style-name="Standardstycketeckensnitt" style:family="text">
      <style:text-properties fo:font-size="22pt" style:font-size-asian="22pt" style:font-size-complex="22pt" fo:language="sv" fo:country="SE" style:language-complex="fa" style:country-complex="IR"/>
    </style:style>
    <style:style style:name="T592" style:parent-style-name="Standardstycketeckensnitt" style:family="text">
      <style:text-properties fo:font-size="22pt" style:font-size-asian="22pt" style:font-size-complex="22pt" style:language-complex="fa" style:country-complex="IR"/>
    </style:style>
    <style:style style:name="T593" style:parent-style-name="Standardstycketeckensnitt" style:family="text">
      <style:text-properties fo:font-size="22pt" style:font-size-asian="22pt" style:font-size-complex="22pt" style:language-complex="fa" style:country-complex="IR"/>
    </style:style>
    <style:style style:name="T594" style:parent-style-name="Standardstycketeckensnitt" style:family="text">
      <style:text-properties fo:font-size="22pt" style:font-size-asian="22pt" style:font-size-complex="22pt" style:language-complex="fa" style:country-complex="IR"/>
    </style:style>
    <style:style style:name="P595" style:parent-style-name="Normal" style:family="paragraph">
      <style:paragraph-properties style:writing-mode="rl-tb" fo:line-height="300%"/>
    </style:style>
    <style:style style:name="T596" style:parent-style-name="Standardstycketeckensnitt" style:family="text">
      <style:text-properties fo:font-size="22pt" style:font-size-asian="22pt" style:font-size-complex="22pt" style:language-complex="fa" style:country-complex="IR"/>
    </style:style>
    <style:style style:name="T597" style:parent-style-name="Standardstycketeckensnitt" style:family="text">
      <style:text-properties fo:font-size="22pt" style:font-size-asian="22pt" style:font-size-complex="22pt" style:language-complex="fa" style:country-complex="IR"/>
    </style:style>
    <style:style style:name="T598" style:parent-style-name="Standardstycketeckensnitt" style:family="text">
      <style:text-properties fo:font-size="22pt" style:font-size-asian="22pt" style:font-size-complex="22pt" style:language-complex="fa" style:country-complex="IR"/>
    </style:style>
    <style:style style:name="T599" style:parent-style-name="Standardstycketeckensnitt" style:family="text">
      <style:text-properties fo:font-size="22pt" style:font-size-asian="22pt" style:font-size-complex="22pt" style:language-complex="fa" style:country-complex="IR"/>
    </style:style>
    <style:style style:name="T600" style:parent-style-name="Standardstycketeckensnitt" style:family="text">
      <style:text-properties fo:font-size="22pt" style:font-size-asian="22pt" style:font-size-complex="22pt" style:language-complex="fa" style:country-complex="IR"/>
    </style:style>
    <style:style style:name="T601" style:parent-style-name="Standardstycketeckensnitt" style:family="text">
      <style:text-properties fo:font-size="22pt" style:font-size-asian="22pt" style:font-size-complex="22pt" style:language-complex="fa" style:country-complex="IR"/>
    </style:style>
    <style:style style:name="T602" style:parent-style-name="Standardstycketeckensnitt" style:family="text">
      <style:text-properties fo:font-size="22pt" style:font-size-asian="22pt" style:font-size-complex="22pt" style:language-complex="fa" style:country-complex="IR"/>
    </style:style>
    <style:style style:name="P603" style:parent-style-name="Normal" style:family="paragraph">
      <style:paragraph-properties style:writing-mode="rl-tb" fo:line-height="300%"/>
      <style:text-properties fo:font-size="22pt" style:font-size-asian="22pt" style:font-size-complex="22pt" style:language-complex="fa" style:country-complex="IR"/>
    </style:style>
    <style:style style:name="P604" style:parent-style-name="Normal" style:family="paragraph">
      <style:paragraph-properties style:writing-mode="rl-tb" fo:line-height="300%"/>
    </style:style>
    <style:style style:name="T605"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606" style:parent-style-name="Standardstycketeckensnitt" style:family="text">
      <style:text-properties fo:font-size="22pt" style:font-size-asian="22pt" style:font-size-complex="22pt" style:language-complex="fa" style:country-complex="IR"/>
    </style:style>
    <style:style style:name="T607" style:parent-style-name="Standardstycketeckensnitt" style:family="text">
      <style:text-properties fo:font-size="22pt" style:font-size-asian="22pt" style:font-size-complex="22pt" style:language-complex="fa" style:country-complex="IR"/>
    </style:style>
    <style:style style:name="T608" style:parent-style-name="Standardstycketeckensnitt" style:family="text">
      <style:text-properties fo:font-size="22pt" style:font-size-asian="22pt" style:font-size-complex="22pt" style:language-complex="fa" style:country-complex="IR"/>
    </style:style>
    <style:style style:name="T609" style:parent-style-name="Standardstycketeckensnitt" style:family="text">
      <style:text-properties fo:font-size="22pt" style:font-size-asian="22pt" style:font-size-complex="22pt" style:language-complex="fa" style:country-complex="IR"/>
    </style:style>
    <style:style style:name="P610" style:parent-style-name="Normal" style:family="paragraph">
      <style:paragraph-properties style:writing-mode="rl-tb" fo:line-height="300%"/>
      <style:text-properties fo:font-size="22pt" style:font-size-asian="22pt" style:font-size-complex="22pt" style:language-complex="fa" style:country-complex="IR"/>
    </style:style>
    <style:style style:name="P611" style:parent-style-name="Normal" style:family="paragraph">
      <style:paragraph-properties style:writing-mode="rl-tb" fo:line-height="300%"/>
    </style:style>
    <style:style style:name="T612"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613" style:parent-style-name="Normal" style:family="paragraph">
      <style:paragraph-properties style:writing-mode="rl-tb" fo:line-height="300%"/>
    </style:style>
    <style:style style:name="T614" style:parent-style-name="Standardstycketeckensnitt" style:family="text">
      <style:text-properties fo:font-size="22pt" style:font-size-asian="22pt" style:font-size-complex="22pt" style:language-complex="fa" style:country-complex="IR"/>
    </style:style>
    <style:style style:name="T615" style:parent-style-name="Standardstycketeckensnitt" style:family="text">
      <style:text-properties fo:font-size="22pt" style:font-size-asian="22pt" style:font-size-complex="22pt" style:language-complex="fa" style:country-complex="IR"/>
    </style:style>
    <style:style style:name="P616" style:parent-style-name="Normal" style:family="paragraph">
      <style:paragraph-properties style:writing-mode="rl-tb" fo:line-height="300%"/>
    </style:style>
    <style:style style:name="T617" style:parent-style-name="Standardstycketeckensnitt" style:family="text">
      <style:text-properties fo:font-size="22pt" style:font-size-asian="22pt" style:font-size-complex="22pt" style:language-complex="fa" style:country-complex="IR"/>
    </style:style>
    <style:style style:name="T618" style:parent-style-name="Standardstycketeckensnitt" style:family="text">
      <style:text-properties fo:font-size="22pt" style:font-size-asian="22pt" style:font-size-complex="22pt" style:language-complex="fa" style:country-complex="IR"/>
    </style:style>
    <style:style style:name="T619" style:parent-style-name="Standardstycketeckensnitt" style:family="text">
      <style:text-properties fo:font-size="22pt" style:font-size-asian="22pt" style:font-size-complex="22pt" style:language-complex="fa" style:country-complex="IR"/>
    </style:style>
    <style:style style:name="T620" style:parent-style-name="Standardstycketeckensnitt" style:family="text">
      <style:text-properties fo:font-size="22pt" style:font-size-asian="22pt" style:font-size-complex="22pt" style:language-complex="fa" style:country-complex="IR"/>
    </style:style>
    <style:style style:name="P621" style:parent-style-name="Normal" style:family="paragraph">
      <style:paragraph-properties style:writing-mode="rl-tb" fo:line-height="300%"/>
    </style:style>
    <style:style style:name="T622" style:parent-style-name="Standardstycketeckensnitt" style:family="text">
      <style:text-properties fo:font-size="22pt" style:font-size-asian="22pt" style:font-size-complex="22pt" style:language-complex="fa" style:country-complex="IR"/>
    </style:style>
    <style:style style:name="T623" style:parent-style-name="Standardstycketeckensnitt" style:family="text">
      <style:text-properties fo:font-size="22pt" style:font-size-asian="22pt" style:font-size-complex="22pt" style:language-complex="fa" style:country-complex="IR"/>
    </style:style>
    <style:style style:name="T624" style:parent-style-name="Standardstycketeckensnitt" style:family="text">
      <style:text-properties fo:font-size="22pt" style:font-size-asian="22pt" style:font-size-complex="22pt" style:language-complex="fa" style:country-complex="IR"/>
    </style:style>
    <style:style style:name="T625" style:parent-style-name="Standardstycketeckensnitt" style:family="text">
      <style:text-properties fo:font-size="22pt" style:font-size-asian="22pt" style:font-size-complex="22pt" style:language-complex="fa" style:country-complex="IR"/>
    </style:style>
    <style:style style:name="T626" style:parent-style-name="Standardstycketeckensnitt" style:family="text">
      <style:text-properties fo:font-size="22pt" style:font-size-asian="22pt" style:font-size-complex="22pt" style:language-complex="fa" style:country-complex="IR"/>
    </style:style>
    <style:style style:name="P627" style:parent-style-name="Normal" style:family="paragraph">
      <style:paragraph-properties style:writing-mode="rl-tb" fo:line-height="300%"/>
      <style:text-properties fo:font-size="22pt" style:font-size-asian="22pt" style:font-size-complex="22pt" style:language-complex="fa" style:country-complex="IR"/>
    </style:style>
    <style:style style:name="P628" style:parent-style-name="Normal" style:family="paragraph">
      <style:paragraph-properties style:writing-mode="rl-tb" fo:line-height="300%"/>
    </style:style>
    <style:style style:name="T629" style:parent-style-name="Standardstycketeckensnitt" style:family="text">
      <style:text-properties fo:font-size="22pt" style:font-size-asian="22pt" style:font-size-complex="22pt" style:language-complex="fa" style:country-complex="IR"/>
    </style:style>
    <style:style style:name="T630" style:parent-style-name="Standardstycketeckensnitt" style:family="text">
      <style:text-properties fo:font-size="22pt" style:font-size-asian="22pt" style:font-size-complex="22pt" style:language-complex="fa" style:country-complex="IR"/>
    </style:style>
    <style:style style:name="P631" style:parent-style-name="Normal" style:family="paragraph">
      <style:paragraph-properties style:writing-mode="rl-tb" fo:line-height="300%"/>
    </style:style>
    <style:style style:name="T632"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633" style:parent-style-name="Normal" style:family="paragraph">
      <style:paragraph-properties style:writing-mode="rl-tb" fo:line-height="300%"/>
    </style:style>
    <style:style style:name="T634" style:parent-style-name="Standardstycketeckensnitt" style:family="text">
      <style:text-properties fo:font-size="22pt" style:font-size-asian="22pt" style:font-size-complex="22pt" style:language-complex="fa" style:country-complex="IR"/>
    </style:style>
    <style:style style:name="T635" style:parent-style-name="Standardstycketeckensnitt" style:family="text">
      <style:text-properties fo:font-size="22pt" style:font-size-asian="22pt" style:font-size-complex="22pt" style:language-complex="fa" style:country-complex="IR"/>
    </style:style>
    <style:style style:name="T636" style:parent-style-name="Standardstycketeckensnitt" style:family="text">
      <style:text-properties fo:font-size="22pt" style:font-size-asian="22pt" style:font-size-complex="22pt" style:language-complex="fa" style:country-complex="IR"/>
    </style:style>
    <style:style style:name="P637" style:parent-style-name="Normal" style:family="paragraph">
      <style:paragraph-properties style:writing-mode="rl-tb" fo:line-height="300%"/>
    </style:style>
    <style:style style:name="T638"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639" style:parent-style-name="Normal" style:family="paragraph">
      <style:paragraph-properties style:writing-mode="rl-tb" fo:line-height="300%"/>
    </style:style>
    <style:style style:name="T640" style:parent-style-name="Standardstycketeckensnitt" style:family="text">
      <style:text-properties fo:font-size="22pt" style:font-size-asian="22pt" style:font-size-complex="22pt" style:language-complex="fa" style:country-complex="IR"/>
    </style:style>
    <style:style style:name="T641" style:parent-style-name="Standardstycketeckensnitt" style:family="text">
      <style:text-properties fo:font-size="22pt" style:font-size-asian="22pt" style:font-size-complex="22pt" style:language-complex="fa" style:country-complex="IR"/>
    </style:style>
    <style:style style:name="T642" style:parent-style-name="Standardstycketeckensnitt" style:family="text">
      <style:text-properties fo:font-size="22pt" style:font-size-asian="22pt" style:font-size-complex="22pt" style:language-complex="fa" style:country-complex="IR"/>
    </style:style>
    <style:style style:name="P643" style:parent-style-name="Normal" style:family="paragraph">
      <style:paragraph-properties style:writing-mode="rl-tb" fo:line-height="300%"/>
    </style:style>
    <style:style style:name="T644" style:parent-style-name="Standardstycketeckensnitt" style:family="text">
      <style:text-properties fo:font-size="22pt" style:font-size-asian="22pt" style:font-size-complex="22pt" style:language-complex="fa" style:country-complex="IR"/>
    </style:style>
    <style:style style:name="T645" style:parent-style-name="Standardstycketeckensnitt" style:family="text">
      <style:text-properties fo:font-size="22pt" style:font-size-asian="22pt" style:font-size-complex="22pt" style:language-complex="fa" style:country-complex="IR"/>
    </style:style>
    <style:style style:name="P646" style:parent-style-name="Normal" style:family="paragraph">
      <style:paragraph-properties style:writing-mode="rl-tb" fo:line-height="300%"/>
    </style:style>
    <style:style style:name="T647" style:parent-style-name="Standardstycketeckensnitt" style:family="text">
      <style:text-properties fo:font-size="22pt" style:font-size-asian="22pt" style:font-size-complex="22pt" style:language-complex="fa" style:country-complex="IR"/>
    </style:style>
    <style:style style:name="T648" style:parent-style-name="Standardstycketeckensnitt" style:family="text">
      <style:text-properties fo:font-size="22pt" style:font-size-asian="22pt" style:font-size-complex="22pt" style:language-complex="fa" style:country-complex="IR"/>
    </style:style>
    <style:style style:name="T649" style:parent-style-name="Standardstycketeckensnitt" style:family="text">
      <style:text-properties fo:font-size="22pt" style:font-size-asian="22pt" style:font-size-complex="22pt" style:language-complex="fa" style:country-complex="IR"/>
    </style:style>
    <style:style style:name="T650" style:parent-style-name="Standardstycketeckensnitt" style:family="text">
      <style:text-properties fo:font-size="22pt" style:font-size-asian="22pt" style:font-size-complex="22pt" style:language-complex="fa" style:country-complex="IR"/>
    </style:style>
    <style:style style:name="T651" style:parent-style-name="Standardstycketeckensnitt" style:family="text">
      <style:text-properties fo:font-size="22pt" style:font-size-asian="22pt" style:font-size-complex="22pt" style:language-complex="fa" style:country-complex="IR"/>
    </style:style>
    <style:style style:name="T652" style:parent-style-name="Standardstycketeckensnitt" style:family="text">
      <style:text-properties fo:font-size="22pt" style:font-size-asian="22pt" style:font-size-complex="22pt" style:language-complex="fa" style:country-complex="IR"/>
    </style:style>
    <style:style style:name="P653" style:parent-style-name="Normal" style:family="paragraph">
      <style:paragraph-properties style:writing-mode="rl-tb" fo:line-height="300%"/>
    </style:style>
    <style:style style:name="T654"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655" style:parent-style-name="Normal" style:family="paragraph">
      <style:paragraph-properties style:writing-mode="rl-tb" fo:line-height="300%"/>
    </style:style>
    <style:style style:name="T656" style:parent-style-name="Standardstycketeckensnitt" style:family="text">
      <style:text-properties fo:font-size="22pt" style:font-size-asian="22pt" style:font-size-complex="22pt" style:language-complex="fa" style:country-complex="IR"/>
    </style:style>
    <style:style style:name="T657" style:parent-style-name="Standardstycketeckensnitt" style:family="text">
      <style:text-properties fo:font-size="22pt" style:font-size-asian="22pt" style:font-size-complex="22pt" style:language-complex="fa" style:country-complex="IR"/>
    </style:style>
    <style:style style:name="T658" style:parent-style-name="Standardstycketeckensnitt" style:family="text">
      <style:text-properties fo:font-size="22pt" style:font-size-asian="22pt" style:font-size-complex="22pt" style:language-complex="fa" style:country-complex="IR"/>
    </style:style>
    <style:style style:name="T659" style:parent-style-name="Standardstycketeckensnitt" style:family="text">
      <style:text-properties fo:font-size="22pt" style:font-size-asian="22pt" style:font-size-complex="22pt" style:language-complex="fa" style:country-complex="IR"/>
    </style:style>
    <style:style style:name="T660" style:parent-style-name="Standardstycketeckensnitt" style:family="text">
      <style:text-properties fo:font-size="22pt" style:font-size-asian="22pt" style:font-size-complex="22pt" style:language-complex="fa" style:country-complex="IR"/>
    </style:style>
    <style:style style:name="T661" style:parent-style-name="Standardstycketeckensnitt" style:family="text">
      <style:text-properties fo:font-size="22pt" style:font-size-asian="22pt" style:font-size-complex="22pt" style:language-complex="fa" style:country-complex="IR"/>
    </style:style>
    <style:style style:name="T662" style:parent-style-name="Standardstycketeckensnitt" style:family="text">
      <style:text-properties fo:font-size="22pt" style:font-size-asian="22pt" style:font-size-complex="22pt" style:language-complex="fa" style:country-complex="IR"/>
    </style:style>
    <style:style style:name="T663" style:parent-style-name="Standardstycketeckensnitt" style:family="text">
      <style:text-properties fo:font-size="22pt" style:font-size-asian="22pt" style:font-size-complex="22pt" style:language-complex="fa" style:country-complex="IR"/>
    </style:style>
    <style:style style:name="P664" style:parent-style-name="Normal" style:family="paragraph">
      <style:paragraph-properties style:writing-mode="rl-tb" fo:line-height="300%"/>
      <style:text-properties fo:font-size="22pt" style:font-size-asian="22pt" style:font-size-complex="22pt" style:language-complex="fa" style:country-complex="IR"/>
    </style:style>
    <style:style style:name="P665" style:parent-style-name="Normal" style:family="paragraph">
      <style:paragraph-properties style:writing-mode="rl-tb" fo:line-height="300%"/>
    </style:style>
    <style:style style:name="T666" style:parent-style-name="Standardstycketeckensnitt" style:family="text">
      <style:text-properties fo:font-size="22pt" style:font-size-asian="22pt" style:font-size-complex="22pt" style:language-complex="fa" style:country-complex="IR"/>
    </style:style>
    <style:style style:name="T667" style:parent-style-name="Standardstycketeckensnitt" style:family="text">
      <style:text-properties fo:font-size="22pt" style:font-size-asian="22pt" style:font-size-complex="22pt" fo:language="en" fo:country="US" style:language-complex="fa" style:country-complex="IR"/>
    </style:style>
    <style:style style:name="T668" style:parent-style-name="Standardstycketeckensnitt" style:family="text">
      <style:text-properties fo:font-size="22pt" style:font-size-asian="22pt" style:font-size-complex="22pt" style:language-complex="fa" style:country-complex="IR"/>
    </style:style>
    <style:style style:name="T669" style:parent-style-name="Standardstycketeckensnitt" style:family="text">
      <style:text-properties fo:font-size="22pt" style:font-size-asian="22pt" style:font-size-complex="22pt" style:language-complex="fa" style:country-complex="IR"/>
    </style:style>
    <style:style style:name="P670" style:parent-style-name="Normal" style:family="paragraph">
      <style:paragraph-properties style:writing-mode="rl-tb" fo:line-height="300%"/>
    </style:style>
    <style:style style:name="T671" style:parent-style-name="Standardstycketeckensnitt" style:family="text">
      <style:text-properties fo:font-size="22pt" style:font-size-asian="22pt" style:font-size-complex="22pt" style:language-complex="fa" style:country-complex="IR"/>
    </style:style>
    <style:style style:name="T672" style:parent-style-name="Standardstycketeckensnitt" style:family="text">
      <style:text-properties fo:font-size="22pt" style:font-size-asian="22pt" style:font-size-complex="22pt" style:language-complex="fa" style:country-complex="IR"/>
    </style:style>
    <style:style style:name="T673" style:parent-style-name="Standardstycketeckensnitt" style:family="text">
      <style:text-properties fo:font-size="22pt" style:font-size-asian="22pt" style:font-size-complex="22pt" style:language-complex="fa" style:country-complex="IR"/>
    </style:style>
    <style:style style:name="T674" style:parent-style-name="Standardstycketeckensnitt" style:family="text">
      <style:text-properties fo:font-size="22pt" style:font-size-asian="22pt" style:font-size-complex="22pt" style:language-complex="fa" style:country-complex="IR"/>
    </style:style>
    <style:style style:name="T675" style:parent-style-name="Standardstycketeckensnitt" style:family="text">
      <style:text-properties fo:font-size="22pt" style:font-size-asian="22pt" style:font-size-complex="22pt" style:language-complex="fa" style:country-complex="IR"/>
    </style:style>
    <style:style style:name="P676" style:parent-style-name="Normal" style:family="paragraph">
      <style:paragraph-properties style:writing-mode="rl-tb" fo:line-height="300%"/>
    </style:style>
    <style:style style:name="T677" style:parent-style-name="Standardstycketeckensnitt" style:family="text">
      <style:text-properties fo:font-size="22pt" style:font-size-asian="22pt" style:font-size-complex="22pt" style:language-complex="fa" style:country-complex="IR"/>
    </style:style>
    <style:style style:name="T678" style:parent-style-name="Standardstycketeckensnitt" style:family="text">
      <style:text-properties fo:font-size="22pt" style:font-size-asian="22pt" style:font-size-complex="22pt" style:language-complex="fa" style:country-complex="IR"/>
    </style:style>
    <style:style style:name="T679" style:parent-style-name="Standardstycketeckensnitt" style:family="text">
      <style:text-properties fo:font-size="22pt" style:font-size-asian="22pt" style:font-size-complex="22pt" style:language-complex="fa" style:country-complex="IR"/>
    </style:style>
    <style:style style:name="T680" style:parent-style-name="Standardstycketeckensnitt" style:family="text">
      <style:text-properties fo:font-size="22pt" style:font-size-asian="22pt" style:font-size-complex="22pt" style:language-complex="fa" style:country-complex="IR"/>
    </style:style>
    <style:style style:name="T681" style:parent-style-name="Standardstycketeckensnitt" style:family="text">
      <style:text-properties fo:font-size="22pt" style:font-size-asian="22pt" style:font-size-complex="22pt" style:language-complex="fa" style:country-complex="IR"/>
    </style:style>
    <style:style style:name="T682" style:parent-style-name="Standardstycketeckensnitt" style:family="text">
      <style:text-properties fo:font-size="22pt" style:font-size-asian="22pt" style:font-size-complex="22pt" fo:language="sv" fo:country="SE" style:language-complex="fa" style:country-complex="IR"/>
    </style:style>
    <style:style style:name="T683" style:parent-style-name="Standardstycketeckensnitt" style:family="text">
      <style:text-properties fo:font-size="22pt" style:font-size-asian="22pt" style:font-size-complex="22pt" style:language-complex="fa" style:country-complex="IR"/>
    </style:style>
    <style:style style:name="T684" style:parent-style-name="Standardstycketeckensnitt" style:family="text">
      <style:text-properties fo:font-size="22pt" style:font-size-asian="22pt" style:font-size-complex="22pt" style:language-complex="fa" style:country-complex="IR"/>
    </style:style>
    <style:style style:name="P685" style:parent-style-name="Normal" style:family="paragraph">
      <style:paragraph-properties style:writing-mode="rl-tb" fo:line-height="300%"/>
    </style:style>
    <style:style style:name="T686" style:parent-style-name="Standardstycketeckensnitt" style:family="text">
      <style:text-properties fo:font-size="22pt" style:font-size-asian="22pt" style:font-size-complex="22pt" style:language-complex="fa" style:country-complex="IR"/>
    </style:style>
    <style:style style:name="T687" style:parent-style-name="Standardstycketeckensnitt" style:family="text">
      <style:text-properties fo:font-size="22pt" style:font-size-asian="22pt" style:font-size-complex="22pt" fo:language="sv" fo:country="SE" style:language-complex="fa" style:country-complex="IR"/>
    </style:style>
    <style:style style:name="T688" style:parent-style-name="Standardstycketeckensnitt" style:family="text">
      <style:text-properties fo:font-size="22pt" style:font-size-asian="22pt" style:font-size-complex="22pt" style:language-complex="fa" style:country-complex="IR"/>
    </style:style>
    <style:style style:name="T689" style:parent-style-name="Standardstycketeckensnitt" style:family="text">
      <style:text-properties fo:font-size="22pt" style:font-size-asian="22pt" style:font-size-complex="22pt" style:language-complex="fa" style:country-complex="IR"/>
    </style:style>
    <style:style style:name="T690" style:parent-style-name="Standardstycketeckensnitt" style:family="text">
      <style:text-properties fo:font-size="22pt" style:font-size-asian="22pt" style:font-size-complex="22pt" style:language-complex="fa" style:country-complex="IR"/>
    </style:style>
    <style:style style:name="T691" style:parent-style-name="Standardstycketeckensnitt" style:family="text">
      <style:text-properties fo:font-size="22pt" style:font-size-asian="22pt" style:font-size-complex="22pt" style:language-complex="fa" style:country-complex="IR"/>
    </style:style>
    <style:style style:name="T692" style:parent-style-name="Standardstycketeckensnitt" style:family="text">
      <style:text-properties fo:font-size="22pt" style:font-size-asian="22pt" style:font-size-complex="22pt" style:language-complex="fa" style:country-complex="IR"/>
    </style:style>
    <style:style style:name="T693" style:parent-style-name="Standardstycketeckensnitt" style:family="text">
      <style:text-properties fo:font-size="22pt" style:font-size-asian="22pt" style:font-size-complex="22pt" style:language-complex="fa" style:country-complex="IR"/>
    </style:style>
    <style:style style:name="P694" style:parent-style-name="Normal" style:family="paragraph">
      <style:paragraph-properties style:writing-mode="rl-tb" fo:line-height="300%"/>
      <style:text-properties fo:font-size="22pt" style:font-size-asian="22pt" style:font-size-complex="22pt" style:language-complex="fa" style:country-complex="IR"/>
    </style:style>
    <style:style style:name="P695" style:parent-style-name="Normal" style:family="paragraph">
      <style:paragraph-properties style:writing-mode="rl-tb" fo:line-height="300%"/>
    </style:style>
    <style:style style:name="T696" style:parent-style-name="Standardstycketeckensnitt" style:family="text">
      <style:text-properties fo:font-size="22pt" style:font-size-asian="22pt" style:font-size-complex="22pt" style:language-complex="fa" style:country-complex="IR"/>
    </style:style>
    <style:style style:name="P697" style:parent-style-name="Normal" style:family="paragraph">
      <style:paragraph-properties style:writing-mode="rl-tb" fo:line-height="300%"/>
    </style:style>
    <style:style style:name="T698" style:parent-style-name="Standardstycketeckensnitt" style:family="text">
      <style:text-properties fo:font-size="22pt" style:font-size-asian="22pt" style:font-size-complex="22pt" style:language-complex="fa" style:country-complex="IR"/>
    </style:style>
    <style:style style:name="P699" style:parent-style-name="Normal" style:family="paragraph">
      <style:paragraph-properties style:writing-mode="rl-tb" fo:line-height="300%"/>
    </style:style>
    <style:style style:name="T700" style:parent-style-name="Standardstycketeckensnitt" style:family="text">
      <style:text-properties fo:font-size="22pt" style:font-size-asian="22pt" style:font-size-complex="22pt" style:language-complex="fa" style:country-complex="IR"/>
    </style:style>
    <style:style style:name="T701" style:parent-style-name="Standardstycketeckensnitt" style:family="text">
      <style:text-properties fo:font-size="22pt" style:font-size-asian="22pt" style:font-size-complex="22pt" style:language-complex="fa" style:country-complex="IR"/>
    </style:style>
    <style:style style:name="T702" style:parent-style-name="Standardstycketeckensnitt" style:family="text">
      <style:text-properties fo:font-size="22pt" style:font-size-asian="22pt" style:font-size-complex="22pt" style:language-complex="fa" style:country-complex="IR"/>
    </style:style>
    <style:style style:name="P703" style:parent-style-name="Normal" style:family="paragraph">
      <style:paragraph-properties style:writing-mode="rl-tb" fo:line-height="300%"/>
    </style:style>
    <style:style style:name="T704" style:parent-style-name="Standardstycketeckensnitt" style:family="text">
      <style:text-properties fo:font-size="22pt" style:font-size-asian="22pt" style:font-size-complex="22pt" style:language-complex="fa" style:country-complex="IR"/>
    </style:style>
    <style:style style:name="P705" style:parent-style-name="Normal" style:family="paragraph">
      <style:paragraph-properties style:writing-mode="rl-tb" fo:line-height="300%"/>
      <style:text-properties fo:font-size="22pt" style:font-size-asian="22pt" style:font-size-complex="22pt" style:language-complex="fa" style:country-complex="IR"/>
    </style:style>
    <style:style style:name="P706" style:parent-style-name="Normal" style:family="paragraph">
      <style:paragraph-properties style:writing-mode="rl-tb" fo:line-height="300%"/>
      <style:text-properties fo:font-size="22pt" style:font-size-asian="22pt" style:font-size-complex="22pt" style:language-complex="fa" style:country-complex="IR"/>
    </style:style>
    <style:style style:name="P707" style:parent-style-name="Normal" style:family="paragraph">
      <style:paragraph-properties style:writing-mode="rl-tb" fo:line-height="300%"/>
      <style:text-properties fo:font-size="22pt" style:font-size-asian="22pt" style:font-size-complex="22pt" style:language-complex="fa" style:country-complex="IR"/>
    </style:style>
    <style:style style:name="P708" style:parent-style-name="Normal" style:family="paragraph">
      <style:paragraph-properties style:writing-mode="rl-tb" fo:line-height="300%"/>
    </style:style>
    <style:style style:name="T709" style:parent-style-name="Standardstycketeckensnitt" style:family="text">
      <style:text-properties fo:font-size="22pt" style:font-size-asian="22pt" style:font-size-complex="22pt" style:language-complex="fa" style:country-complex="IR"/>
    </style:style>
    <style:style style:name="T710" style:parent-style-name="Standardstycketeckensnitt" style:family="text">
      <style:text-properties fo:font-size="22pt" style:font-size-asian="22pt" style:font-size-complex="22pt" style:language-complex="fa" style:country-complex="IR"/>
    </style:style>
    <style:style style:name="P711" style:parent-style-name="Normal" style:family="paragraph">
      <style:paragraph-properties style:writing-mode="rl-tb" fo:line-height="300%"/>
    </style:style>
    <style:style style:name="T712"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713" style:parent-style-name="Normal" style:family="paragraph">
      <style:paragraph-properties style:writing-mode="rl-tb" fo:line-height="300%"/>
    </style:style>
    <style:style style:name="T714" style:parent-style-name="Standardstycketeckensnitt" style:family="text">
      <style:text-properties fo:font-size="22pt" style:font-size-asian="22pt" style:font-size-complex="22pt" style:language-complex="fa" style:country-complex="IR"/>
    </style:style>
    <style:style style:name="T715" style:parent-style-name="Standardstycketeckensnitt" style:family="text">
      <style:text-properties fo:font-size="22pt" style:font-size-asian="22pt" style:font-size-complex="22pt" style:language-complex="fa" style:country-complex="IR"/>
    </style:style>
    <style:style style:name="T716" style:parent-style-name="Standardstycketeckensnitt" style:family="text">
      <style:text-properties fo:color="#FF0000" fo:font-size="22pt" style:font-size-asian="22pt" style:font-size-complex="22pt" style:language-complex="fa" style:country-complex="IR"/>
    </style:style>
    <style:style style:name="T717" style:parent-style-name="Standardstycketeckensnitt" style:family="text">
      <style:text-properties fo:font-size="22pt" style:font-size-asian="22pt" style:font-size-complex="22pt" style:language-complex="fa" style:country-complex="IR"/>
    </style:style>
    <style:style style:name="T718" style:parent-style-name="Standardstycketeckensnitt" style:family="text">
      <style:text-properties fo:font-size="22pt" style:font-size-asian="22pt" style:font-size-complex="22pt" style:language-complex="fa" style:country-complex="IR"/>
    </style:style>
    <style:style style:name="T719" style:parent-style-name="Standardstycketeckensnitt" style:family="text">
      <style:text-properties fo:font-size="22pt" style:font-size-asian="22pt" style:font-size-complex="22pt" style:language-complex="fa" style:country-complex="IR"/>
    </style:style>
    <style:style style:name="P720" style:parent-style-name="Normal" style:family="paragraph">
      <style:paragraph-properties style:writing-mode="rl-tb" fo:line-height="300%"/>
    </style:style>
    <style:style style:name="T721" style:parent-style-name="Standardstycketeckensnitt" style:family="text">
      <style:text-properties fo:font-size="22pt" style:font-size-asian="22pt" style:font-size-complex="22pt" style:language-complex="fa" style:country-complex="IR"/>
    </style:style>
    <style:style style:name="P722" style:parent-style-name="Normal" style:family="paragraph">
      <style:paragraph-properties style:writing-mode="rl-tb" fo:line-height="300%"/>
    </style:style>
    <style:style style:name="T723"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724" style:parent-style-name="Normal" style:family="paragraph">
      <style:paragraph-properties style:writing-mode="rl-tb" fo:line-height="300%"/>
    </style:style>
    <style:style style:name="T725" style:parent-style-name="Standardstycketeckensnitt" style:family="text">
      <style:text-properties fo:font-size="22pt" style:font-size-asian="22pt" style:font-size-complex="22pt" style:language-complex="fa" style:country-complex="IR"/>
    </style:style>
    <style:style style:name="T726" style:parent-style-name="Standardstycketeckensnitt" style:family="text">
      <style:text-properties fo:font-size="22pt" style:font-size-asian="22pt" style:font-size-complex="22pt" style:language-complex="fa" style:country-complex="IR"/>
    </style:style>
    <style:style style:name="P727" style:parent-style-name="Normal" style:family="paragraph">
      <style:paragraph-properties style:writing-mode="rl-tb" fo:line-height="300%"/>
    </style:style>
    <style:style style:name="T728" style:parent-style-name="Standardstycketeckensnitt" style:family="text">
      <style:text-properties fo:font-size="22pt" style:font-size-asian="22pt" style:font-size-complex="22pt" style:language-complex="fa" style:country-complex="IR"/>
    </style:style>
    <style:style style:name="P729" style:parent-style-name="Normal" style:family="paragraph">
      <style:paragraph-properties style:writing-mode="rl-tb" fo:line-height="300%"/>
    </style:style>
    <style:style style:name="T730"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731" style:parent-style-name="Standardstycketeckensnitt" style:family="text">
      <style:text-properties fo:font-size="22pt" style:font-size-asian="22pt" style:font-size-complex="22pt" style:language-complex="fa" style:country-complex="IR"/>
    </style:style>
    <style:style style:name="T732" style:parent-style-name="Standardstycketeckensnitt" style:family="text">
      <style:text-properties fo:font-size="22pt" style:font-size-asian="22pt" style:font-size-complex="22pt" style:language-complex="fa" style:country-complex="IR"/>
    </style:style>
    <style:style style:name="T733" style:parent-style-name="Standardstycketeckensnitt" style:family="text">
      <style:text-properties fo:font-size="22pt" style:font-size-asian="22pt" style:font-size-complex="22pt" style:language-complex="fa" style:country-complex="IR"/>
    </style:style>
    <style:style style:name="T734" style:parent-style-name="Standardstycketeckensnitt" style:family="text">
      <style:text-properties fo:font-size="22pt" style:font-size-asian="22pt" style:font-size-complex="22pt" fo:language="sv" fo:country="SE" style:language-complex="fa" style:country-complex="IR"/>
    </style:style>
    <style:style style:name="T735" style:parent-style-name="Standardstycketeckensnitt" style:family="text">
      <style:text-properties fo:font-size="22pt" style:font-size-asian="22pt" style:font-size-complex="22pt" style:language-complex="fa" style:country-complex="IR"/>
    </style:style>
    <style:style style:name="T736" style:parent-style-name="Standardstycketeckensnitt" style:family="text">
      <style:text-properties fo:font-size="22pt" style:font-size-asian="22pt" style:font-size-complex="22pt" style:language-complex="fa" style:country-complex="IR"/>
    </style:style>
    <style:style style:name="T737" style:parent-style-name="Standardstycketeckensnitt" style:family="text">
      <style:text-properties fo:font-size="22pt" style:font-size-asian="22pt" style:font-size-complex="22pt" style:language-complex="fa" style:country-complex="IR"/>
    </style:style>
    <style:style style:name="T738" style:parent-style-name="Standardstycketeckensnitt" style:family="text">
      <style:text-properties fo:font-size="22pt" style:font-size-asian="22pt" style:font-size-complex="22pt" style:language-complex="fa" style:country-complex="IR"/>
    </style:style>
    <style:style style:name="T739" style:parent-style-name="Standardstycketeckensnitt" style:family="text">
      <style:text-properties fo:font-size="22pt" style:font-size-asian="22pt" style:font-size-complex="22pt" style:language-complex="fa" style:country-complex="IR"/>
    </style:style>
    <style:style style:name="P740" style:parent-style-name="Normal" style:family="paragraph">
      <style:paragraph-properties style:writing-mode="rl-tb" fo:line-height="300%"/>
      <style:text-properties fo:font-size="22pt" style:font-size-asian="22pt" style:font-size-complex="22pt" style:language-complex="fa" style:country-complex="IR"/>
    </style:style>
    <style:style style:name="P741" style:parent-style-name="Normal" style:family="paragraph">
      <style:paragraph-properties style:writing-mode="rl-tb" fo:line-height="300%"/>
      <style:text-properties fo:font-size="22pt" style:font-size-asian="22pt" style:font-size-complex="22pt" style:language-complex="fa" style:country-complex="IR"/>
    </style:style>
    <style:style style:name="P742" style:parent-style-name="Normal" style:family="paragraph">
      <style:paragraph-properties style:writing-mode="rl-tb" fo:line-height="300%"/>
    </style:style>
    <style:style style:name="T743" style:parent-style-name="Standardstycketeckensnitt" style:family="text">
      <style:text-properties fo:font-size="22pt" style:font-size-asian="22pt" style:font-size-complex="22pt" style:language-complex="fa" style:country-complex="IR"/>
    </style:style>
    <style:style style:name="P744" style:parent-style-name="Normal" style:family="paragraph">
      <style:paragraph-properties style:writing-mode="rl-tb" fo:line-height="300%"/>
    </style:style>
    <style:style style:name="T745" style:parent-style-name="Standardstycketeckensnitt" style:family="text">
      <style:text-properties fo:font-size="22pt" style:font-size-asian="22pt" style:font-size-complex="22pt" style:language-complex="fa" style:country-complex="IR"/>
    </style:style>
    <style:style style:name="T746" style:parent-style-name="Standardstycketeckensnitt" style:family="text">
      <style:text-properties fo:font-size="22pt" style:font-size-asian="22pt" style:font-size-complex="22pt" style:language-complex="fa" style:country-complex="IR"/>
    </style:style>
    <style:style style:name="T747" style:parent-style-name="Standardstycketeckensnitt" style:family="text">
      <style:text-properties fo:font-size="22pt" style:font-size-asian="22pt" style:font-size-complex="22pt" style:language-complex="fa" style:country-complex="IR"/>
    </style:style>
    <style:style style:name="T748" style:parent-style-name="Standardstycketeckensnitt" style:family="text">
      <style:text-properties fo:color="#FF0000" fo:font-size="22pt" style:font-size-asian="22pt" style:font-size-complex="22pt" style:language-complex="fa" style:country-complex="IR"/>
    </style:style>
    <style:style style:name="T749" style:parent-style-name="Standardstycketeckensnitt" style:family="text">
      <style:text-properties fo:font-size="22pt" style:font-size-asian="22pt" style:font-size-complex="22pt" style:language-complex="fa" style:country-complex="IR"/>
    </style:style>
    <style:style style:name="P750" style:parent-style-name="Normal" style:family="paragraph">
      <style:paragraph-properties style:writing-mode="rl-tb" fo:line-height="300%"/>
      <style:text-properties fo:font-size="22pt" style:font-size-asian="22pt" style:font-size-complex="22pt" style:language-complex="fa" style:country-complex="IR"/>
    </style:style>
    <style:style style:name="P751" style:parent-style-name="Normal" style:family="paragraph">
      <style:paragraph-properties style:writing-mode="rl-tb" fo:line-height="300%"/>
      <style:text-properties fo:font-size="22pt" style:font-size-asian="22pt" style:font-size-complex="22pt" style:language-complex="fa" style:country-complex="IR"/>
    </style:style>
    <style:style style:name="P752" style:parent-style-name="Normal" style:family="paragraph">
      <style:paragraph-properties style:writing-mode="rl-tb" fo:line-height="300%"/>
    </style:style>
    <style:style style:name="T753"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754" style:parent-style-name="Normal" style:family="paragraph">
      <style:paragraph-properties style:writing-mode="rl-tb" fo:line-height="300%"/>
    </style:style>
    <style:style style:name="T755" style:parent-style-name="Standardstycketeckensnitt" style:family="text">
      <style:text-properties fo:font-size="22pt" style:font-size-asian="22pt" style:font-size-complex="22pt" style:language-complex="fa" style:country-complex="IR"/>
    </style:style>
    <style:style style:name="T756" style:parent-style-name="Standardstycketeckensnitt" style:family="text">
      <style:text-properties fo:color="#FF0000" fo:font-size="22pt" style:font-size-asian="22pt" style:font-size-complex="22pt" style:language-complex="fa" style:country-complex="IR"/>
    </style:style>
    <style:style style:name="T757" style:parent-style-name="Standardstycketeckensnitt" style:family="text">
      <style:text-properties fo:color="#FF0000" fo:font-size="22pt" style:font-size-asian="22pt" style:font-size-complex="22pt" style:language-complex="fa" style:country-complex="IR"/>
    </style:style>
    <style:style style:name="T758" style:parent-style-name="Standardstycketeckensnitt" style:family="text">
      <style:text-properties fo:font-size="22pt" style:font-size-asian="22pt" style:font-size-complex="22pt" style:language-complex="fa" style:country-complex="IR"/>
    </style:style>
    <style:style style:name="T759" style:parent-style-name="Standardstycketeckensnitt" style:family="text">
      <style:text-properties fo:font-size="22pt" style:font-size-asian="22pt" style:font-size-complex="22pt" style:language-complex="fa" style:country-complex="IR"/>
    </style:style>
    <style:style style:name="T760" style:parent-style-name="Standardstycketeckensnitt" style:family="text">
      <style:text-properties fo:font-size="22pt" style:font-size-asian="22pt" style:font-size-complex="22pt" style:language-complex="fa" style:country-complex="IR"/>
    </style:style>
    <style:style style:name="T761" style:parent-style-name="Standardstycketeckensnitt" style:family="text">
      <style:text-properties fo:font-size="22pt" style:font-size-asian="22pt" style:font-size-complex="22pt" style:language-complex="fa" style:country-complex="IR"/>
    </style:style>
    <style:style style:name="T762" style:parent-style-name="Standardstycketeckensnitt" style:family="text">
      <style:text-properties fo:font-size="22pt" style:font-size-asian="22pt" style:font-size-complex="22pt" style:language-complex="fa" style:country-complex="IR"/>
    </style:style>
    <style:style style:name="P763" style:parent-style-name="Normal" style:family="paragraph">
      <style:paragraph-properties style:writing-mode="rl-tb" fo:line-height="300%"/>
    </style:style>
    <style:style style:name="T764" style:parent-style-name="Standardstycketeckensnitt" style:family="text">
      <style:text-properties fo:font-size="22pt" style:font-size-asian="22pt" style:font-size-complex="22pt" style:language-complex="fa" style:country-complex="IR"/>
    </style:style>
    <style:style style:name="T765" style:parent-style-name="Standardstycketeckensnitt" style:family="text">
      <style:text-properties fo:font-size="22pt" style:font-size-asian="22pt" style:font-size-complex="22pt" style:language-complex="fa" style:country-complex="IR"/>
    </style:style>
    <style:style style:name="P766" style:parent-style-name="Normal" style:family="paragraph">
      <style:paragraph-properties style:writing-mode="rl-tb" fo:line-height="300%"/>
    </style:style>
    <style:style style:name="T767" style:parent-style-name="Standardstycketeckensnitt" style:family="text">
      <style:text-properties fo:font-size="22pt" style:font-size-asian="22pt" style:font-size-complex="22pt" style:language-complex="fa" style:country-complex="IR"/>
    </style:style>
    <style:style style:name="T768" style:parent-style-name="Standardstycketeckensnitt" style:family="text">
      <style:text-properties fo:font-size="22pt" style:font-size-asian="22pt" style:font-size-complex="22pt" style:language-complex="fa" style:country-complex="IR"/>
    </style:style>
    <style:style style:name="T769" style:parent-style-name="Standardstycketeckensnitt" style:family="text">
      <style:text-properties fo:font-size="22pt" style:font-size-asian="22pt" style:font-size-complex="22pt" style:language-complex="fa" style:country-complex="IR"/>
    </style:style>
    <style:style style:name="T770" style:parent-style-name="Standardstycketeckensnitt" style:family="text">
      <style:text-properties fo:font-size="22pt" style:font-size-asian="22pt" style:font-size-complex="22pt" style:language-complex="fa" style:country-complex="IR"/>
    </style:style>
    <style:style style:name="T771" style:parent-style-name="Standardstycketeckensnitt" style:family="text">
      <style:text-properties fo:font-size="22pt" style:font-size-asian="22pt" style:font-size-complex="22pt" style:language-complex="fa" style:country-complex="IR"/>
    </style:style>
    <style:style style:name="T772" style:parent-style-name="Standardstycketeckensnitt" style:family="text">
      <style:text-properties fo:font-size="22pt" style:font-size-asian="22pt" style:font-size-complex="22pt" style:language-complex="fa" style:country-complex="IR"/>
    </style:style>
    <style:style style:name="T773" style:parent-style-name="Standardstycketeckensnitt" style:family="text">
      <style:text-properties fo:font-size="22pt" style:font-size-asian="22pt" style:font-size-complex="22pt" style:language-complex="fa" style:country-complex="IR"/>
    </style:style>
    <style:style style:name="T774" style:parent-style-name="Standardstycketeckensnitt" style:family="text">
      <style:text-properties fo:font-size="22pt" style:font-size-asian="22pt" style:font-size-complex="22pt" style:language-complex="fa" style:country-complex="IR"/>
    </style:style>
    <style:style style:name="T775" style:parent-style-name="Standardstycketeckensnitt" style:family="text">
      <style:text-properties fo:font-size="22pt" style:font-size-asian="22pt" style:font-size-complex="22pt" style:language-complex="fa" style:country-complex="IR"/>
    </style:style>
    <style:style style:name="T776" style:parent-style-name="Standardstycketeckensnitt" style:family="text">
      <style:text-properties fo:font-size="22pt" style:font-size-asian="22pt" style:font-size-complex="22pt" style:language-complex="fa" style:country-complex="IR"/>
    </style:style>
    <style:style style:name="T777" style:parent-style-name="Standardstycketeckensnitt" style:family="text">
      <style:text-properties fo:font-size="22pt" style:font-size-asian="22pt" style:font-size-complex="22pt" style:language-complex="fa" style:country-complex="IR"/>
    </style:style>
    <style:style style:name="P778" style:parent-style-name="Normal" style:family="paragraph">
      <style:paragraph-properties style:writing-mode="rl-tb" fo:line-height="300%"/>
    </style:style>
    <style:style style:name="T779"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T780" style:parent-style-name="Standardstycketeckensnitt" style:family="text">
      <style:text-properties fo:font-size="22pt" style:font-size-asian="22pt" style:font-size-complex="22pt" style:language-complex="fa" style:country-complex="IR"/>
    </style:style>
    <style:style style:name="T781" style:parent-style-name="Standardstycketeckensnitt" style:family="text">
      <style:text-properties fo:font-size="22pt" style:font-size-asian="22pt" style:font-size-complex="22pt" style:language-complex="fa" style:country-complex="IR"/>
    </style:style>
    <style:style style:name="T782" style:parent-style-name="Standardstycketeckensnitt" style:family="text">
      <style:text-properties fo:font-size="22pt" style:font-size-asian="22pt" style:font-size-complex="22pt" style:language-complex="fa" style:country-complex="IR"/>
    </style:style>
    <style:style style:name="T783" style:parent-style-name="Standardstycketeckensnitt" style:family="text">
      <style:text-properties fo:font-size="22pt" style:font-size-asian="22pt" style:font-size-complex="22pt" style:language-complex="fa" style:country-complex="IR"/>
    </style:style>
    <style:style style:name="P784" style:parent-style-name="Normal" style:family="paragraph">
      <style:paragraph-properties style:writing-mode="rl-tb" fo:line-height="300%"/>
      <style:text-properties fo:font-size="22pt" style:font-size-asian="22pt" style:font-size-complex="22pt" style:language-complex="fa" style:country-complex="IR"/>
    </style:style>
    <style:style style:name="P785" style:parent-style-name="Normal" style:family="paragraph">
      <style:paragraph-properties style:writing-mode="rl-tb" fo:line-height="300%"/>
    </style:style>
    <style:style style:name="T786" style:parent-style-name="Standardstycketeckensnitt" style:family="text">
      <style:text-properties fo:font-size="22pt" style:font-size-asian="22pt" style:font-size-complex="22pt" style:language-complex="fa" style:country-complex="IR"/>
    </style:style>
    <style:style style:name="P787" style:parent-style-name="Normal" style:family="paragraph">
      <style:paragraph-properties style:writing-mode="rl-tb" fo:line-height="300%"/>
    </style:style>
    <style:style style:name="T788" style:parent-style-name="Standardstycketeckensnitt" style:family="text">
      <style:text-properties fo:font-weight="bold" style:font-weight-asian="bold" style:font-weight-complex="bold" fo:font-size="22pt" style:font-size-asian="22pt" style:font-size-complex="22pt" fo:language="sv" fo:country="SE" style:language-complex="fa" style:country-complex="IR"/>
    </style:style>
    <style:style style:name="P789" style:parent-style-name="Normal" style:family="paragraph">
      <style:paragraph-properties style:writing-mode="rl-tb" fo:line-height="300%"/>
    </style:style>
    <style:style style:name="T790" style:parent-style-name="Standardstycketeckensnitt" style:family="text">
      <style:text-properties fo:font-size="22pt" style:font-size-asian="22pt" style:font-size-complex="22pt" style:language-complex="fa" style:country-complex="IR"/>
    </style:style>
    <style:style style:name="T791" style:parent-style-name="Standardstycketeckensnitt" style:family="text">
      <style:text-properties fo:font-size="22pt" style:font-size-asian="22pt" style:font-size-complex="22pt" style:language-complex="fa" style:country-complex="IR"/>
    </style:style>
    <style:style style:name="T792" style:parent-style-name="Standardstycketeckensnitt" style:family="text">
      <style:text-properties fo:font-size="22pt" style:font-size-asian="22pt" style:font-size-complex="22pt" style:language-complex="fa" style:country-complex="IR"/>
    </style:style>
    <style:style style:name="P793" style:parent-style-name="Normal" style:family="paragraph">
      <style:paragraph-properties style:writing-mode="rl-tb" fo:line-height="300%"/>
    </style:style>
    <style:style style:name="T794" style:parent-style-name="Standardstycketeckensnitt" style:family="text">
      <style:text-properties fo:font-size="22pt" style:font-size-asian="22pt" style:font-size-complex="22pt" style:language-complex="fa" style:country-complex="IR"/>
    </style:style>
    <style:style style:name="T795" style:parent-style-name="Standardstycketeckensnitt" style:family="text">
      <style:text-properties fo:font-size="22pt" style:font-size-asian="22pt" style:font-size-complex="22pt" fo:language="sv" fo:country="SE" style:language-complex="fa" style:country-complex="IR"/>
    </style:style>
    <style:style style:name="T796" style:parent-style-name="Standardstycketeckensnitt" style:family="text">
      <style:text-properties fo:font-size="22pt" style:font-size-asian="22pt" style:font-size-complex="22pt" style:language-complex="fa" style:country-complex="IR"/>
    </style:style>
    <style:style style:name="T797" style:parent-style-name="Standardstycketeckensnitt" style:family="text">
      <style:text-properties fo:font-size="22pt" style:font-size-asian="22pt" style:font-size-complex="22pt" style:language-complex="fa" style:country-complex="IR"/>
    </style:style>
    <style:style style:name="P798" style:parent-style-name="Normal" style:family="paragraph">
      <style:paragraph-properties style:writing-mode="rl-tb" fo:line-height="300%"/>
    </style:style>
    <style:style style:name="T799" style:parent-style-name="Standardstycketeckensnitt" style:family="text">
      <style:text-properties fo:font-size="22pt" style:font-size-asian="22pt" style:font-size-complex="22pt" style:language-complex="fa" style:country-complex="IR"/>
    </style:style>
    <style:style style:name="T800" style:parent-style-name="Standardstycketeckensnitt" style:family="text">
      <style:text-properties fo:font-size="22pt" style:font-size-asian="22pt" style:font-size-complex="22pt" style:language-complex="fa" style:country-complex="IR"/>
    </style:style>
    <style:style style:name="T801" style:parent-style-name="Standardstycketeckensnitt" style:family="text">
      <style:text-properties fo:font-size="22pt" style:font-size-asian="22pt" style:font-size-complex="22pt" style:language-complex="fa" style:country-complex="IR"/>
    </style:style>
    <style:style style:name="P802" style:parent-style-name="Normal" style:family="paragraph">
      <style:paragraph-properties style:writing-mode="rl-tb" fo:line-height="300%"/>
      <style:text-properties fo:font-size="22pt" style:font-size-asian="22pt" style:font-size-complex="22pt" style:language-complex="fa" style:country-complex="IR"/>
    </style:style>
    <style:style style:name="P803" style:parent-style-name="Normal" style:family="paragraph">
      <style:paragraph-properties style:writing-mode="rl-tb" fo:line-height="300%"/>
    </style:style>
    <style:style style:name="T804" style:parent-style-name="Standardstycketeckensnitt" style:family="text">
      <style:text-properties fo:font-weight="bold" style:font-weight-asian="bold" style:font-weight-complex="bold" fo:font-size="22pt" style:font-size-asian="22pt" style:font-size-complex="22pt" style:language-complex="fa" style:country-complex="IR"/>
    </style:style>
    <style:style style:name="P805" style:parent-style-name="Normal" style:family="paragraph">
      <style:paragraph-properties style:writing-mode="rl-tb" fo:line-height="300%"/>
    </style:style>
    <style:style style:name="T806" style:parent-style-name="Standardstycketeckensnitt" style:family="text">
      <style:text-properties fo:font-size="22pt" style:font-size-asian="22pt" style:font-size-complex="22pt" style:language-complex="fa" style:country-complex="IR"/>
    </style:style>
    <style:style style:name="P807" style:parent-style-name="Normal" style:family="paragraph">
      <style:paragraph-properties style:writing-mode="rl-tb" fo:line-height="300%"/>
      <style:text-properties fo:font-size="22pt" style:font-size-asian="22pt" style:font-size-complex="22pt" style:language-complex="fa" style:country-complex="IR"/>
    </style:style>
    <style:style style:name="P808" style:parent-style-name="Normal" style:family="paragraph">
      <style:paragraph-properties style:writing-mode="rl-tb" fo:line-height="300%"/>
      <style:text-properties fo:font-size="22pt" style:font-size-asian="22pt" style:font-size-complex="22pt" style:language-complex="fa" style:country-complex="IR"/>
    </style:style>
    <style:style style:name="P809"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810"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811"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812" style:parent-style-name="Normal" style:family="paragraph">
      <style:paragraph-properties style:writing-mode="rl-tb" fo:line-height="300%"/>
    </style:style>
    <style:style style:name="T813" style:parent-style-name="Standardstycketeckensnitt" style:family="text">
      <style:text-properties fo:font-size="22pt" style:font-size-asian="22pt" style:font-size-complex="22pt" style:language-complex="fa" style:country-complex="IR"/>
    </style:style>
    <style:style style:name="P814" style:parent-style-name="Liststycke" style:list-style-name="LFO7" style:family="paragraph">
      <style:paragraph-properties style:writing-mode="rl-tb" fo:line-height="300%"/>
    </style:style>
    <style:style style:name="T815" style:parent-style-name="Standardstycketeckensnitt" style:family="text">
      <style:text-properties fo:font-size="22pt" style:font-size-asian="22pt" style:font-size-complex="22pt" style:language-complex="fa" style:country-complex="IR"/>
    </style:style>
    <style:style style:name="P816" style:parent-style-name="Liststycke" style:list-style-name="LFO7" style:family="paragraph">
      <style:paragraph-properties style:writing-mode="rl-tb" fo:line-height="300%"/>
    </style:style>
    <style:style style:name="T817" style:parent-style-name="Standardstycketeckensnitt" style:family="text">
      <style:text-properties fo:font-size="22pt" style:font-size-asian="22pt" style:font-size-complex="22pt" style:language-complex="fa" style:country-complex="IR"/>
    </style:style>
    <style:style style:name="P818" style:parent-style-name="Liststycke" style:list-style-name="LFO7" style:family="paragraph">
      <style:paragraph-properties style:writing-mode="rl-tb" fo:line-height="300%"/>
    </style:style>
    <style:style style:name="T819" style:parent-style-name="Standardstycketeckensnitt" style:family="text">
      <style:text-properties fo:font-size="22pt" style:font-size-asian="22pt" style:font-size-complex="22pt" style:language-complex="fa" style:country-complex="IR"/>
    </style:style>
    <style:style style:name="P820" style:parent-style-name="Liststycke" style:list-style-name="LFO7" style:family="paragraph">
      <style:paragraph-properties style:writing-mode="rl-tb" fo:line-height="300%"/>
    </style:style>
    <style:style style:name="T821" style:parent-style-name="Standardstycketeckensnitt" style:family="text">
      <style:text-properties fo:font-size="22pt" style:font-size-asian="22pt" style:font-size-complex="22pt" style:language-complex="fa" style:country-complex="IR"/>
    </style:style>
    <style:style style:name="T822" style:parent-style-name="Standardstycketeckensnitt" style:family="text">
      <style:text-properties fo:font-size="22pt" style:font-size-asian="22pt" style:font-size-complex="22pt" style:language-complex="fa" style:country-complex="IR"/>
    </style:style>
    <style:style style:name="T823" style:parent-style-name="Standardstycketeckensnitt" style:family="text">
      <style:text-properties fo:font-size="22pt" style:font-size-asian="22pt" style:font-size-complex="22pt" style:language-complex="fa" style:country-complex="IR"/>
    </style:style>
    <style:style style:name="T824" style:parent-style-name="Standardstycketeckensnitt" style:family="text">
      <style:text-properties fo:font-size="22pt" style:font-size-asian="22pt" style:font-size-complex="22pt" fo:language="sv" fo:country="SE" style:language-complex="fa" style:country-complex="IR"/>
    </style:style>
    <style:style style:name="T825" style:parent-style-name="Standardstycketeckensnitt" style:family="text">
      <style:text-properties fo:font-size="22pt" style:font-size-asian="22pt" style:font-size-complex="22pt" style:language-complex="fa" style:country-complex="IR"/>
    </style:style>
    <style:style style:name="T826" style:parent-style-name="Standardstycketeckensnitt" style:family="text">
      <style:text-properties fo:font-size="22pt" style:font-size-asian="22pt" style:font-size-complex="22pt" style:language-complex="fa" style:country-complex="IR"/>
    </style:style>
    <style:style style:name="T827" style:parent-style-name="Standardstycketeckensnitt" style:family="text">
      <style:text-properties fo:font-size="22pt" style:font-size-asian="22pt" style:font-size-complex="22pt" style:language-complex="fa" style:country-complex="IR"/>
    </style:style>
    <style:style style:name="T828" style:parent-style-name="Standardstycketeckensnitt" style:family="text">
      <style:text-properties fo:font-size="22pt" style:font-size-asian="22pt" style:font-size-complex="22pt" style:language-complex="fa" style:country-complex="IR"/>
    </style:style>
    <style:style style:name="P829" style:parent-style-name="Liststycke" style:list-style-name="LFO7" style:family="paragraph">
      <style:paragraph-properties style:writing-mode="rl-tb" fo:line-height="300%"/>
    </style:style>
    <style:style style:name="T830" style:parent-style-name="Standardstycketeckensnitt" style:family="text">
      <style:text-properties fo:font-size="22pt" style:font-size-asian="22pt" style:font-size-complex="22pt" style:language-complex="fa" style:country-complex="IR"/>
    </style:style>
    <style:style style:name="T831" style:parent-style-name="Standardstycketeckensnitt" style:family="text">
      <style:text-properties fo:font-size="22pt" style:font-size-asian="22pt" style:font-size-complex="22pt" style:language-complex="fa" style:country-complex="IR"/>
    </style:style>
    <style:style style:name="T832" style:parent-style-name="Standardstycketeckensnitt" style:family="text">
      <style:text-properties fo:font-size="22pt" style:font-size-asian="22pt" style:font-size-complex="22pt" style:language-complex="fa" style:country-complex="IR"/>
    </style:style>
    <style:style style:name="P833" style:parent-style-name="Liststycke" style:list-style-name="LFO7" style:family="paragraph">
      <style:paragraph-properties style:writing-mode="rl-tb" fo:line-height="300%"/>
    </style:style>
    <style:style style:name="T834" style:parent-style-name="Standardstycketeckensnitt" style:family="text">
      <style:text-properties fo:font-size="22pt" style:font-size-asian="22pt" style:font-size-complex="22pt" style:language-complex="fa" style:country-complex="IR"/>
    </style:style>
    <style:style style:name="P835" style:parent-style-name="Liststycke" style:list-style-name="LFO7" style:family="paragraph">
      <style:paragraph-properties style:writing-mode="rl-tb" fo:line-height="300%"/>
    </style:style>
    <style:style style:name="T836" style:parent-style-name="Standardstycketeckensnitt" style:family="text">
      <style:text-properties fo:font-size="22pt" style:font-size-asian="22pt" style:font-size-complex="22pt" style:language-complex="fa" style:country-complex="IR"/>
    </style:style>
    <style:style style:name="P837" style:parent-style-name="Liststycke" style:list-style-name="LFO7" style:family="paragraph">
      <style:paragraph-properties style:writing-mode="rl-tb" fo:line-height="300%"/>
    </style:style>
    <style:style style:name="T838" style:parent-style-name="Standardstycketeckensnitt" style:family="text">
      <style:text-properties fo:font-size="22pt" style:font-size-asian="22pt" style:font-size-complex="22pt" style:language-complex="fa" style:country-complex="IR"/>
    </style:style>
    <style:style style:name="T839" style:parent-style-name="Standardstycketeckensnitt" style:family="text">
      <style:text-properties fo:font-size="22pt" style:font-size-asian="22pt" style:font-size-complex="22pt" style:language-complex="fa" style:country-complex="IR"/>
    </style:style>
    <style:style style:name="T840" style:parent-style-name="Standardstycketeckensnitt" style:family="text">
      <style:text-properties fo:font-size="22pt" style:font-size-asian="22pt" style:font-size-complex="22pt" style:language-complex="fa" style:country-complex="IR"/>
    </style:style>
    <style:style style:name="P841" style:parent-style-name="Liststycke" style:list-style-name="LFO7" style:family="paragraph">
      <style:paragraph-properties style:writing-mode="rl-tb" fo:line-height="300%"/>
    </style:style>
    <style:style style:name="T842" style:parent-style-name="Standardstycketeckensnitt" style:family="text">
      <style:text-properties fo:font-size="22pt" style:font-size-asian="22pt" style:font-size-complex="22pt" style:language-complex="fa" style:country-complex="IR"/>
    </style:style>
    <style:style style:name="T843" style:parent-style-name="Standardstycketeckensnitt" style:family="text">
      <style:text-properties fo:font-size="22pt" style:font-size-asian="22pt" style:font-size-complex="22pt" style:language-complex="fa" style:country-complex="IR"/>
    </style:style>
    <style:style style:name="P844" style:parent-style-name="Liststycke" style:list-style-name="LFO7" style:family="paragraph">
      <style:paragraph-properties style:writing-mode="rl-tb" fo:line-height="300%" fo:margin-left="0.3937in" fo:text-indent="-0.2958in">
        <style:tab-stops/>
      </style:paragraph-properties>
    </style:style>
    <style:style style:name="T845" style:parent-style-name="Standardstycketeckensnitt" style:family="text">
      <style:text-properties fo:font-size="22pt" style:font-size-asian="22pt" style:font-size-complex="22pt" style:language-complex="fa" style:country-complex="IR"/>
    </style:style>
    <style:style style:name="P846" style:parent-style-name="Normal" style:family="paragraph">
      <style:paragraph-properties style:writing-mode="rl-tb" fo:line-height="300%"/>
      <style:text-properties fo:font-size="22pt" style:font-size-asian="22pt" style:font-size-complex="22pt" style:language-complex="fa" style:country-complex="IR"/>
    </style:style>
    <style:style style:name="P847" style:parent-style-name="Normal" style:family="paragraph">
      <style:paragraph-properties style:writing-mode="rl-tb" fo:line-height="300%"/>
      <style:text-properties fo:font-size="14pt" style:font-size-asian="14pt" style:font-size-complex="14pt" style:language-complex="fa" style:country-complex="IR"/>
    </style:style>
    <style:style style:name="P848" style:parent-style-name="Normal" style:family="paragraph">
      <style:paragraph-properties style:writing-mode="rl-tb" fo:line-height="300%"/>
      <style:text-properties fo:font-size="14pt" style:font-size-asian="14pt" style:font-size-complex="14pt" fo:language="sv" fo:country="SE" style:language-complex="fa" style:country-complex="IR"/>
    </style:style>
    <style:style style:name="P849" style:parent-style-name="Normal" style:family="paragraph">
      <style:paragraph-properties style:writing-mode="rl-tb" fo:line-height="300%"/>
    </style:style>
    <style:style style:name="T850" style:parent-style-name="Standardstycketeckensnitt" style:family="text">
      <style:text-properties fo:font-size="14pt" style:font-size-asian="14pt" style:font-size-complex="14pt" style:language-complex="fa" style:country-complex="IR"/>
    </style:style>
    <style:style style:name="P851" style:parent-style-name="Liststycke" style:list-style-name="LFO8" style:family="paragraph">
      <style:paragraph-properties style:writing-mode="rl-tb" fo:line-height="300%"/>
    </style:style>
    <style:style style:name="T852" style:parent-style-name="Standardstycketeckensnitt" style:family="text">
      <style:text-properties fo:font-size="22pt" style:font-size-asian="22pt" style:font-size-complex="22pt" style:language-complex="fa" style:country-complex="IR"/>
    </style:style>
    <style:style style:name="P853" style:parent-style-name="Liststycke" style:list-style-name="LFO8" style:family="paragraph">
      <style:paragraph-properties style:writing-mode="rl-tb" fo:line-height="300%"/>
    </style:style>
    <style:style style:name="T854" style:parent-style-name="Standardstycketeckensnitt" style:family="text">
      <style:text-properties fo:font-size="22pt" style:font-size-asian="22pt" style:font-size-complex="22pt" style:language-complex="fa" style:country-complex="IR"/>
    </style:style>
    <style:style style:name="T855" style:parent-style-name="Standardstycketeckensnitt" style:family="text">
      <style:text-properties fo:font-size="22pt" style:font-size-asian="22pt" style:font-size-complex="22pt" style:language-complex="fa" style:country-complex="IR"/>
    </style:style>
    <style:style style:name="P856" style:parent-style-name="Liststycke" style:list-style-name="LFO8" style:family="paragraph">
      <style:paragraph-properties style:writing-mode="rl-tb" fo:line-height="300%"/>
    </style:style>
    <style:style style:name="T857" style:parent-style-name="Standardstycketeckensnitt" style:family="text">
      <style:text-properties fo:font-size="22pt" style:font-size-asian="22pt" style:font-size-complex="22pt" style:language-complex="fa" style:country-complex="IR"/>
    </style:style>
    <style:style style:name="P858" style:parent-style-name="Liststycke" style:list-style-name="LFO8" style:family="paragraph">
      <style:paragraph-properties style:writing-mode="rl-tb" fo:line-height="300%"/>
    </style:style>
    <style:style style:name="T859" style:parent-style-name="Standardstycketeckensnitt" style:family="text">
      <style:text-properties fo:font-size="22pt" style:font-size-asian="22pt" style:font-size-complex="22pt" style:language-complex="fa" style:country-complex="IR"/>
    </style:style>
    <style:style style:name="P860" style:parent-style-name="Liststycke" style:list-style-name="LFO8" style:family="paragraph">
      <style:paragraph-properties style:writing-mode="rl-tb" fo:line-height="300%"/>
    </style:style>
    <style:style style:name="T861" style:parent-style-name="Standardstycketeckensnitt" style:family="text">
      <style:text-properties fo:font-size="22pt" style:font-size-asian="22pt" style:font-size-complex="22pt" style:language-complex="fa" style:country-complex="IR"/>
    </style:style>
    <style:style style:name="T862" style:parent-style-name="Standardstycketeckensnitt" style:family="text">
      <style:text-properties fo:font-size="22pt" style:font-size-asian="22pt" style:font-size-complex="22pt" style:language-complex="fa" style:country-complex="IR"/>
    </style:style>
    <style:style style:name="P863" style:parent-style-name="Liststycke" style:list-style-name="LFO8" style:family="paragraph">
      <style:paragraph-properties style:writing-mode="rl-tb" fo:line-height="300%"/>
    </style:style>
    <style:style style:name="T864" style:parent-style-name="Standardstycketeckensnitt" style:family="text">
      <style:text-properties fo:font-size="22pt" style:font-size-asian="22pt" style:font-size-complex="22pt" style:language-complex="fa" style:country-complex="IR"/>
    </style:style>
    <style:style style:name="P865" style:parent-style-name="Liststycke" style:list-style-name="LFO8" style:family="paragraph">
      <style:paragraph-properties style:writing-mode="rl-tb" fo:line-height="300%"/>
    </style:style>
    <style:style style:name="T866" style:parent-style-name="Standardstycketeckensnitt" style:family="text">
      <style:text-properties fo:font-size="22pt" style:font-size-asian="22pt" style:font-size-complex="22pt" style:language-complex="fa" style:country-complex="IR"/>
    </style:style>
    <style:style style:name="T867" style:parent-style-name="Standardstycketeckensnitt" style:family="text">
      <style:text-properties fo:font-size="22pt" style:font-size-asian="22pt" style:font-size-complex="22pt" style:language-complex="fa" style:country-complex="IR"/>
    </style:style>
    <style:style style:name="T868" style:parent-style-name="Standardstycketeckensnitt" style:family="text">
      <style:text-properties fo:color="#FF0000" fo:font-size="22pt" style:font-size-asian="22pt" style:font-size-complex="22pt" style:language-complex="fa" style:country-complex="IR"/>
    </style:style>
    <style:style style:name="T869" style:parent-style-name="Standardstycketeckensnitt" style:family="text">
      <style:text-properties fo:font-size="22pt" style:font-size-asian="22pt" style:font-size-complex="22pt" style:language-complex="fa" style:country-complex="IR"/>
    </style:style>
    <style:style style:name="P870" style:parent-style-name="Liststycke" style:list-style-name="LFO8" style:family="paragraph">
      <style:paragraph-properties style:writing-mode="rl-tb" fo:line-height="300%"/>
    </style:style>
    <style:style style:name="T871" style:parent-style-name="Standardstycketeckensnitt" style:family="text">
      <style:text-properties fo:font-size="22pt" style:font-size-asian="22pt" style:font-size-complex="22pt" style:language-complex="fa" style:country-complex="IR"/>
    </style:style>
    <style:style style:name="T872" style:parent-style-name="Standardstycketeckensnitt" style:family="text">
      <style:text-properties fo:font-size="22pt" style:font-size-asian="22pt" style:font-size-complex="22pt" style:language-complex="fa" style:country-complex="IR"/>
    </style:style>
    <style:style style:name="T873" style:parent-style-name="Standardstycketeckensnitt" style:family="text">
      <style:text-properties fo:font-size="22pt" style:font-size-asian="22pt" style:font-size-complex="22pt" fo:language="sv" fo:country="SE" style:language-complex="fa" style:country-complex="IR"/>
    </style:style>
    <style:style style:name="T874" style:parent-style-name="Standardstycketeckensnitt" style:family="text">
      <style:text-properties fo:font-size="22pt" style:font-size-asian="22pt" style:font-size-complex="22pt" style:language-complex="fa" style:country-complex="IR"/>
    </style:style>
    <style:style style:name="P875" style:parent-style-name="Liststycke" style:list-style-name="LFO8" style:family="paragraph">
      <style:paragraph-properties style:writing-mode="rl-tb" fo:line-height="300%"/>
    </style:style>
    <style:style style:name="T876" style:parent-style-name="Standardstycketeckensnitt" style:family="text">
      <style:text-properties fo:font-size="22pt" style:font-size-asian="22pt" style:font-size-complex="22pt" style:language-complex="fa" style:country-complex="IR"/>
    </style:style>
    <style:style style:name="P877" style:parent-style-name="Liststycke" style:list-style-name="LFO8" style:family="paragraph">
      <style:paragraph-properties style:writing-mode="rl-tb" fo:line-height="300%"/>
    </style:style>
    <style:style style:name="T878" style:parent-style-name="Standardstycketeckensnitt" style:family="text">
      <style:text-properties fo:font-size="22pt" style:font-size-asian="22pt" style:font-size-complex="22pt" style:language-complex="fa" style:country-complex="IR"/>
    </style:style>
    <style:style style:name="T879" style:parent-style-name="Standardstycketeckensnitt" style:family="text">
      <style:text-properties fo:font-size="22pt" style:font-size-asian="22pt" style:font-size-complex="22pt" style:language-complex="fa" style:country-complex="IR"/>
    </style:style>
    <style:style style:name="P880" style:parent-style-name="Normal" style:family="paragraph">
      <style:paragraph-properties style:writing-mode="rl-tb" fo:line-height="300%"/>
      <style:text-properties fo:font-size="22pt" style:font-size-asian="22pt" style:font-size-complex="22pt" style:language-complex="fa" style:country-complex="IR"/>
    </style:style>
    <style:style style:name="P881" style:parent-style-name="Normal" style:family="paragraph">
      <style:paragraph-properties style:writing-mode="rl-tb" fo:line-height="300%"/>
      <style:text-properties fo:font-size="14pt" style:font-size-asian="14pt" style:font-size-complex="14pt" style:language-complex="fa" style:country-complex="IR"/>
    </style:style>
    <style:style style:name="P882" style:parent-style-name="Normal" style:family="paragraph">
      <style:paragraph-properties style:writing-mode="rl-tb" fo:line-height="300%"/>
      <style:text-properties fo:font-size="14pt" style:font-size-asian="14pt" style:font-size-complex="14pt" fo:language="sv" fo:country="SE" style:language-complex="fa" style:country-complex="IR"/>
    </style:style>
    <style:style style:name="P883" style:parent-style-name="Normal" style:family="paragraph">
      <style:paragraph-properties style:writing-mode="rl-tb" fo:line-height="300%"/>
    </style:style>
    <style:style style:name="T884" style:parent-style-name="Standardstycketeckensnitt" style:family="text">
      <style:text-properties fo:font-size="14pt" style:font-size-asian="14pt" style:font-size-complex="14pt" style:language-complex="fa" style:country-complex="IR"/>
    </style:style>
    <style:style style:name="P885" style:parent-style-name="Liststycke" style:list-style-name="LFO9" style:family="paragraph">
      <style:paragraph-properties style:writing-mode="rl-tb" fo:line-height="300%"/>
    </style:style>
    <style:style style:name="T886" style:parent-style-name="Standardstycketeckensnitt" style:family="text">
      <style:text-properties fo:font-size="22pt" style:font-size-asian="22pt" style:font-size-complex="22pt" style:language-complex="fa" style:country-complex="IR"/>
    </style:style>
    <style:style style:name="P887" style:parent-style-name="Liststycke" style:list-style-name="LFO9" style:family="paragraph">
      <style:paragraph-properties style:writing-mode="rl-tb" fo:line-height="300%"/>
    </style:style>
    <style:style style:name="T888" style:parent-style-name="Standardstycketeckensnitt" style:family="text">
      <style:text-properties fo:font-size="22pt" style:font-size-asian="22pt" style:font-size-complex="22pt" style:language-complex="fa" style:country-complex="IR"/>
    </style:style>
    <style:style style:name="P889" style:parent-style-name="Liststycke" style:list-style-name="LFO9" style:family="paragraph">
      <style:paragraph-properties style:writing-mode="rl-tb" fo:line-height="300%"/>
    </style:style>
    <style:style style:name="T890" style:parent-style-name="Standardstycketeckensnitt" style:family="text">
      <style:text-properties fo:font-size="22pt" style:font-size-asian="22pt" style:font-size-complex="22pt" style:language-complex="fa" style:country-complex="IR"/>
    </style:style>
    <style:style style:name="T891" style:parent-style-name="Standardstycketeckensnitt" style:family="text">
      <style:text-properties fo:font-size="22pt" style:font-size-asian="22pt" style:font-size-complex="22pt" fo:language="sv" fo:country="SE" style:language-complex="fa" style:country-complex="IR"/>
    </style:style>
    <style:style style:name="T892" style:parent-style-name="Standardstycketeckensnitt" style:family="text">
      <style:text-properties fo:font-size="22pt" style:font-size-asian="22pt" style:font-size-complex="22pt" style:language-complex="fa" style:country-complex="IR"/>
    </style:style>
    <style:style style:name="T893" style:parent-style-name="Standardstycketeckensnitt" style:family="text">
      <style:text-properties fo:font-size="22pt" style:font-size-asian="22pt" style:font-size-complex="22pt" style:language-complex="fa" style:country-complex="IR"/>
    </style:style>
    <style:style style:name="P894" style:parent-style-name="Liststycke" style:list-style-name="LFO9" style:family="paragraph">
      <style:paragraph-properties style:writing-mode="rl-tb" fo:line-height="300%"/>
    </style:style>
    <style:style style:name="T895" style:parent-style-name="Standardstycketeckensnitt" style:family="text">
      <style:text-properties fo:font-size="22pt" style:font-size-asian="22pt" style:font-size-complex="22pt" style:language-complex="fa" style:country-complex="IR"/>
    </style:style>
    <style:style style:name="P896" style:parent-style-name="Liststycke" style:list-style-name="LFO9" style:family="paragraph">
      <style:paragraph-properties style:writing-mode="rl-tb" fo:line-height="300%"/>
    </style:style>
    <style:style style:name="T897" style:parent-style-name="Standardstycketeckensnitt" style:family="text">
      <style:text-properties fo:font-size="22pt" style:font-size-asian="22pt" style:font-size-complex="22pt" style:language-complex="fa" style:country-complex="IR"/>
    </style:style>
    <style:style style:name="T898" style:parent-style-name="Standardstycketeckensnitt" style:family="text">
      <style:text-properties fo:font-size="22pt" style:font-size-asian="22pt" style:font-size-complex="22pt" fo:language="sv" fo:country="SE" style:language-complex="fa" style:country-complex="IR"/>
    </style:style>
    <style:style style:name="T899" style:parent-style-name="Standardstycketeckensnitt" style:family="text">
      <style:text-properties fo:font-size="22pt" style:font-size-asian="22pt" style:font-size-complex="22pt" style:language-complex="fa" style:country-complex="IR"/>
    </style:style>
    <style:style style:name="T900" style:parent-style-name="Standardstycketeckensnitt" style:family="text">
      <style:text-properties fo:font-size="22pt" style:font-size-asian="22pt" style:font-size-complex="22pt" fo:language="sv" fo:country="SE" style:language-complex="fa" style:country-complex="IR"/>
    </style:style>
    <style:style style:name="T901" style:parent-style-name="Standardstycketeckensnitt" style:family="text">
      <style:text-properties fo:font-size="22pt" style:font-size-asian="22pt" style:font-size-complex="22pt" style:language-complex="fa" style:country-complex="IR"/>
    </style:style>
    <style:style style:name="P902" style:parent-style-name="Liststycke" style:family="paragraph">
      <style:paragraph-properties style:writing-mode="rl-tb" fo:line-height="300%"/>
      <style:text-properties fo:font-size="22pt" style:font-size-asian="22pt" style:font-size-complex="22pt" fo:language="sv" fo:country="SE" style:language-complex="fa" style:country-complex="IR"/>
    </style:style>
    <style:style style:name="P903"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904" style:parent-style-name="Normal" style:family="paragraph">
      <style:paragraph-properties style:writing-mode="rl-tb" fo:line-height="300%"/>
      <style:text-properties fo:font-size="22pt" style:font-size-asian="22pt" style:font-size-complex="22pt" fo:language="sv" fo:country="SE" style:language-complex="fa" style:country-complex="IR"/>
    </style:style>
    <style:style style:name="P905" style:parent-style-name="Normal" style:family="paragraph">
      <style:paragraph-properties style:writing-mode="rl-tb" fo:line-height="300%"/>
      <style:text-properties fo:font-size="22pt" style:font-size-asian="22pt" style:font-size-complex="22pt" fo:language="sv" fo:country="SE" style:language-complex="fa" style:country-complex="IR"/>
    </style:style>
  </office:automatic-styles>
  <office:body>
    <office:text text:use-soft-page-breaks="true">
      <text:p text:style-name="P1">Buddism</text:p>
      <text:p text:style-name="P2"><text:span text:style-name="T3">بودیسم</text:span></text:p>
      <text:p text:style-name="P4"><text:span text:style-name="T5">S 158</text:span></text:p>
      <text:p text:style-name="P6"><text:span text:style-name="T7">بنابر آیین بودیسم انسان دوباره و دوباره متولد میشود.او در هر بار زندگی با دردسرهای یکسانی مواجه میشود. بشر همواره در رنج است چون هیچ چیزی بصورت جاودانه ادامه پیدا<text:s/></text:span><text:span text:style-name="T8">نمیکنه و او همواره بدنبال خواسته های بیشتر هست.</text:span></text:p>
      <text:p text:style-name="P9"><text:span text:style-name="T10">هدف بودایی ها رها شدن از تولدهای پشت سر هم است و رسیدن به <text:s/>رستگاری با از بین بردن خواسته‌ها و شهوات و<text:s/></text:span><text:soft-page-break/><text:span text:style-name="T11">ملحق شدن روح انسان در روح کل است که نیروانا نام دارد (</text:span><text:span text:style-name="T12">Nirvana).<text:s/></text:span></text:p>
      <text:p text:style-name="P13"><text:span text:style-name="T14">در آیین بودا مهمترین شخص بودا است. بودا ه</text:span><text:span text:style-name="T15">م خوشبین بود و هم بدبین. او معتقد بود که زندگی در واقع بمعنی رنج کشیدن هست. ولی بودا می پنداشت که با وجود رنج در زندگی برای رسیدن به سعادت جاودانه انسان راهی یافته است. <text:s/></text:span></text:p>
      <text:p text:style-name="P16"><text:span text:style-name="T17">این راه تکیه بر 8 پند مورد نظر بودا برای داشتن یک زندگی با چارچوبهای خاص است. به این<text:s/></text:span><text:span text:style-name="T18">معنا که با زندگی در تعادل و آرامش انسان میتواند رها شود.</text:span></text:p>
      <text:p text:style-name="P19"/>
      <text:p text:style-name="P20"/>
      <text:p text:style-name="P21"/>
      <text:p text:style-name="P22"/>
      <text:p text:style-name="P23"/>
      <text:p text:style-name="P24">S 160</text:p>
      <text:p text:style-name="P25">Tankar om Gud</text:p>
      <text:p text:style-name="P26"><text:span text:style-name="T27">نظر بودیسم در مورد خدا</text:span></text:p>
      <text:soft-page-break/>
      <text:p text:style-name="P28"><text:span text:style-name="T29">برای رسیدن انسان به هدف نهایی نیروانا<text:s/></text:span><text:span text:style-name="T30">(</text:span><text:span text:style-name="T31">Nirvana)<text:s/></text:span><text:span text:style-name="T32">و رهایی از رنج و مرگ، نیازی به وجود خدا نیست. نظر بودا این بود و پیروانش که این آموزه اصلی را دنبال میک</text:span><text:span text:style-name="T33">نند نیز بر این عقیده هستند. اما بیشتر بودایی ها به پرستش بودی ساتواها(</text:span><text:span text:style-name="T34">bodhisattva <text:s/>)<text:s/></text:span><text:span text:style-name="T35">بعنوان نوعی خدا گرایش دارند.<text:s/></text:span></text:p>
      <text:p text:style-name="P36"><text:span text:style-name="T37">بودی ساتوا شخصی است که به هدف زندگی رسیده است اما هنوز به نیروانا وارد نشده چرا که میخواهد به انسانهای دیگر کمک کند تا به هدف زندگی برسند.<text:s/></text:span></text:p>
      <text:p text:style-name="P38"><text:span text:style-name="T39">ب</text:span><text:span text:style-name="T40">نیانگذار مذهبی</text:span></text:p>
      <text:soft-page-break/>
      <text:p text:style-name="P41"><text:span text:style-name="T42">Siddharta Gautama</text:span><text:span text:style-name="T43"><text:s/>پسر یک حاکم در شمال هند بود. بنابر اعتقادات بوادیی او 2500 سال قبل می زیست. سیدارتا زندگی در کنار خانواده را رها کرد. سپس آموخته های خود را گسترش داد. درنهایت او رهبر یک گروه راهب شد و بودا بمعنی آگاه کننده نامیده شد.</text:span></text:p>
      <text:p text:style-name="P44"><text:span text:style-name="T45">متن<text:s/></text:span><text:span text:style-name="T46">های مهم</text:span></text:p>
      <text:p text:style-name="P47"><text:span text:style-name="T48">کتاب مقدس بودایی ها سه سبد (</text:span><text:span text:style-name="T49">Tripitaka)<text:s/></text:span><text:span text:style-name="T50">نامیده می‌شود. این نام به این دلیل است که در ابتدا متن ها بر روی برگهای نخل نوشته شده و در سبد گذاشته می شدند. بیشتر بودایی ها مایل به <text:s/></text:span><text:soft-page-break/><text:span text:style-name="T51">خواندن شعر</text:span><text:span text:style-name="T52">داماپادا</text:span><text:span text:style-name="T53"><text:s/>(</text:span><text:span text:style-name="T54">dhammapada) <text:s/></text:span><text:span text:style-name="T55">هستند. داماپادا بمعنی<text:s/></text:span><text:span text:style-name="T56">گام</text:span><text:span text:style-name="T57"><text:s/>یادگیری است و<text:s/></text:span><text:span text:style-name="T58">مجموعه ای از آموزه های بودا بصورت شعر است. بسیاری از بوداییان<text:s/></text:span><text:span text:style-name="T59">برای اینکه بتوانند در جای پای بودا پیاده روی کنند و از آموزه های او پیروی نمایند</text:span><text:span text:style-name="T60"><text:s/>این شعر را<text:s/></text:span><text:span text:style-name="T61">از بر میکنند.</text:span></text:p>
      <text:p text:style-name="P62"><text:span text:style-name="T63">نمادها</text:span></text:p>
      <text:p text:style-name="P64"><text:span text:style-name="T65">چرخ با 8 پره.</text:span><text:span text:style-name="T66"><text:s/>این چرخ نمادی برای آموزه های بودا با 8 پند مهم اش میباشد. هنگامیکه<text:s/></text:span><text:span text:style-name="T67">یک انسان از این هشت پند پیروی میکند امکان رسیدن به نیراوا را دارد. <text:s/></text:span></text:p>
      <text:soft-page-break/>
      <text:p text:style-name="P68"><text:span text:style-name="T69">انگشت پا</text:span></text:p>
      <text:p text:style-name="P70"><text:span text:style-name="T71">پاها و انگشت پاها نماد مهمی در بین بوداییان است. درواقع کسی اجازه نداشت که تصویری از بودا داشته باشد. تنها تصور صدای پای او مقدور بود. صدای پای بودا به بوداییان یادآوری میکند که<text:s/></text:span><text:span text:style-name="T72">آنها باید او را پیروی کنند تا یک زندگی خوب داشته باشند و به نیروانا برسند.<text:s/></text:span></text:p>
      <text:p text:style-name="P73"/>
      <text:p text:style-name="P74"/>
      <text:p text:style-name="P75"/>
      <text:p text:style-name="P76"/>
      <text:p text:style-name="P77"/>
      <text:p text:style-name="P78"/>
      <text:p text:style-name="P79"/>
      <text:p text:style-name="P80"/>
      <text:p text:style-name="P81">S 161</text:p>
      <text:p text:style-name="P82"><text:span text:style-name="T83">جشنواره های مذهبی</text:span></text:p>
      <text:soft-page-break/>
      <text:p text:style-name="P84"><text:span text:style-name="T85">وساک (</text:span><text:span text:style-name="T86">Vesak)<text:s/></text:span><text:span text:style-name="T87">عیدی است که توسط اغلب بودایی ها جشن گرفته میشود. در این عید بویژه به سیدارتا فکر میشود زمانیکه او زیر درخت نشسته بود و راه حل تمام<text:s/></text:span><text:span text:style-name="T88">مشکلات زندگی را پیدا کرد. و آن زمانی بود که <text:s/>او آگاهی دهنده یعنی بودا شد که میتوانست به انسانهای دیگر در مورد راه درست در زندگی را پند بدهد. <text:s/></text:span></text:p>
      <text:p text:style-name="P89"><text:span text:style-name="T90">در هنگام عید وساک نور و لامپهای روشنایی نقش مهمی دارند. همه به معبد میروند و در مراقبه شرکت میکنند تا بتوانند مان</text:span><text:span text:style-name="T91">ند بودا شوند. کودکان نیز اجازه دارند که همراه سایرین باشند.</text:span></text:p>
      <text:p text:style-name="P92"><text:span text:style-name="T93">خوراک و پوشاک</text:span></text:p>
      <text:p text:style-name="P94"/>
      <text:p text:style-name="P95"><text:span text:style-name="T96">برای بوداییان متداول هست که کاملا گیاه خوار باشند ولی گوشت هم میتواند بعنوان خوراک باشد. نکته مهم در مورد گوشت این است که باید فهمید حیوان به چه منظور کشته شده است. اگر یک حیوان بمن</text:span><text:span text:style-name="T97">ظور تهیه خوراک کشته شود در اینصورت آن خوراک برای یک بودایی مجاز نیست. اما اگر یک حیوان بدون اینکه برای تهیه خوراک کشته شود مثلا در یک تصادف بمیرد در اینصورت میشود از گوشت آن برای<text:s/></text:span><text:soft-page-break/><text:span text:style-name="T98">خوراک استفاده نمود. مواد مخدر و مست کننده ها در آیین بودایی ممنوع است.<text:s/></text:span></text:p>
      <text:p text:style-name="P99"><text:span text:style-name="T100">در آی</text:span><text:span text:style-name="T101">ین بودایی لباس نارنجی و زرد برای راهبها متداول است.<text:s/></text:span></text:p>
      <text:p text:style-name="P102"><text:span text:style-name="T103">ساختمان مهم</text:span></text:p>
      <text:p text:style-name="P104"><text:span text:style-name="T105">پاگودا (</text:span><text:span text:style-name="T106">Pagoda)<text:s/></text:span><text:span text:style-name="T107">یک ساختمان متداول در آیین بودایی است که استوپا (</text:span><text:span text:style-name="T108">Stupa)<text:s/></text:span><text:span text:style-name="T109">نیز نامیده میشود. این ساختمان میتواند یک برج باشد که داخل<text:s/></text:span><text:span text:style-name="T110">آن یک دندان یا استخوان پا یا آثار مقدس نگه داری میشود که پنداش</text:span><text:span text:style-name="T111">ته میشود متعلق به بودا است. کسی داخل پاگودا وارد نمیشود بلکه بودایی هایی که آنرا زیارت میکنند دور<text:s/></text:span><text:soft-page-break/><text:span text:style-name="T112">آن برج میگردند و کنار عکسهای بودا که در آنجا آویخته شده است گل نذر میکنند یا شمع روشن میکنند. پاگودا یا استوپا طوری ساخته میشود که قسمتهای مختلف برج دارای نما</text:span><text:span text:style-name="T113">دهایی از آموزه های بودا داشته باشند. هشت حلق که بدور مناره هاست یادآور راه 8گانه بوداست.<text:s/></text:span></text:p>
      <text:p text:style-name="P114"><text:span text:style-name="T115">مکان مقدس</text:span></text:p>
      <text:p text:style-name="P116"><text:span text:style-name="T117">بودایی ها مکان های مقدس متفاوتی برای زیارت کردن دارند. ولی اغلب آنها به بود گایا (</text:span><text:span text:style-name="T118">Buddha Gaya)<text:s/></text:span><text:span text:style-name="T119">در شمال شرقی هند میروند. در آنجا بود که بودا به آگاهی رسید.<text:s/></text:span><text:span text:style-name="T120">درختی که بودا<text:s/></text:span><text:soft-page-break/><text:span text:style-name="T121">زیر آن نشسته بود دیگر نیست <text:s/>ولی بودایی ها معتقدند که درختان مقدسی که الان آنجا رشد میکنند از جوانه درخت انجیر مقدس معبد میباشد. در آن مکان معابد و استوپهای زیادی هست.<text:s/></text:span></text:p>
      <text:p text:style-name="P122"/>
      <text:p text:style-name="P123"/>
      <text:p text:style-name="P124"/>
      <text:p text:style-name="P125"/>
      <text:p text:style-name="P126"/>
      <text:p text:style-name="P127"/>
      <text:p text:style-name="P128"/>
      <text:p text:style-name="P129">S 162<text:s/></text:p>
      <text:p text:style-name="P130">Läran</text:p>
      <text:p text:style-name="P131"><text:span text:style-name="T132">آموزه</text:span></text:p>
      <text:p text:style-name="P133"><text:span text:style-name="T134">در ابتدا آیین بودایی یک گرایش از آیین هندو بود.<text:s/></text:span><text:span text:style-name="T135">بنابر روایات، پایه گذار آیین بودایی سیدارتا (</text:span><text:span text:style-name="T136">Siddharta Gautama)<text:s/></text:span><text:span text:style-name="T137">بمانند یک هندو زندگی میکرد. به همین دلیل این دو آیین یکدیگر را<text:s/></text:span><text:soft-page-break/><text:span text:style-name="T138">حمایت میکنند. بسیاری از اندیشه های آیین هندو در آیین بودایی نیز هست.</text:span></text:p>
      <text:list text:style-name="LFO1" text:continue-numbering="true">
        <text:list-item>
          <text:p text:style-name="P139"><text:span text:style-name="T140">هر دوی آیین بودایی و هندو معتقدند که بشر برای زندگی دوباره م</text:span><text:span text:style-name="T141">تولد میشود و زندگی جدید متاثر از چگونگی زندگی قبلی او است.<text:s/></text:span></text:p>
        </text:list-item>
        <text:list-item>
          <text:p text:style-name="P142"><text:span text:style-name="T143">در هر دو آیین هدف نهایی برای انسان یکسان است: رها شدن از <text:s/>بازتولد های دائمی. همچنین رها شدن از گردونه ای که رو به جلو میچرخد و زندگی های جدید بی انتها را در پی دارد. در آیین بودایی این هدف نیروانا</text:span><text:span text:style-name="T144"><text:s/>نامیده میشود<text:s/></text:span><text:soft-page-break/><text:span text:style-name="T145">و زمانی است که انسان از بازتولدهای پشت سر هم رها میشود.</text:span></text:p>
        </text:list-item>
      </text:list>
      <text:p text:style-name="P146"><text:span text:style-name="T147">ولی تفاوتهای مهمی نیز بین آیین هندو و بودایی وجود دارد. بعنوان مثال در آیین بودایی خدایان اهمیت اصلی را ندارند. درواقع خدایان هستند ولی آنها نمیتوانند به انسانها در هنگام بازمتولد شدن کم</text:span><text:span text:style-name="T148">ک نمایند.<text:s/></text:span></text:p>
      <text:p text:style-name="P149"><text:span text:style-name="T150">اسم بودایی از یک عنوان برمی آید، از کلمه بودا و بمعنی کسی است که بیدار و آگاه شده است. بنابر آیین بودایی، بوداها اشخاصی هستند که بیدار شده اند و واقعیت را فهمیده اند درست<text:s/></text:span><text:soft-page-break/><text:span text:style-name="T151">همانطور که هستند. با کمک بوداها انسانها میتوانند <text:s/>از بازتولدها رها شوند.<text:s/></text:span></text:p>
      <text:p text:style-name="P152"><text:span text:style-name="T153">در دنیا بوداهای زیادی بوده و خواهند آمد اما آخرین آنها چند صد سال ما قبل تاریخ در شمال هند میزیسته است. او سیدارتا (</text:span><text:span text:style-name="T154">Siddharta Gautama)<text:s/></text:span><text:span text:style-name="T155">نام داشته است. در این بخش ما او را بودا مینامیم.</text:span></text:p>
      <text:p text:style-name="P156"><text:span text:style-name="T157">روایات در مورد سیدارتا در مورد این است که چگونه او به حقیقت زندگی، بازتو</text:span><text:span text:style-name="T158">لد و نیروانا میرسد. و همچنین بشر برای رها شدن چه باید بکند.<text:s/></text:span></text:p>
      <text:soft-page-break/>
      <text:p text:style-name="P159"><text:span text:style-name="T160">شاهزاده ای که پارسا شد</text:span></text:p>
      <text:p text:style-name="P161"><text:span text:style-name="T162">سیدارتا به یک خانواده ثروتمند در شهر کاپیلواستو در شمال هند تعقل داشت. برخی بوداییها او را شاکیامونی (</text:span><text:span text:style-name="T163">Shakyamuni)<text:s/></text:span><text:span text:style-name="T164">مینامنند، بمعنی کسی که از طایفه شاکیا اوج گرفت.</text:span></text:p>
      <text:p text:style-name="P165"><text:span text:style-name="T166">پدر سیدارت</text:span><text:span text:style-name="T167">ا یک پیشگویی در مورد پسرش شنید که پسرش در آینده یک رهبر مذهبی یا یک رهبر سیاسی خواهد شد. و اگر پسرش چیزی در مورد رنج یا مرگ ببیند از خانه خواهد رفت. به این ترتیب پدر یک زندگی محافظت شده برای پسرش فراهم کرد. او برای پسرش تمام امکانات لوکس را فراهم کرد و<text:s/></text:span><text:soft-page-break/><text:span text:style-name="T168">موا</text:span><text:span text:style-name="T169">ظب بود که پسرش فقر بیرون از دیوارها را مشاهده نکند. سیدارتا در آن مکان زندگی کرد، ازدواج کرد و صاحب یک پسر شد. با این وجود این زندگی لوکس مانع او نشد چرا که یک روز او بیرون رفت و زیر پوست زندگی را دید – یکی مریض بود، یکی پیر بود، کسی مرده بود و دیگری شکمی<text:s/></text:span><text:span text:style-name="T170">گرسنه داشت. این رویداد برای او تکان دهنده بود. سیدارتا حالا فهمیده بود که رنج در دنیا وجود دارد، چیزی که در انتظار ما انسانهاست بیماری، پیری و مرگ است و کسی نمیتواند از آن بگریزد. دیگر او نمیتوانست در محل زندگی اش بماند بلکه می<text:s/></text:span><text:soft-page-break/><text:span text:style-name="T171">بایست دنبال جواب برود. چرا م</text:span><text:span text:style-name="T172">ا رنج می کشیم؟ چگونه ما میتوانیم از این وضعیت خلاص شویم. پیشگویی به وقوع پیوست.<text:s/></text:span></text:p>
      <text:p text:style-name="P173"><text:span text:style-name="T174">سیدارتا برای رسیدن به جواب تکنیکهای مختلف را امتحان کرد. یک زندگی لوکس کمک نمیکند، چیزی که او قبلا امتحان کرده بود. او پیش دانشمندان مخلتف رفت، ولی مسئله حل نشد. بنا بر روایات</text:span><text:span text:style-name="T175"><text:s/>او مراقبه پیشه کرد، روزه گرفت و روزانه فقط یک دانه برنج میخورد بطوریکه استخوان دنده هایش معلوم میشد. <text:s/>اما<text:s/></text:span><text:soft-page-break/><text:span text:style-name="T176">اینکار فقط او را فرسوده، گرسنه و گیج کرده بود. هیچ رهایی و هیچ موفقیتی حاصل نشد.<text:s/></text:span></text:p>
      <text:p text:style-name="P177"><text:span text:style-name="T178">عکس:<text:s/></text:span><text:span text:style-name="T179">ردپای بودا یک نماد برای راه و آموزه های اوست. همانطور که در عک</text:span><text:span text:style-name="T180">س میبیند بودایی ها گل و سکه به ردپای بودا نذر کرده اند. در آغازِ آیین بودایی تصور نمودن خود بودا ممنوع بود.<text:s/></text:span></text:p>
      <text:p text:style-name="P181"><text:span text:style-name="T182">حقیقت چهارگانه</text:span></text:p>
      <text:p text:style-name="P183"><text:span text:style-name="T184">یک روز سیداتا زیر درختی نشسته بود و تصمیم گرفت جواب معمای زندگی را در درون خودش بیابد. بنا بر روایات او 49<text:s/></text:span><text:soft-page-break/><text:span text:style-name="T185">روز در آنجا نشست. سپس او<text:s/></text:span><text:span text:style-name="T186">فهمید چگونه همه موارد با هم ارتباط دارند. او فهمید چرا انسانها رنج میکشند و چگونه میشود رها شد. به این ترتیب او بودا گردید یعنی کسی که بیدار شد.</text:span></text:p>
      <text:p text:style-name="P187"><text:span text:style-name="T188">بودا چهارچیزدر مورد زندگی را متوجه شد که حقیقت چهارگانه</text:span></text:p>
      <text:p text:style-name="P189"><text:span text:style-name="T190">نامیده میشوند:</text:span></text:p>
      <text:list text:style-name="LFO2" text:continue-numbering="true">
        <text:list-item>
          <text:p text:style-name="P191"><text:span text:style-name="T192">همه چیز در زندگی به رنج و ناخوشی ختم<text:s/></text:span><text:span text:style-name="T193">میشود چرا که همه چیز تمام میشود. <text:s/>با به پایان رسیدن زندگی، سلامتی، ارتباطها و دارایی ها نیز به پایان میرسند. <text:s text:c="2"/></text:span></text:p>
        </text:list-item>
        <text:list-item>
          <text:p text:style-name="P194"><text:span text:style-name="T195">به این دلیل زندگی ناخوشایند است که بشر همواره انتظار بیشتری از زندگی دارد. بشر فکر میکند که اگه از هر چیزی بیشتر داشته باشد بهتر هست. اشیاء، راب</text:span><text:span text:style-name="T196">طه ها، لذتها و ثروت بیشتر. خواستهای بشر بعد از رسیدن به موارد بیشتر هرگز تمام نمیشود. حتی ثروتمندترین افراد دنیا نیز باز خواسته های بیشتری دارند. با تلاش بیشتر بشر برای رسیدن به خواسته های بیشتر تنها ناموفق بودنِ بیشتر حاصل میشود. این سلسله نادرست هرگز تما</text:span><text:span text:style-name="T197">م نمیشود تا<text:s/></text:span><text:soft-page-break/><text:span text:style-name="T198">اینکه ما میمیریم. ما دنبال زندگی بیشتر هستیم و از نو متولد میشویم.</text:span></text:p>
        </text:list-item>
        <text:list-item>
          <text:p text:style-name="P199"><text:span text:style-name="T200">یک راه حل برای این مشکل هست و آن <text:s/>روش کاملا متفاوت برای زندگی کردن هست. به این معنا که باید از خواسته های بیشتر دست بکشیم <text:s/>تا بتوانیم عطش زندگی و هوس را خاموش کنیم. تکنیکی هست ک</text:span><text:span text:style-name="T201">ه میشود استفاده کرد در واقع یک راه هست.</text:span></text:p>
        </text:list-item>
        <text:list-item>
          <text:p text:style-name="P202"><text:span text:style-name="T203">راه برون رفت از رنج ها و هوس ها راه 8گانه نامیده میشود. اگر کسی این 8 پند بودا را دنبال کند در اینصورت میتواند رها شود.</text:span></text:p>
        </text:list-item>
      </text:list>
      <text:p text:style-name="P204"><text:span text:style-name="T205">زندگی همراه با رنج و خشم است. اگر انسان از فکر رسیدن به پول بیشتر، مادیات بیشتر و هیجانات بزرگ ر</text:span><text:span text:style-name="T206">ها شود میتواند موفق شود و به این ترتیب او به رضایت واقعی خواهد رسید. <text:s/>کسی که بتواند خودش را از عطشِ خواسته بیشتر رها کند از اینکه همواره ناخوشنود باشد رها میگردد.<text:s/></text:span></text:p>
      <text:soft-page-break/>
      <text:p text:style-name="P207"><text:span text:style-name="T208">گاهی گفته میشود که بودا نسبت به زندگی بدبین است. زندگی ارزش ندارد و باید سریع تمام شود. درحا</text:span><text:span text:style-name="T209">لیکه بنابر آیین بودایی پندهای بودا برای این است که بشر بتواند از زندگی رضایت داشته باشد. اغلب بودا با لبخند به تصویر کشیده میشود.</text:span></text:p>
      <text:p text:style-name="P210">Nivarna för vänta</text:p>
      <text:p text:style-name="P211"><text:span text:style-name="T212">با دست یافتن به حقیقت چهارگانه ، بودا به هدف نهایی زندگی رسیده بود یعنی فهمیدن اینکه چگونه میشود از بازمتولد</text:span><text:span text:style-name="T213"><text:s/>شدن رها شد.<text:s/></text:span><text:span text:style-name="T214">Han hade kunnat släppa taget och gå in i det som kallas Nirvana, utslocknandet</text:span></text:p>
      <text:soft-page-break/>
      <text:p text:style-name="P215"><text:span text:style-name="T216">اما او راه دیگری را برگزید. او تصمیم گرفت که بماند و آموزه های خود را به دیگران بگوید تا آنها نیز به این آگاهی برسند. <text:s/>بنابر آیین بودایی او بخاطر همدردی با انسانهای</text:span><text:span text:style-name="T217"><text:s/>دیگر و اهمیتی که برای آنها قائل بود در زندگی ماند. برای اینمنظور او مریدان زیادی برگزید. بودا در هشتاد سالگی بازمتولد شدن را به پایان برد و وارد نیروانا گردید.<text:s/></text:span></text:p>
      <text:p text:style-name="P218"><text:span text:style-name="T219">چرخ آموزه</text:span></text:p>
      <text:p text:style-name="P220"><text:span text:style-name="T221">از نمادهای متدوال بوداییان یک چرخ با 8 پره است که چرخ آموزه نامیده میشود. این یک تصو</text:span><text:span text:style-name="T222">یر از راه 8گانه است که<text:s/></text:span><text:soft-page-break/><text:span text:style-name="T223">تکنیکی برای رهایی از بازمتولد شدن میباشد. ایده این است که بشر می بایست در آرامش باشد علی رغم اینکه زندگی در حال تغییر است. راه زندگی که بودا نشان داد راه اعتدال نامیده میشود. این راه یک زندگی لوکس و پرزرق و برق نیست ولی یک زندگی همرا</text:span><text:span text:style-name="T224">ه با خودآزاری هم نیست.</text:span></text:p>
      <text:p text:style-name="P225"><text:span text:style-name="T226">عکس: این چرخ 8 پره بالای سقف معبدی در تبت قرار دارد. راه 8گانه اغلب بمانند یک کار هنری نمایش داده میشود. در این محوطه معبد یک استوپا نیز هست که یک مخفی گاه برای این مکان مقدس می باشد.</text:span></text:p>
      <text:p text:style-name="P227"/>
      <text:p text:style-name="P228">S 166</text:p>
      <text:p text:style-name="P229"><text:span text:style-name="T230">راه 8گانه مبتنی بر 8 قانون برای زندگی است.</text:span><text:span text:style-name="T231"><text:s/>اگر کسی بتواند تمام این 8 قانون را دنبال کند میتواند به تعادل برسد. همچنین این 8 قانون بمانند یک نردبان هم تلقی میشود که با آن انسان به درجات بالای معنوی هدایت میشود.<text:s/></text:span></text:p>
      <text:p text:style-name="P232"><text:span text:style-name="T233">آگاهی</text:span></text:p>
      <text:p text:style-name="P234"><text:span text:style-name="T235">دو قانون اول مربوط به آگاهی است:<text:s/></text:span></text:p>
      <text:soft-page-break/>
      <text:list text:style-name="LFO3" text:continue-numbering="true">
        <text:list-item>
          <text:p text:style-name="P236"><text:span text:style-name="T237">فهم درست. باید آموزه های بودایی را شناخت و به آ</text:span><text:span text:style-name="T238">ن باور داشت. بعنوان مثال حقیقت 4گانه که انسان بازمتولد میشود و رفتارهای فعلی ما در زندگی بر زندگی آتی ما اثر خواهند داشت. فهمیدن اینکه چگونه همه چیز باهم درارتباط است.<text:s/></text:span></text:p>
        </text:list-item>
        <text:list-item>
          <text:p text:style-name="P239"><text:span text:style-name="T240">تصمیم درست. پیروی کردن از راه 8 گانه زندگی. تلاش برای خوب بودن و دوری جستن از پلیدی.<text:s/></text:span></text:p>
        </text:list-item>
      </text:list>
      <text:p text:style-name="P241"/>
      <text:p text:style-name="P242"><text:span text:style-name="T243">اخلاق</text:span></text:p>
      <text:soft-page-break/>
      <text:p text:style-name="P244"><text:span text:style-name="T245">سه قانون دیگر مربوط به رفتارهای خوب و زشت است که اخلاق نامیده میشود:</text:span></text:p>
      <text:list text:style-name="LFO4" text:continue-numbering="true">
        <text:list-item>
          <text:p text:style-name="P246"><text:span text:style-name="T247">سخن درست. این قانون در مورد صحبت کردن به حق، دروغ نگفتن، با مردم بد سخن نگفتن و اهانت نکردن به دیگران است. بطور خلاصه صادق بودن و خوب سخن گفتن با دیگران.</text:span></text:p>
        </text:list-item>
        <text:list-item>
          <text:p text:style-name="P248"><text:span text:style-name="T249">رفتار نیک</text:span><text:span text:style-name="T250">. رفتار مناسب با<text:s/></text:span><text:span text:style-name="T251">دیگران به اینصورت که:</text:span></text:p>
        </text:list-item>
      </text:list>
      <text:p text:style-name="P252"><text:span text:style-name="T253">نکُشتن موجودات زنده</text:span></text:p>
      <text:p text:style-name="P254"><text:span text:style-name="T255">دزدی نکردن</text:span></text:p>
      <text:soft-page-break/>
      <text:p text:style-name="P256"><text:span text:style-name="T257">خلاف جنسی مرتکب نشدن مثلا خیانت به همسر</text:span></text:p>
      <text:p text:style-name="P258"><text:span text:style-name="T259">دروغ نگفتن</text:span></text:p>
      <text:p text:style-name="P260"><text:span text:style-name="T261">مواد مخدر مصرف نکردن</text:span></text:p>
      <text:p text:style-name="P262"><text:span text:style-name="T263">بنابر آیین بودا اهمیت در انتخاب های خوب انسان است. یک رفتار خوب است اگر نیت خوب باشد. حتی اگر نتیجه خوب نباشد.</text:span></text:p>
      <text:list text:style-name="LFO4" text:continue-numbering="true">
        <text:list-item>
          <text:p text:style-name="P264"><text:span text:style-name="T265">شغل مناسب. بشر باید<text:s/></text:span><text:span text:style-name="T266">شغل مناسبی داشته باشد که مانع رفتارهای درست نشود. بعنوان مثال نباید انسان شغلی داشته باشد که مجبور باشد دروغ بگوید یا موجودی را<text:s/></text:span><text:soft-page-break/><text:span text:style-name="T267">بُکُشد. مثلا شغل قصابی چراکه مجبور است حیوانی را بُکُشد. کشتن حیوانات اشتباه است. البته داخل پرانتز باید گفت انگیزه در نظر گرفته</text:span><text:span text:style-name="T268"><text:s/>میشود. اگر حیوانی مخصوصا برای تهیه خوراک ذبح نشده باشد میشود گوشت آن را خورد.<text:s/></text:span></text:p>
        </text:list-item>
      </text:list>
      <text:p text:style-name="P269"/>
      <text:p text:style-name="P270"/>
      <text:p text:style-name="P271">S 167</text:p>
      <text:soft-page-break/>
      <text:p text:style-name="P272"><text:span text:style-name="T273">عکس: این راهب بودایی کاری غیرمعمول انجام میدهد. معمولا راهب ها غذا و دیگر نذورات را از مردم عادی دریافت میکنن. اینجا این راهب برنج بین بچه ها تقسیم میکند. به این دلیل ک</text:span><text:span text:style-name="T274">ه موقعیت ویژه است. اینجا سری لانکا 6 ژانویه 2005 است درست چند هفته بعد از فاجعه وحشتناک سونامی.</text:span></text:p>
      <text:p text:style-name="P275"><text:span text:style-name="T276">S 168</text:span></text:p>
      <text:p text:style-name="P277"><text:span text:style-name="T278">عکس:</text:span></text:p>
      <text:p text:style-name="P279"><text:span text:style-name="T280">یک مرد جوان در حال مراقبه است. کسی که مراقبه های بلند مدت انجام داده میتواند شروع به شل کردن عضلات بصورت<text:s/></text:span><text:soft-page-break/><text:span text:style-name="T281">عمیق نماید. بسیاری از غربی ها و سوئدی ها سعی</text:span><text:span text:style-name="T282"><text:s/>میکنند که مراقبه نمایند. اما تعداد کمی از آنها میدانند که بنابر آیین سنتی بودایی شرط اولیه انجام مراقبه، زندگی کردن بمانند یک راهب یا راهبه است.<text:s/></text:span></text:p>
      <text:p text:style-name="P283"><text:span text:style-name="T284">مراقبه (</text:span><text:span text:style-name="T285">Meditation)</text:span></text:p>
      <text:p text:style-name="P286"><text:span text:style-name="T287">سه قانون آخر مربوط به مراقبه است و قبل از همه در مورد کسانی است که بمانند راهب ها و راهبه</text:span><text:span text:style-name="T288"><text:s/>ها زندگی میکنند. مراقبه در ادیان مختلف وجود دارد هرچند به صورتهای مختلف انجام میشود. مراقبه تکنیکی است برای تمرین شل کردن<text:s/></text:span><text:soft-page-break/><text:span text:style-name="T289">عضلات بدن و تمرکز کردن. شاید بهتر است اینطور<text:s/></text:span><text:span text:style-name="T290">تعریف شود که مراقبه دور شدن از هر چیزی است که انسان بشدت به<text:s/></text:span><text:span text:style-name="T291">آن علاقه دارد. در مراقبه انس</text:span><text:span text:style-name="T292">ان تمام مزاحمت ها را از خود دور میکند و تنها به یک چیز خاص متمرکز میشود مثلا تنفس کردن یا شعله یک شمع.</text:span></text:p>
      <text:p text:style-name="P293">S 169</text:p>
      <text:list text:style-name="LFO4" text:continue-numbering="true">
        <text:list-item>
          <text:p text:style-name="P294"><text:span text:style-name="T295">تلاش درست. طوری زندگی کنیم که از احساسات شدید دور شویم.</text:span></text:p>
        </text:list-item>
        <text:list-item>
          <text:p text:style-name="P296"><text:span text:style-name="T297">توجه درست. این قانون در مورد خودکنترلی است. باید مراقب خود بود که دچار هوس و وسوسه نشویم.</text:span></text:p>
        </text:list-item>
        <text:list-item>
          <text:p text:style-name="P298"><text:span text:style-name="T299">ت</text:span><text:span text:style-name="T300">مرکز درست. باید یاد بگیریم افکار خودمان را پاک نگه داریم و سر خودمان را خالی از مسائل گوناگون.</text:span></text:p>
        </text:list-item>
      </text:list>
      <text:p text:style-name="P301"/>
      <text:p text:style-name="P302"><text:span text:style-name="T303">هدف زندگی</text:span></text:p>
      <text:p text:style-name="P304"><text:span text:style-name="T305">بنابر آیین بودایی هدف زندگی برای بشر رها شدن از باز متولد شدن است.<text:s/></text:span><text:span text:style-name="T306">Det kallas för att gå upp i<text:s/></text:span><text:soft-page-break/><text:span text:style-name="T307">Nirvana, och jämförs ibland med att blåsa ut ett ljus.</text:span></text:p>
      <text:p text:style-name="P308"><text:span text:style-name="T309">در این هنگام تمام شرایط، خواسته ها و امیدواریها از وجود انسان جدا میشود و درنهایت فقط حس خالی بودن و آرامش باقی میماند. بنابر آیین بودایی زمانیکه شخص، دیگر امیدواری ندارد و تلاش نمیکند در اینصورت به هدف رسیده است.<text:s/></text:span></text:p>
      <text:p text:style-name="P310"><text:span text:style-name="T311">یک سری از بوداییها میخواهند که در مرحله ق</text:span><text:span text:style-name="T312">بل از ورود به نیروانا بمانند. درعوض آنها تلاش میکنند که کارهای<text:s/></text:span><text:soft-page-break/><text:span text:style-name="T313">خوب انجام دهند و پاداش این کارهای خوب را ذخیره کنند (</text:span><text:span text:style-name="T314">karma)<text:s/></text:span><text:span text:style-name="T315">به این ترتیب بازتولد بعدی برایشان بهتر خواهد بود. درنهایت بعد از چند بازتولد شاید آنها برای زندگی بعنوان یک راهب یا راهبه دوباره متول</text:span><text:span text:style-name="T316">د شوند. و در آنهنگام به قسمت آخر یعنی نیروانا خواهند رسید.</text:span></text:p>
      <text:p text:style-name="P317"><text:span text:style-name="T318">بازتولدهای مختلف</text:span></text:p>
      <text:p text:style-name="P319"><text:span text:style-name="T320">بنابر آیین بودایی یک انسان میتواند بصورتهای مختلف دوباره متولد شود مثلا حیوان، انسان، موجودات اهریمنی ، روح ناآرام و یا یک زندگی در میان خدایان. تنها چیزی که<text:s/></text:span><text:soft-page-break/><text:span text:style-name="T321">همیشه درست است همان<text:s/></text:span><text:span text:style-name="T322">حقایق 4گانه هستند. کسی نمیتواند از ناخوشی بدور باشد حتی اگر در بین خدایان باشد. بهتر آن است که بازتولد بصورت انسان باشد در اینصورت شخص این شانس را دارد که به نیروانا برسد.</text:span></text:p>
      <text:p text:style-name="P323"><text:span text:style-name="T324">متون مقدس</text:span></text:p>
      <text:p text:style-name="P325"><text:span text:style-name="T326">متون مقدس بودایی سه سبد تیپیداکا (</text:span><text:span text:style-name="T327">Tipitaka)<text:s/></text:span><text:span text:style-name="T328">نامیده میشود. زبان مقدس پالی (</text:span><text:span text:style-name="T329">Pali)<text:s/></text:span><text:span text:style-name="T330">است. قسمت اول یا سبد اول قوانین مربوط به زندگی در صومعه است. در قسمت<text:s/></text:span><text:soft-page-break/><text:span text:style-name="T331">دوم سخنان بودا گردآوری شده است. قسمت سوم شامل متونی است برای توسعه فلسفه بودایی.</text:span></text:p>
      <text:p text:style-name="P332"><text:span text:style-name="T333">در بین بوداییان داماپادا (</text:span><text:span text:style-name="T334">Dhammapada)<text:s/></text:span><text:span text:style-name="T335">یعنی مرحله یادگیری شناخته شده ترین متن است که در سبد دوم قرار<text:s/></text:span><text:span text:style-name="T336">دارد. داماپادا مجموعه ای است از آموزه های بودایی که بصورت نوشته های موزون کوتاه هستند.<text:s/></text:span></text:p>
      <text:p text:style-name="P337">S170</text:p>
      <text:p text:style-name="P338"><text:span text:style-name="T339">گسترش آیین بودایی</text:span></text:p>
      <text:soft-page-break/>
      <text:p text:style-name="P340"><text:span text:style-name="T341">آیین بودایی در هند بوجود آمد جایی که آیین هندو گسترش یافت. شباهتهای بین این دو آیین بسیار زیاد است. به همین دلیل در هند آیین بودایی یک دین مجزا ش</text:span><text:span text:style-name="T342">ناخته نشد. اما درعوض آیین بودایی توسعه یافت و به مناطق دیگر گسترش یافت مانند تبت، سریلانکا و ژاپن. در زمان حاضر آیین بودایی دوباره به هند برگشته است جایی که پیروان بیشتری را دارد.<text:s/></text:span></text:p>
      <text:p text:style-name="P343"><text:span text:style-name="T344">آیا آیین بودایی یک دین است؟<text:s/></text:span></text:p>
      <text:p text:style-name="P345"/>
      <text:soft-page-break/>
      <text:p text:style-name="P346"><text:span text:style-name="T347">گاهی این سوال پیش می آید که آیا آیین بودایی ی</text:span><text:span text:style-name="T348">ک دین است؟ خیلی ها آیین بودایی را بیشتر یک فلسفه زندگی می دانند که بدون اعتقاد به خدا و دیگر مواردی معمول در یک دین است. برای مردم شرق آسیا شکی نیست که آیین بودایی یک دین است. <text:s/>چرا که در این آیین به همان روشی که هندوها خدایان را پرستش میکنند، بودا پرستش می</text:span><text:span text:style-name="T349">شود. خدایان و مجودات ملکوتی نقش مهمی در زندگی روزانه بوداییان دارد.<text:s/></text:span></text:p>
      <text:soft-page-break/>
      <text:p text:style-name="P350"><text:span text:style-name="T351">عکس</text:span><text:span text:style-name="T352">: راهبه ها در صومعه. پشت سر آنها گردونه های دعا است که روی آنها کلمات مقدس نقش بسته. هنگامی که راهبه ها گردونه ها را میچرخانند کلمات مقدس تکرار میشوند.<text:s/></text:span></text:p>
      <text:p text:style-name="P353">S 171</text:p>
      <text:p text:style-name="P354"><text:span text:style-name="T355">مصاحبه با مارگارتا</text:span></text:p>
      <text:p text:style-name="P356"><text:span text:style-name="T357">در<text:s/></text:span><text:span text:style-name="T358">تابستان 2005 دالایی لاما (</text:span><text:span text:style-name="T359">Dalai Lama)</text:span><text:span text:style-name="T360">در سالن اسکاندیناویوم (</text:span><text:span text:style-name="T361">Scandinavium)<text:s/></text:span><text:span text:style-name="T362">یوتبوری سخنرانی کرد. <text:s/>چندین هزار نفر از علاقمندانش برای شنیدن سخنرانی او آمدند. مارگارتا یکی از آنها بود. در آنزمان او سالها بود که از پیروان<text:s/></text:span><text:soft-page-break/><text:span text:style-name="T363">وفادار آیین بودایی تبتی بود. او یک لاما<text:s/></text:span><text:span text:style-name="T364">داشت یعنی کسی که معلم و پند دهنده معنوی است و برای دیدن اش همواره به اسلو سفر میکرد، همینطور مارگارتا برای دیدن یک صومعه که ارتفاع آن 4700 متر بالاتر از سطح دریاست یک سفر طولانی به مرز تبت داشت. به همین دلیل دیدن دالایی لاما میتوانست برایش بزرگترین رخداد ز</text:span><text:span text:style-name="T365">ندگی اش باشد. و همینطور هم شد منتها به صورتی که او حتی فکرش را هم نمیکرد.</text:span></text:p>
      <text:list text:style-name="LFO5" text:continue-numbering="true">
        <text:list-item>
          <text:p text:style-name="P366"><text:span text:style-name="T367">فضای آنجا غیرقابل توصیف بود. مثل اینکه مایکل جکسون آمده بود. همه میخواستند تا حد ممکن به دالایی لاما نزدیک<text:s/></text:span><text:soft-page-break/><text:span text:style-name="T368">شوند. همه از خودشون میپرسیدند " آیا میشود که نزدیک اش شوم؟" <text:s/>همه اعم از پیر</text:span><text:span text:style-name="T369">، جوان، روشنفکرانی که زمان طولانی در آیین بودایی بودند و من که از یک کیش شخصیتی بی مانند از خود بیخود شده بودم. تنها یک چیز در ذهن مارگارتا بود.<text:s/></text:span></text:p>
        </text:list-item>
        <text:list-item>
          <text:p text:style-name="P370"><text:span text:style-name="T371">فقط میخواستم هر چه زودتر از آنجا بیرون بیایم و به قطار برسم. همه چیز ناخوشایند بود. در آن سالن اصلا چیزی مطابق</text:span><text:span text:style-name="T372"><text:s/>با آنچه که من از آیین بودایی آموخته بودم نبود. وقتی به خانه رسیدم همه چیز را کنار گذاشتم.</text:span></text:p>
        </text:list-item>
      </text:list>
      <text:soft-page-break/>
      <text:p text:style-name="P373"><text:span text:style-name="T374">ولی گفتن آن ساده تر بود تا عمل<text:s/></text:span><text:span text:style-name="T375">چرا که آیین بودایی نقش بزرگی در زندگی مارگارتا داشته است. نه فقط مراقبه. مراقبه برای او تقریبا بمانند یک ازدواج شده بود.<text:s/></text:span></text:p>
      <text:p text:style-name="P376">S172</text:p>
      <text:p text:style-name="P377"><text:span text:style-name="T378">مثل این</text:span><text:span text:style-name="T379"><text:s/>بود که مردی در شمالی ترین قسمت شمال سوئد متولد شده و به زندگی مارگارتا وارد شده است. او معلم مکتب زنبودیسم (</text:span><text:span text:style-name="T380">Zenbuddhism)<text:s/></text:span><text:span text:style-name="T381">بوده و هست که سوئد، دانمارک، فنلاند، نروژ و انگلستان محل کارش هست.<text:s/></text:span></text:p>
      <text:soft-page-break/>
      <text:p text:style-name="P382"><text:span text:style-name="T383">مارگارتا از قبل او را میشناخت. مارگارتا از او درخواست ملاقات کرد.<text:s/></text:span><text:span text:style-name="T384">او به یوتبوری آمد. آنها همدیگر را دیدند و بعد از همان جلسه اول مارگارتا میدانست که این مرد همان کسی است که همواره میخواست معلم مذهبی اش(</text:span><text:span text:style-name="T385">Sense)<text:s/></text:span><text:span text:style-name="T386">باشد (معلم و راهنما در زنبودیسم). در آیین بودایی تبتی این معلم مذهبی لاما ولی در زنبودیسم سنسه <text:s/>نام دارد.<text:s/></text:span></text:p>
      <text:p text:style-name="P387"><text:span text:style-name="T388">با یک<text:s/></text:span><text:span text:style-name="T389">جشن مختصر مارگارتا به زنبودیسم پیوست.<text:s/></text:span></text:p>
      <text:soft-page-break/>
      <text:list text:style-name="LFO5" text:continue-numbering="true">
        <text:list-item>
          <text:p text:style-name="P390"><text:span text:style-name="T391">سه نفر در این جشن بودند. من میبایست متنی را بخوانم در مورد اینکه چه کارهایی نباید انجام داد، چیزی شبیه 10 فرمان یهودیت.<text:s/></text:span></text:p>
        </text:list-item>
      </text:list>
      <text:p text:style-name="P392"><text:span text:style-name="T393">مارگارتا<text:s/></text:span><text:span text:style-name="T394">(Margareta Kamparås) 56</text:span><text:span text:style-name="T395">ساله در یک محیط بدون مذهب بزرگ شده بود. اما این پیشینه بدون مذهب</text:span><text:span text:style-name="T396"><text:s/>تحمل اش برای او سخت بود و بنابراین تصمیم گرفت که کاری کند. او به آیین بودایی پیوست و خانواده اش را شوکه کرد.<text:s/></text:span></text:p>
      <text:list text:style-name="LFO5" text:continue-numbering="true">
        <text:list-item>
          <text:p text:style-name="P397"><text:span text:style-name="T398">خواهرم گفت: ولی مارگارتا این کاری که کردی مثل این است که جنسیت ات رو عوض کنی. شوهر خواهرم که یک<text:s/></text:span><text:soft-page-break/><text:span text:style-name="T399">کشاورز است، پرسید آیا این همان دینی است که در آن<text:s/></text:span><text:span text:style-name="T400">گاو مقدس است؟ گفتم نه و پاسخ داد: خوب پس خوبه.<text:s/></text:span></text:p>
        </text:list-item>
      </text:list>
      <text:p text:style-name="P401"><text:span text:style-name="T402">در آنهنگام او یک شغل بسیار پر استرس در بخش اطلاعات کنسرسیوم شرکت ولوو داشت. براینکه بتواند به زندگی ادامه دهد نیاز به کمی آرامش داشت. او معتقد است که مراقبه از نوع تبتی راه نجات اش شد.<text:s/></text:span></text:p>
      <text:p text:style-name="P403"><text:span text:style-name="T404">چه تفاوتی بین مراقبه<text:s/></text:span><text:span text:style-name="T405">از نوع تبتی و زنبودیسم است؟<text:s/></text:span></text:p>
      <text:list text:style-name="LFO5" text:continue-numbering="true">
        <text:list-item>
          <text:p text:style-name="P406"><text:span text:style-name="T407">نسبت به آیین زنبدویسم، آیین بودایی تبتی بیشتر به مراقبه با حالتهای مختلف تمرکز دارد. بصورت نشسته، در حال راه<text:s/></text:span><text:soft-page-break/><text:span text:style-name="T408">رفتن، در داخل خانه یا حتی بیرون از خانه. در حالیکه زنبودیسم بیشتر به سکوت توجه دارد. مینشینی و صورت ات سمت دیوار است چ</text:span><text:span text:style-name="T409">ون نباید حواس ات پرت شود. زمانیکه خوب در این وضعیت وارد شدی هیچ تغییری در وضعیت ات نمیدهی تا اینکه وارد مراقبه شوی. برای مراقبه شرایط زنبودیسم سخت است.</text:span></text:p>
        </text:list-item>
      </text:list>
      <text:p text:style-name="P410"><text:span text:style-name="T411">مارگارتا اغلب مراقبه را بصورتی انجام میدهد که نسخه سبک نام دارد: 30 دقیقه مینشیند، 15 دقیقه پیاده روی می</text:span><text:span text:style-name="T412">کند و سپس در یک وضعیت جدید دوباره مینشیند.<text:s/></text:span></text:p>
      <text:soft-page-break/>
      <text:list text:style-name="LFO5" text:continue-numbering="true">
        <text:list-item>
          <text:p text:style-name="P413"><text:span text:style-name="T414">اما زمانیکه کسی یک مراقبه بزرگ انجام میدهد حداقل یک ساعت مینشیند. در ابتدا اینکار خیلی سخت بود. من به مراقبه از نوع تبتی عادت داشتم. در یک معبد تبتی راهب ها برای مراقبه به دور و اطراف میروند و هنگام مراقبه چای می</text:span><text:span text:style-name="T415">نوشند. <text:s/></text:span></text:p>
        </text:list-item>
      </text:list>
      <text:p text:style-name="P416"><text:span text:style-name="T417">حتی از نظر شکل ظاهر نیز بین یک راهب آیین بودایی تبتی و یک راهب آیین زنبودیسم تفاوت هست. <text:s/>در حالیکه راهب آیین بودایی تبتی خودش را با رنگهای خاص مثل زغفرانی، نارنجی<text:s/></text:span><text:soft-page-break/><text:span text:style-name="T418">و سرخ مزین میکند راهب آیین زنبودیسم توجه بیشتری بر رنگ سیاه و قهوه ای دارد.<text:s/></text:span></text:p>
      <text:p text:style-name="P419"><text:span text:style-name="T420">چرا مرا</text:span><text:span text:style-name="T421">قبه میکنی؟</text:span></text:p>
      <text:list text:style-name="LFO5" text:continue-numbering="true">
        <text:list-item>
          <text:p text:style-name="P422"><text:span text:style-name="T423">میخواهم از فکر کردن رها شوم. هدفم این است که ذهنم ام کاملا خالی شود.</text:span></text:p>
        </text:list-item>
      </text:list>
      <text:p text:style-name="P424"><text:span text:style-name="T425">با مراقبه چه چیزی بدست می آوری؟</text:span></text:p>
      <text:list text:style-name="LFO5" text:continue-numbering="true">
        <text:list-item>
          <text:p text:style-name="P426"><text:span text:style-name="T427">تمرکز. مراقبه مغز را شستشو میدهد. <text:s/>حس آرامش باعث میشود که حال من بهتر باشد. خیلی ها نمیتوانند آرامش و سکوت داشته باشند. من هم قبلا اینطور بودم و</text:span><text:span text:style-name="T428">لی امروز<text:s/></text:span><text:soft-page-break/><text:span text:style-name="T429">میتوانم روزانه چند بار مراقبه انجام دهم و این بسیار فوق العاده است. به اینصورت من به تعادل میرسم.<text:s/></text:span></text:p>
        </text:list-item>
      </text:list>
      <text:p text:style-name="P430"><text:span text:style-name="T431">S173</text:span></text:p>
      <text:p text:style-name="P432"><text:span text:style-name="T433">زمانیکه مارگارتا به مراقبه مشغول میشود همچنین میتواند به این بیاندیشد که رفتارش با دیگران چگونه است.</text:span></text:p>
      <text:list text:style-name="LFO5" text:continue-numbering="true">
        <text:list-item>
          <text:p text:style-name="P434"><text:span text:style-name="T435">اینکه من کار نادرستی انجام ندادم. دالایی ل</text:span><text:span text:style-name="T436">اما میگوید: اگر نمیتوانی به کسی خوبی کنی حداقل بدی نکن. این یک اصل است. مثل کسی که صلح طلب است. در حال حاضر من<text:s/></text:span><text:soft-page-break/><text:span text:style-name="T437">یک گیاه خوار هستم. گیاه خواری من بخاطر پیروی از اصل اجازه نداشتن کُشتن موجودات زنده است.</text:span></text:p>
        </text:list-item>
      </text:list>
      <text:p text:style-name="P438"><text:span text:style-name="T439">زمانیکه بمیری چه میشود؟</text:span></text:p>
      <text:list text:style-name="LFO5" text:continue-numbering="true">
        <text:list-item>
          <text:p text:style-name="P440"><text:span text:style-name="T441">کاش میدانستم. در حال حاضر اصلا ا</text:span><text:span text:style-name="T442">ز مرگ نمیترسم. فکر میکنم زندگی پس از مرگ وجود دارد اما نه به شکلی که ما الان زندگی میکنیم بلکه به شکل دیگری که ما نمیدانیم.<text:s/></text:span></text:p>
        </text:list-item>
      </text:list>
      <text:p text:style-name="P443"/>
      <text:p text:style-name="P444">S 174</text:p>
      <text:p text:style-name="P445"><text:span text:style-name="T446">مصاحبه با نیهان<text:s/></text:span></text:p>
      <text:soft-page-break/>
      <text:p text:style-name="P447"><text:span text:style-name="T448">"</text:span><text:span text:style-name="T449">کسانی که مریض هستند، فقیرند یا موفق نیستند به احتمال زیاد دلیل اش این است که در زندگی قبلی کارهای ناپسند ا</text:span><text:span text:style-name="T450">نجام دادند. و اینکه کسانیکه دارای سلامتی، ثروت و موفقیت هستند نشاندهنده این است که انسانهای خوبی هستند همراه با پیشینه یک زندگی نیک و اعمال خوب."<text:s/></text:span></text:p>
      <text:p text:style-name="P451"><text:span text:style-name="T452">نیهان تران (</text:span><text:span text:style-name="T453">Nhan Tran)<text:s/></text:span><text:span text:style-name="T454">ویتنامی است و به موثر بودن چگونگی رفتارها در بازتولد اعتقاد دارد.</text:span></text:p>
      <text:p text:style-name="P455"><text:span text:style-name="T456">ما باهم زیر یک درخت<text:s/></text:span><text:span text:style-name="T457">کریسمس در<text:s/></text:span><text:span text:style-name="T458">Lärjeån</text:span><text:span text:style-name="T459"><text:s/></text:span><text:span text:style-name="T460"><text:s/>نشسته ایم که یک تفریحگاه طبیعی بیرون شهر یوتبوری است. او 39 ساله و<text:s/></text:span><text:soft-page-break/><text:span text:style-name="T461">مادر سه فرزند 13، 12 و 10 ساله است. مارگارتا از 4 سال قبل بیوه شده است. و همان زمان بود که با معبد آشنا شد.<text:s/></text:span></text:p>
      <text:p text:style-name="P462"><text:span text:style-name="T463">او تعریف میکند که بلافاصله پس از مرگ شوهرش یک دوست نزدیک، او<text:s/></text:span><text:span text:style-name="T464">و بچه ها را با خود به معبدی برد و در آنجا آنها از آبوتن (</text:span><text:span text:style-name="T465">abboten)<text:s/></text:span><text:span text:style-name="T466">کمک گرفتند. در زنبودیسم رهبر، آبوته نام دارد و کسی است که راهب ها و راهبه ها در معبد پیش او اعتراف میکنند.<text:s/></text:span></text:p>
      <text:soft-page-break/>
      <text:p text:style-name="P467"><text:span text:style-name="T468">در مراسم خاکسپاری که بصورت معمولی در قبرستان بود همراه با گل بسیار و جمعیت زیاد را</text:span><text:span text:style-name="T469">هب ها<text:s/></text:span><text:span text:style-name="T470">mantran och sutror</text:span><text:span text:style-name="T471"><text:s text:c="2"/></text:span><text:span text:style-name="T472">می خواندند.<text:s/></text:span></text:p>
      <text:p text:style-name="P473"><text:span text:style-name="T474">بعد از آن نیهان بسیار<text:s/></text:span><text:span text:style-name="T475">mantran och sutror</text:span><text:span text:style-name="T476"><text:s/>شنید که میخواندند. ارتباط با 4 راهب و 2 راهبه که از ویتنام آمده بودند و در کنار آب در<text:s/></text:span><text:span text:style-name="T477">Lärjeån</text:span><text:span text:style-name="T478"><text:s/>مقیم شده بودن برای او تبدیل به یک نیاز شده بود. هر شنبه او به معبد می آید دعا<text:s/></text:span><text:span text:style-name="T479">میکند و شمع و عود روشن میکند.<text:s/></text:span></text:p>
      <text:soft-page-break/>
      <text:p text:style-name="P480"><text:span text:style-name="T481">نیهان در آیین بودایی متولد شده است ولی زمانیکه در ویتنام زندگی میکرد بصورتی که امروز به معبد میرود زیاد به معبد نمیرفت. توضیح این موضوع آسان است. برای او رفتن به معبد در ویتنام مشکل بود و بخاطر وجود کمونیست در آنجا وضعیت امرا</text:span><text:span text:style-name="T482">ر معاش محدود بود. ممنوعیت آزاد فکر کردن همچنین دلیل دیگری بود که نیهان و شوهرش 15 سال قبل از آنجا مهاجرت نمایند.<text:s/></text:span></text:p>
      <text:p text:style-name="P483"><text:span text:style-name="T484">نیهان زیر درخت کریسمسِ پوشیده شده از گلهای کاغذی هلویی شکل نشسته که او خود آنرا تزیین نموده است. زنی زیبا، شیک<text:s/></text:span><text:soft-page-break/><text:span text:style-name="T485">پوش همراه با لبخند که مراقب حرک</text:span><text:span text:style-name="T486">اتش هست. او بعنوان یک بودایی نیازی نمیبیند که از قوانین زیادی پیروی نماید. در عوض او بسیار به آزادی و برابری بین زن و مرد معتقد است. ولی چیزی که او بسیار معتقد است اینکه انسان میبایست برای پدیده کارما تلاش کند. به این معنی که نیک بیاندیشد و نیک رفتار کند ت</text:span><text:span text:style-name="T487">ا در زندگی بعدی زندگی بهتری داشته باشد.<text:s/></text:span></text:p>
      <text:p text:style-name="P488"><text:span text:style-name="T489">آیا به این معناست که تو معتقدی رنج هایی که الان دچارش هستی بخاطر این است که در زندگی قبلی انسان بدی بوده ای؟</text:span></text:p>
      <text:soft-page-break/>
      <text:list text:style-name="LFO5" text:continue-numbering="true">
        <text:list-item>
          <text:p text:style-name="P490"><text:span text:style-name="T491">بله. ممکن است اینطور باشه هر چند <text:s/>این احتمال هست که این رنج از بین برود. در ادیان دیگر شخص برای مغفرت خود<text:s/></text:span><text:span text:style-name="T492">دعا میکند بعبارتی برای رفتارهای گذشته خودش طلب بخشش میکند در حالیکه در آیین بودایی درواقع اینطور نیست. در آیین بودایی شخص هدیه میدهد، میشود گفت شخص به شخص دیگری میدهد و می بخشد یا اینکه کار نیکی را برای شخص دیگری انجام میدهد.<text:s/></text:span></text:p>
        </text:list-item>
      </text:list>
      <text:p text:style-name="P493"><text:span text:style-name="T494">به این ترتیب کارمای بد کم میش</text:span><text:span text:style-name="T495">ود – به شرطی که نیها هدیه بگیرد از<text:s/></text:span><text:span text:style-name="T496">****</text:span><text:span text:style-name="T497"><text:s/></text:span></text:p>
      <text:soft-page-break/>
      <text:p text:style-name="P498">S 176</text:p>
      <text:p text:style-name="P499"><text:span text:style-name="T500">بیشتر ما بطور واضح در مغز جوان خود یک سونامی <text:s/>داریم. از جمله اینکه در مورد سوئدی هایی میخواندیم که بسیار متعجبانه از بخشندگی هنگفت تایلندی ها تعریف میکردند. آنها میتوانستند تنها جای خواب خود را و یا تنها پیراه</text:span><text:span text:style-name="T501">ن خود را به یک سوئدی که اصلا نمیشناختند هدیه کنند. آنها اینکار را برای کارمای خود انجام میدادند. آنها هدیه میدادند.<text:s/></text:span></text:p>
      <text:soft-page-break/>
      <text:p text:style-name="P502"><text:span text:style-name="T503">بیشتر صحبت با نیهان در مورد پدیده کارما است. آیین بودایی که نیهان و راهب های زنبودایی از آن حرف میزنند بایدهای زیادی ندارد. هر شخص میتواند<text:s/></text:span><text:span text:style-name="T504">انتخاب کند که چه تعداد باید را بپذیرد و با چه شرایطی آنها را دنبال نماید. در روز اول و روز 15 هر ماه تقویم آسیایی او فقط غذای گیاهی تهیه میکند.<text:s/></text:span></text:p>
      <text:list text:style-name="LFO5" text:continue-numbering="true">
        <text:list-item>
          <text:p text:style-name="P505"><text:span text:style-name="T506">طی این دو روز اشباح و ارواح در دنیای خیالی آزادانه در تکاپو هستند. آنها بسیار علاقمندند که <text:s/>کارهای هولناک و بد<text:s/></text:span><text:span text:style-name="T507">انجام دهند، با گیاهخواری و نخوردن غذایی که از کشته<text:s/></text:span><text:soft-page-break/><text:span text:style-name="T508">شدن موجودات زنده تهیه شده میشود آنها را از انجام کارهای بد دور ساخت.<text:s/></text:span></text:p>
        </text:list-item>
      </text:list>
      <text:p text:style-name="P509"><text:span text:style-name="T510">زمانیکه شوهر نیهان مُرد او به کمک راهب ها تلاش کرد که ارواح خبیثه را از خود دور نماید. تا 49 روز بعد از مرگ هر شخص برای اینکه او در زند</text:span><text:span text:style-name="T511">گی بعدی موقعیت بهتری داشته باشد میشود کاری کرد و موثر بود. شخص مرده طی این مدت درواقع نزدیک ما است و هنوز به مرحله بعدی زندگی نرفته است.<text:s/></text:span></text:p>
      <text:soft-page-break/>
      <text:list text:style-name="LFO5" text:continue-numbering="true">
        <text:list-item>
          <text:p text:style-name="P512"><text:span text:style-name="T513">در این مدت هر کاری میشود باید کرد تا در مورد کارهای خوبی که شخصِ مُرده انجام داده است، یادآوری شود و صحبت شود.<text:s/></text:span></text:p>
        </text:list-item>
      </text:list>
      <text:p text:style-name="P514"><text:span text:style-name="T515">در میا</text:span><text:span text:style-name="T516">ن سکوت، صدای ضربه های موزون از طبقه دوم بیرون می آید. راهبه ای به یک وسیله طبل مانند ضربه میزند تا کمک کند راهب ها ریتم خود را هنگام خواندن دعای خود (</text:span><text:span text:style-name="T517">mantran och sutro)<text:s/></text:span><text:span text:style-name="T518">حفظ نمایند.<text:s/></text:span></text:p>
      <text:p text:style-name="P519"><text:span text:style-name="T520">زمانیکه ما در غروب بهاری از نیهان و مترجمم خود ترونگ (</text:span><text:span text:style-name="T521">Trung Pham)<text:s/></text:span><text:span text:style-name="T522">جدا میشو</text:span><text:span text:style-name="T523">یم از محلی میگذریم که 49 شمع<text:s/></text:span><text:soft-page-break/><text:span text:style-name="T524">روشن هست. این شمع ها 2 بار در روز اول هر ماه از سال روشن میشوند و میسوزند تا آب شوند. هر شمع به یاد یک شخص معین زنده یا مرده در این انجمن مذهبی روشن میشود.</text:span></text:p>
      <text:list text:style-name="LFO5" text:continue-numbering="true">
        <text:list-item>
          <text:p text:style-name="P525"><text:span text:style-name="T526">برای بودای پزشک (</text:span><text:span text:style-name="T527">medicinske Buddha)<text:s/></text:span><text:span text:style-name="T528">دعا میخوانند. بوداهای زیاد هست. هر<text:s/></text:span><text:span text:style-name="T529">کس میتواند یک بودا شود یعنی یک شخص آگاه. هر کس میتواند یک بودا شود.<text:s/></text:span></text:p>
        </text:list-item>
      </text:list>
      <text:p text:style-name="P530">S 177</text:p>
      <text:p text:style-name="P531"><text:span text:style-name="T532">زندگی یک بودایی<text:s/></text:span></text:p>
      <text:soft-page-break/>
      <text:p text:style-name="P533"><text:span text:style-name="T534">در خانه اغلب بودایی ها یک قفسه یا یک گوشه اتاق متعلق به <text:s/>تصویر بودا است. و در آنجا نیایش نیز انجام میشود. نیایش <text:s/>در آیین بودا پویا (</text:span><text:span text:style-name="T535">Puja)<text:s/></text:span><text:span text:style-name="T536">نامیده میشود درست مانند آی</text:span><text:span text:style-name="T537">ین هندو. جلوی عکس بودا گل بعنوان نذری میگذارند. به آرامی پژمرده شدن گلها همچنین یک یادآوری برای آموزه بودیسم است که همه چیز در زندگی تغییر می یابد از بین میرود و میمیرد.<text:s/></text:span></text:p>
      <text:p text:style-name="P538"><text:span text:style-name="T539">یک بخش مهم از نیایش، خواندن متنهای مقدس است بعنوان مثال متنی که سه پناه نامیده میشود:</text:span><text:span text:style-name="T540"><text:s/></text:span></text:p>
      <text:list text:style-name="LFO6" text:continue-numbering="true">
        <text:list-item>
          <text:p text:style-name="P541"><text:span text:style-name="T542">پناه میبرم به بودا</text:span></text:p>
        </text:list-item>
        <text:list-item>
          <text:p text:style-name="P543"><text:span text:style-name="T544">پناه میبرم به آموزه های بودا</text:span></text:p>
        </text:list-item>
        <text:list-item>
          <text:p text:style-name="P545"><text:span text:style-name="T546">پناه میبرم به آیین بودا</text:span></text:p>
        </text:list-item>
      </text:list>
      <text:p text:style-name="P547"/>
      <text:p text:style-name="P548"/>
      <text:p text:style-name="P549"/>
      <text:p text:style-name="P550"><text:span text:style-name="T551">راهب ها و مراقبه</text:span></text:p>
      <text:p text:style-name="P552"><text:span text:style-name="T553">یک آیین مهم در بین بوداییان دادن غذا و نذری به راهب ها است. زمانیکه راهب نذر را میپذیرد، نذر دهنده یک پاداش معنوی دریافت میکند و به این ترتیب انباشته خود را از کا</text:span><text:span text:style-name="T554">رهای<text:s/></text:span><text:soft-page-break/><text:span text:style-name="T555">خوب زیاد میکند. اینکار او میتواند منجر به یک بازتولد بهتر گردد.<text:s/></text:span></text:p>
      <text:p text:style-name="P556"><text:span text:style-name="T557">عکس</text:span><text:span text:style-name="T558">: یک معبد بودایی در شمال سوئد افتتاح شده است (</text:span><text:span text:style-name="T559">Gunnarn i Storuman).<text:s/></text:span><text:span text:style-name="T560">راهب پراماها (</text:span><text:span text:style-name="T561">Phramaha Kaw Punchat)<text:s/></text:span><text:span text:style-name="T562">در خانه ای زندگی میکند که بزودی به معبد، تغییر کاربری داده خواهد شد. <text:s/></text:span></text:p>
      <text:p text:style-name="P563">S178</text:p>
      <text:soft-page-break/>
      <text:p text:style-name="P564"><text:span text:style-name="T565">هدف<text:s/></text:span><text:span text:style-name="T566">مراسم آیین بودایی دادن نیروی مقدس به کسانی است که مراسم را اجرا میکنند. راهب ها هر روز تا ساعت 12 در خیابانها راه میروند و هدایای مردم را دریافت میکنند.<text:s/></text:span></text:p>
      <text:p text:style-name="P567"><text:span text:style-name="T568">در سوئد نذردادن بودایی ها بصورت دیگری انجام میشود. راهبها می بایست از کشور خودشان برای اقامت در سوئد د</text:span><text:span text:style-name="T569">عوت شوند. معبد و صومعه در خانه ها، ویلاهای تفریحی و ویلاهای تابستانی دایر میشود.</text:span></text:p>
      <text:p text:style-name="P570"><text:span text:style-name="T571">مراقبه یک روش متداول برای جلوگیری از استرس و مضرات استرس است. خیلی ها به کلاس های مراقبه رفته اند تا همزمان<text:s/></text:span><text:soft-page-break/><text:span text:style-name="T572">تمرکز کردن و شل کردن عضلات بدن را یاد بگیرند. در آیین بودایی تجربه<text:s/></text:span><text:span text:style-name="T573">طولانی از تکنیک مراقبه وجود دارد. اما مراقبه در آیین بودایی تنها برای مدیریت استرس نیست و هدف دیگری دارد. مراقبه راهی است برای رستگاری و رهایی از بازمتولد شدن. یک راه برای هدف نهایی زندگی. مراقبه در آیین بودایی در واقع برای مردم عادی نیست. بلکه این کار یک<text:s/></text:span><text:span text:style-name="T574">روش ویژه برای راهب هاست. ولی حتی در کشورهایی که آیین بودایی متداول است نیز مراقبه گسترش یافته است، در کشورهای غربی<text:s/></text:span><text:soft-page-break/><text:span text:style-name="T575">هم مراقبه را راهی میدانند که مردم عادی با آن بتوانند از پس مشکلات زندگی برآیند.</text:span></text:p>
      <text:p text:style-name="P576"><text:span text:style-name="T577">قانون در مورد غذا</text:span></text:p>
      <text:p text:style-name="P578"><text:span text:style-name="T579">بودایی ها هم گیاه و هم گوشت میخورند. اعتقاد</text:span><text:span text:style-name="T580"><text:s/>این است که گوشت به این دلیل ممنوع است که نباید موجود زنده ای برای تهیه غذا کشته شود. اما در عمل خیلی از بودایی ها گوشت میخورند. چرا که آنها چنین فرض میکنند که حیوان با نیت تهیه غذا فقط برای آنها ذبح نشده است پس گوشتخواران کاری خلاف قانون نکرده اند.<text:s/></text:span></text:p>
      <text:soft-page-break/>
      <text:p text:style-name="P581"><text:span text:style-name="T582">جشنوا</text:span><text:span text:style-name="T583">ره های سال</text:span></text:p>
      <text:p text:style-name="P584"><text:span text:style-name="T585">(</text:span><text:span text:style-name="T586">برای تقویم) بودایی ها سال قمری با 12 ماه کامل را دنبال میکنند. سال قمری در مجموع 354 روز میشود. یک ماه اضافه (کبیسه) با فاصله زمانی مناسب به تقویم افزوده میشود تا جشنواره ها نسبت به سال شمسی و سالهای قبل و بعد تفاوت زمانی زیاد نداشته باشند.</text:span></text:p>
      <text:p text:style-name="P587"><text:span text:style-name="T588">یک<text:s/></text:span><text:span text:style-name="T589">عید که تمام بودایی ها آن را جشن میگیرند وساک (</text:span><text:span text:style-name="T590">vesak)<text:s/></text:span><text:span text:style-name="T591">نام دارد که بین آپریل و مای می باشد.<text:s/></text:span><text:span text:style-name="T592">تولد بودا، آگاهی یافتن اش و مرگ اش (که رسیدن به نیروانا است) جشن<text:s/></text:span><text:soft-page-break/><text:span text:style-name="T593">گرفته میشود. غذای خوب و نذورات و رفتن به صومعه مربوط به این جشن است. شمع و روشن کردن شمع نقش مهمی در<text:s/></text:span><text:span text:style-name="T594">اعیاد بودایی ها دارد. در عید چینی ها که عید ارواح نام دارد کنار قبرها شمع روشن میکنند.<text:s/></text:span></text:p>
      <text:p text:style-name="P595"><text:span text:style-name="T596">اشیاء به جا مانده از انسانهای مقدس رلیک (</text:span><text:span text:style-name="T597">relik)<text:s/></text:span><text:span text:style-name="T598">نام دارد. در آیین بودایی رلیکها در<text:s/></text:span><text:span text:style-name="T599">stupor</text:span><text:span text:style-name="T600"><text:s/>نگهداری میشوند که نوعی ساختمان کوچک برج مانند است و برای نگهداری از تاریخ بودا</text:span><text:span text:style-name="T601"><text:s/>ساخته شده است. <text:s/>در سریلانکا هر سال جشن <text:s/>دندان مقدس برگزار میشود. طی یک جشن بزرگ فیلی مزین به جواهرات<text:s/></text:span><text:soft-page-break/><text:span text:style-name="T602">رلیک را حمل میکند –دندانی که پنداشته میشود متعلق به <text:s/>بوداست –.<text:s/></text:span></text:p>
      <text:p text:style-name="P603">S179</text:p>
      <text:p text:style-name="P604"><text:span text:style-name="T605">عکس</text:span><text:span text:style-name="T606">: بودایی ها در سریلانکا وساک را جشن میگیرند و شمع روشن میکنند. برای بودیستهای تراو</text:span><text:span text:style-name="T607">ادا وساک بزرگترین جشن سال است. یک قسمت آن برای جشن سال نو و قسمتی به افتخار بودای شکایامونیس<text:s/></text:span><text:span text:style-name="T608">shakayamunis</text:span><text:span text:style-name="T609"><text:s/>است، بودای تاریخی. آنها تولد بودا و مرحله آگاه شدن او و اینکه در نهایت به نیروانا وارد شد را جشن میگیرند.</text:span></text:p>
      <text:p text:style-name="P610"/>
      <text:p text:style-name="P611"><text:span text:style-name="T612">زمانهای مهم در زندگی</text:span></text:p>
      <text:p text:style-name="P613"><text:span text:style-name="T614">والدین تازه بودایی شده</text:span><text:span text:style-name="T615"><text:s/>تمایل دارند که فرزندان خود <text:s/>را بصورت ویژه تبرک کنند و میخواهند که آنها در زندگی پیش رو موفق باشند. آنها به یک صومعه میروند و در آنجا یک راهب آب مقدس بر روی بچه ها میپاشد و آنان را متبرک میکند.<text:s/></text:span></text:p>
      <text:p text:style-name="P616"><text:span text:style-name="T617">پسربچه ها اجازه دارند که بصورت محدود در صومعه بمانند. طی چند<text:s/></text:span><text:span text:style-name="T618">ماه آنان مراقبه را می آموزند. در این هنگام آنها لباسهای نارنجی میپوشند تا شبیه بودا شوند. در سوئد بوداییها این<text:s/></text:span><text:soft-page-break/><text:span text:style-name="T619">کلاسها را در تابستان برگزار میکنند. کسی که به 20 سالگی میرسد میتواند افتخار یک راهب واقعی بودن را دریافت کند. واضح است که اغلب بودایی ها در صومعه</text:span><text:span text:style-name="T620"><text:s/>زندگی نمیکنند اما آنها امیدوارند که بازتولد های بعدی بتوانند بمانند یک راهب یا راهبه باشند تا بتوانند در نهایت به نیروانا برسند.</text:span></text:p>
      <text:p text:style-name="P621"><text:span text:style-name="T622">عکس: یک راهب بودایی در حال قدم زدن اطراف صومعه در صومعه قدیمی بزرگ (</text:span><text:span text:style-name="T623">Kumbumkloster)<text:s/></text:span><text:span text:style-name="T624">غرب چین. صومعه و راهب متعلق به گرایشی از بو</text:span><text:span text:style-name="T625">دیسمی است که دالایی لاما رهبر آن است. در چین و تبت بودایی ها همواره در معرض<text:s/></text:span><text:soft-page-break/><text:span text:style-name="T626">خطر و تعقیب از طرف قدرتهای کمونیستی بوده اند. اما با این وجود دین آنها تا کنون باقی مانده است.<text:s/></text:span></text:p>
      <text:p text:style-name="P627">S 181</text:p>
      <text:p text:style-name="P628"><text:span text:style-name="T629">در آیین بودایی هم راهب و هم راهبه وجود دارد. اما برای زنها شرایط ورود به زندگی</text:span><text:span text:style-name="T630"><text:s/>در صومعه نسبت به مردها مشکلتر است.<text:s/></text:span></text:p>
      <text:p text:style-name="P631"><text:span text:style-name="T632">عروسی</text:span></text:p>
      <text:p text:style-name="P633"><text:span text:style-name="T634">مراسم عروسی در بین بوداییان با توجه به فرهنگ هر کشور متفاوت است. یک مراسم عروسی هست که در آن عروس و<text:s/></text:span><text:soft-page-break/><text:span text:style-name="T635">داماد و مهمانها با یک نخ نازک که به مجسمه بودا بسته است پیچیده میشوند. نخ نشاندهنده این است که همه ی انسانها در ا</text:span><text:span text:style-name="T636">رتباط با یکدیگر هستند و همه نیازمند آموزه های بودا هستند. سپس نخ بریده میشود و عروس و داماد قسمتی از نخ را دور دستان خود نگه میدارند.<text:s/></text:span></text:p>
      <text:p text:style-name="P637"><text:span text:style-name="T638">اندیشه های خوب هنگام پایان زندگی</text:span></text:p>
      <text:p text:style-name="P639"><text:span text:style-name="T640">برای بودایی ها مهم است که <text:s/>اطراف شخصِ در حال مرگ فضای مناسب بوجود آورند، در اینصورت آنها</text:span><text:span text:style-name="T641"><text:s/>با یک احساس<text:s/></text:span><text:soft-page-break/><text:span text:style-name="T642">آرامش درونی و مناسب مرگ را میپذیرند. بنظر میرسد که اینگونه شرایط برای بازتولد بهتر فراهم میشود.<text:s/></text:span></text:p>
      <text:p text:style-name="P643"><text:span text:style-name="T644">جسد میبایست تا آنجا که ممکن است بلافاصله پس از مرگ شخص، سریع مومیایی شود. هنگام خاکسپاری یک ظرف حاوی خاکستر مرده در گور قرار داده میشود. بوداییها<text:s/></text:span><text:span text:style-name="T645">ترجیح میدهند که یک راهب در حالیکه متون مقدس را زمزمه میکند، مراسم خاکسپاری را اجرا کند. در سوئد نیز از دهه 1980 قبرستان بوداییان وجود دارد.<text:s/></text:span></text:p>
      <text:soft-page-break/>
      <text:p text:style-name="P646"><text:span text:style-name="T647">در فاجعه سونامی تایلند در سال 2004 تایلندی ها مردگان خود را در معبد کنار ساحل برای چند روز نگه داشته بودند. بخاطر ت</text:span><text:span text:style-name="T648">شخیص هویت اجساد آنها باید منتظر می ماندند. دلیل اینکار <text:s/>ایده بازتولد بود. در بین بوداییان در مورد اینکه چه مدت طول میکشد تا انسان جسم قدیمی را رها کند و به جسم جدید وارد شود نظرات متفاوتی هست. عقیده متداول این است که بازتولد بلافاصله انجام میشود، سریع و در</text:span><text:span text:style-name="T649"><text:s/>یک چشم بر هم زدن. در بین بوداییان تبت گرایشی از بوداییان هستند که وایرایانا<text:s/></text:span><text:soft-page-break/><text:span text:style-name="T650">(</text:span><text:span text:style-name="T651">vajrayana)<text:s/></text:span><text:span text:style-name="T652">نامیده میشوند و معتقدند که جسد باید <text:s/>سه روز بعد از مرگ در محیط آرام گذاشته شود.<text:s/></text:span></text:p>
      <text:p text:style-name="P653"><text:span text:style-name="T654">سه گرایش</text:span></text:p>
      <text:p text:style-name="P655"><text:span text:style-name="T656">بین بوداییها در مورد اینکه چه کسی امکان رفتن به نیروانا و رها شدن از باتولد ر</text:span><text:span text:style-name="T657">ا دارد، نظرات متفاوتی هست. در یک گرایش نظر این است که راهب ها و راهبه ها بلافاصله میتوانند از بازتولد رهایی یابند. چرا که یک انسان قبل از اینکه بعنوان یک راهب یا راهبه متولد گردد چند بار می بایست دوباره متولد شود و راهب شدن اولین قدم برای کسی است که شانس ر</text:span><text:span text:style-name="T658">فتن به<text:s/></text:span><text:soft-page-break/><text:span text:style-name="T659">نیروانا را داراست. هدف زندگی تبدیل شدن به چیزی است که آرهات (</text:span><text:span text:style-name="T660">arhat)<text:s/></text:span><text:span text:style-name="T661">نام دارد یعنی کسی که به نیروانا رسیده و دیگر نیازی به تولد دوباره ندارد. این گرایش تراوانا (</text:span><text:span text:style-name="T662">Theravana)<text:s/></text:span><text:span text:style-name="T663">نامیده میشود(قدیمی ترین مکتب).<text:s/></text:span></text:p>
      <text:p text:style-name="P664">S 182</text:p>
      <text:p text:style-name="P665"><text:span text:style-name="T666">دیگر بوداییان این مرحله را هیناینا (</text:span><text:span text:style-name="T667">Hinayana</text:span><text:span text:style-name="T668">)<text:s/></text:span><text:span text:style-name="T669">یعنی واگن کوچک مینامند چراکه تنها تعداد کمی انسان میتوانند نجات یابند. جای کافی برای همه نیست. نام هیناینا بین بوداییهای تراوانا متداول نیست.</text:span></text:p>
      <text:soft-page-break/>
      <text:p text:style-name="P670"><text:span text:style-name="T671">یک بخش دیگری از بودایی ها این مرحله را ماهایانا (</text:span><text:span text:style-name="T672">Mahayana)<text:s/></text:span><text:span text:style-name="T673">بمعنی واگن بزرگ مینامند. در ماهایانا نیاز نیس</text:span><text:span text:style-name="T674">ت که برای رسیدن به نیروانا حتما راهب یا راهبه باشی، حتی آدم های معمولی هم میتوانند به آن برسند. بودایی ها زندگی در انتظار بازتولد را با زندگی در یک شهر به آتش کشیده شده مقایسه میکنند. در مکتب ماهایانا بسیاری از آدم ها میتوانند از شهر در حال سوختن خارج شوند</text:span><text:span text:style-name="T675">. از نظر گرایش هیناینا که به یک واگن کوچک معتقدند هر دفعه تنها یک شخص میتواند نجات یابد که یک راهب یا یک راهبه است.<text:s/></text:span></text:p>
      <text:soft-page-break/>
      <text:p text:style-name="P676"><text:span text:style-name="T677">کلمه بودیساتوا (</text:span><text:span text:style-name="T678">bodhisattva)<text:s/></text:span><text:span text:style-name="T679">در مکتب ماهایا مهم است. یک بودیساتوا کسی است که به نیروانا رسیده است ولی به انتخاب خودش در زمین مانده تا به دی</text:span><text:span text:style-name="T680">گران کمک کند. از طریق پرستش بودیساتوا انسانهای زیادی میتوانند به هدف نهایی زندگی برسند و از دوباره متولد شدن رهایی یابند. بنابر این مکتب انسان میتواند برای رسیدن به نیروانا کمک بگیرد. بسیاری از بودایی ها بودیستاوا<text:s/></text:span><text:span text:style-name="T681">Avaloiskitesvara</text:span><text:span text:style-name="T682"><text:s/></text:span><text:span text:style-name="T683"><text:s/>را و گروه دیگری از بودای</text:span><text:span text:style-name="T684">ی ها تارا بودیستاوای زن را پرستش میکنند.<text:s/></text:span></text:p>
      <text:soft-page-break/>
      <text:p text:style-name="P685"><text:span text:style-name="T686">در قرن هفتم</text:span><text:span text:style-name="T687"><text:s/></text:span><text:span text:style-name="T688">در مکتب ماهایانا گرایشی بوجود آمد که استقلال بیشتری داشت و آن آیین بودایی در تبت بود که وایراینا (</text:span><text:span text:style-name="T689">vajrayana)<text:s/></text:span><text:span text:style-name="T690">نامیده میشود. به معنی واگن الماس. امروزه این مکتب بیشتر بخاطر رهبرش دالایی لاما معروف است. در</text:span><text:span text:style-name="T691"><text:s/>وایراینا قواعد رمزدار که مانتراس (</text:span><text:span text:style-name="T692">mantras)<text:s/></text:span><text:span text:style-name="T693">نامیده میشوند بسیار اهمیت دارند.<text:s/></text:span></text:p>
      <text:p text:style-name="P694"/>
      <text:p text:style-name="P695"><text:span text:style-name="T696">آیین بودیسم در جهان</text:span></text:p>
      <text:soft-page-break/>
      <text:p text:style-name="P697"><text:span text:style-name="T698">بیشتر بودایی ها که حدود 400 میلیون نفر هستند در جنوب شرق آسیا زندگی میکنند. این دین را میتوان به سه بخش بودایی جنوب، بودایی شمال و بودایی شرق تقسیم کرد.<text:s/></text:span></text:p>
      <text:p text:style-name="P699"><text:span text:style-name="T700">در<text:s/></text:span><text:span text:style-name="T701">بودایی جنوب تراوادا متداول ترین گرایش است که در کشورهایی مانند سریلانکا، تایلند و برمه گسترده است. در بودایی شمالی بیشتر وایرایانا متدوال است که شامل کشورهایی مانند تبت، مغولستان و بوتان است. در بودایی شرق بیشتر ماهایانا متدوال است که شامل کشورهایی مثل چین</text:span><text:span text:style-name="T702"><text:s/>ویتنام و کره جنوبی است.<text:s/></text:span></text:p>
      <text:soft-page-break/>
      <text:p text:style-name="P703"><text:span text:style-name="T704">آیین بودایی همچنین در جهان غرب، مثلا کشور آمریکا نیز بسیار پرطرفدار است. این امر بدلیل قسمت مذهبی آیین <text:s/>بودیسم نیست بلکه بخاطر توجه این آیین بر تکنیک مراقبه می باشد.<text:s/></text:span></text:p>
      <text:p text:style-name="P705"/>
      <text:p text:style-name="P706"/>
      <text:p text:style-name="P707">S183</text:p>
      <text:p text:style-name="P708"><text:span text:style-name="T709">بوداییان جهان یک تشکیلات واحد ندارند چرا که نظرات در<text:s/></text:span><text:span text:style-name="T710">مورد بودیسم متفاوت است.</text:span></text:p>
      <text:p text:style-name="P711"><text:span text:style-name="T712">بودا در سوئد<text:s/></text:span></text:p>
      <text:soft-page-break/>
      <text:p text:style-name="P713"><text:span text:style-name="T714">از زمانهای قدیم بودا در سوئد شناخته شده بود. باستان شناسان نگاره هایی از بودا را یافته اند که 1000 سال قبل وایکنگها از سفر به شرق به<text:s/></text:span><text:span text:style-name="T715">Ekerö i Mälaren</text:span><text:span text:style-name="T716"><text:s/></text:span><text:span text:style-name="T717">آورده اند. بعد از آن بودایی ها یک جزء جدید در سوئد شدند. بیشتر بودایی</text:span><text:span text:style-name="T718"><text:s/>های سوئدی بعنوان پناهنده و مهاجر از شرق آسیا به اینجا آمده اند. اما هزاران نفر از کسانیکه در سوئد متولد شده اند نیز آموزه های بودا را پذیرفته اند و خود را بودایی مینامند. در مجموع حدود 20 هزار بودایی در سوئد هست. البته علاقمندان به آیین بودایی بسیار بیشتر</text:span><text:span text:style-name="T719"><text:s/>از این است.<text:s/></text:span></text:p>
      <text:soft-page-break/>
      <text:p text:style-name="P720"><text:span text:style-name="T721">اولین مهاجران بودایی در دهه 1960 از تبت به اینجا آمدند. امروزه بیشتر گروه بودایی ها در سوئد ویتنامی های چینی تبار، تایلندی ها، چینی ها و سریلانکایی ها هستند.</text:span></text:p>
      <text:p text:style-name="P722"><text:span text:style-name="T723">دو نوع بودایی در سوئد</text:span></text:p>
      <text:p text:style-name="P724"><text:span text:style-name="T725">آیین بودایی در سوئد به دو صورت است، بطوریکه میتوان گفت راجع به</text:span><text:span text:style-name="T726"><text:s/>دو دین مختلف صحبت میشود. ارتباط بین این دو بسیار کم است.</text:span></text:p>
      <text:soft-page-break/>
      <text:p text:style-name="P727"><text:span text:style-name="T728">یک طرف سوئدی هایی هستند که به آیین بودایی علاقمند شده اند. برای اینها آیین بودایی بیشتر بمانند یک فسلفه است و تکنیک مراقبه که به آن علاقمند هستند.</text:span></text:p>
      <text:p text:style-name="P729"><text:span text:style-name="T730">عکس</text:span><text:span text:style-name="T731">: تصویر برجسته مربوطه به صدها سال ماقبل تاریخ که</text:span><text:span text:style-name="T732"><text:s/>در یک استوپا و در یک مکان مقدس در سانچی هند قرار دارد. پایین این تصویر گوزن دیده میشود که بیانگر این است که تصویر مربوط به چیست. بودا در حال بیان اولین موعظه خود در پارک گوزن در سارناس<text:s/></text:span><text:span text:style-name="T733">Sarnath</text:span><text:span text:style-name="T734"><text:s/></text:span><text:span text:style-name="T735">می باشد که نزدیک رود<text:s/></text:span><text:soft-page-break/><text:span text:style-name="T736">گنگس<text:s/></text:span><text:span text:style-name="T737">Ganges</text:span><text:span text:style-name="T738"><text:s/>در ده کیلومتری وارانسی شهر مق</text:span><text:span text:style-name="T739">دس هندوها است.<text:s/></text:span></text:p>
      <text:p text:style-name="P740"/>
      <text:p text:style-name="P741">S184</text:p>
      <text:p text:style-name="P742"><text:span text:style-name="T743">اینها به بخش مذهبی آیین بودایی علاقه چندانی ندارند که در آن اعتقاد به بودا است و نیاز هست که شخص برای عبادت به معبد برود.</text:span></text:p>
      <text:p text:style-name="P744"><text:span text:style-name="T745">در طرف دیگر مهاجرانی هستند که در یک محیط بودایی در شرق آسیا بزرگ شده اند. برای آنها این آیین بمعنی زیارت<text:s/></text:span><text:soft-page-break/><text:span text:style-name="T746">راهب ها</text:span><text:span text:style-name="T747"><text:s/>و راهبه ها<text:s/></text:span><text:span text:style-name="T748">بسیار مانند<text:s/></text:span><text:span text:style-name="T749">اعتقاد به بودا می باشد. مراسم و عبادت برای بودایی های مهاجر بسیار مهم تر از مراقبه است.<text:s/></text:span></text:p>
      <text:p text:style-name="P750"/>
      <text:p text:style-name="P751"/>
      <text:p text:style-name="P752"><text:span text:style-name="T753">ملیت های مختلف – مکتب های بودایی مختلف</text:span></text:p>
      <text:p text:style-name="P754"><text:span text:style-name="T755">از دهه 1980 معابد،<text:s/></text:span><text:span text:style-name="T756">viharas</text:span><text:span text:style-name="T757"><text:s/></text:span><text:span text:style-name="T758">و صومعه های مختلف زیادی در سوئد هست. باید یادآوری کرد که بودایی های مهاجر د</text:span><text:span text:style-name="T759">ر سوئد دارای پیشینه های مختلف ملیتی بوده و سنتهای مختلفی را دنباله روی میکنند. معمولا یک معبد برای بودایی هایی که با هم<text:s/></text:span><text:soft-page-break/><text:span text:style-name="T760">هموطن هستند یک مکان تجمع (</text:span><text:span text:style-name="T761">möteplats)<text:s/></text:span><text:span text:style-name="T762">است. برای رفتن به صومعه و معبد بیشتر زنها علاقه نشان میدهند.<text:s/></text:span></text:p>
      <text:p text:style-name="P763"><text:span text:style-name="T764">مرکز بودایی ها در شمال سوئد (</text:span><text:span text:style-name="T765">Norrland)</text:span></text:p>
      <text:p text:style-name="P766"><text:span text:style-name="T767">سوئد میخواهد دارای یکی از بزرگترین مراکز بودایی ها در اروپا باشد. بودایی های تایلندی با کمون<text:s/></text:span><text:span text:style-name="T768">Åsele</text:span><text:span text:style-name="T769"><text:s text:c="2"/>در<text:s/></text:span><text:span text:style-name="T770">Norrland</text:span><text:span text:style-name="T771"><text:s/>به توافق رسیده اند که یک معبد و مرکز کنفرانس بزرگ در<text:s/></text:span><text:span text:style-name="T772">Ramsele</text:span><text:span text:style-name="T773"><text:s/>بسازند. طبیعت شمال سوئد اثر بسیار زیادی بر بودایی های تایلندی که از سوئد<text:s/></text:span><text:span text:style-name="T774">دیدن کرده اند داشته است. بنظر آنها این طبیعت باشکوه و آرام است. یک محیط بسیار عالی<text:s/></text:span><text:soft-page-break/><text:span text:style-name="T775">برای مراقبه. بعلاوه مزیت دیگر این منطقه این است که از طریق ارتباط هوایی مناسب، بودایی های شمال اروپا میتوانند براحتی به مرکز<text:s/></text:span><text:span text:style-name="T776">Ramsele</text:span><text:span text:style-name="T777"><text:s/>بیایند.<text:s/></text:span></text:p>
      <text:p text:style-name="P778"><text:span text:style-name="T779">عکس</text:span><text:span text:style-name="T780">: بودایی های تایلندی در<text:s/></text:span><text:span text:style-name="T781">Åsel</text:span><text:span text:style-name="T782">e</text:span><text:span text:style-name="T783"><text:s text:c="3"/>یک معبد و سالن کنفراس بزرگ میسازند. بودایی های تایلندی محو طبیعت شمال سوئد شده اند چرا که احساس آرامشی میدهد که آیین بودایی بدنبال اش است.<text:s/></text:span></text:p>
      <text:p text:style-name="P784">S185</text:p>
      <text:p text:style-name="P785"><text:span text:style-name="T786">Brännpunkt Buddhism</text:span></text:p>
      <text:soft-page-break/>
      <text:p text:style-name="P787"><text:span text:style-name="T788">آیا مراقبه میتواند در جلوگیری از بزهکاری کمک کند؟</text:span></text:p>
      <text:p text:style-name="P789"><text:span text:style-name="T790">زندانهای شلوغ هند دارای محیط بسیار نا</text:span><text:span text:style-name="T791">مناسبی هستند. محیطی تنگ با بهداشت پایین. خشونت بین خود زندانی ها و بین زندانی ها و کارکنان متداول است. یک برنامه تغییر وضعیت در زندان در جریان است که یک قسمت مهم آن این است که به زندانی ها و کارکنان زندان امکان یادگیری مراقبه بودایی داده شود. با اجرای این<text:s/></text:span><text:span text:style-name="T792">برنامه زندانی ها میگویند که شرایط زندگی در آنجا بعد از دوره های مراقبه بهتر شده است. <text:s/></text:span></text:p>
      <text:soft-page-break/>
      <text:p text:style-name="P793"><text:span text:style-name="T794">یک زندانی میگوید "</text:span><text:span text:style-name="T795"><text:s/></text:span><text:span text:style-name="T796"><text:s/>دیگر من وقتم را تلف نمیکنم، بلکه خودم را وقف مراقبه میکنم" . به این ترتیب زندان جایی شده که زندانی ها در مورد زندگی شان فکر کنند و خودشان را برای یک<text:s/></text:span><text:span text:style-name="T797">زندگی بهتر بعد از رهایی از زندان آماده کنند.<text:s/></text:span></text:p>
      <text:p text:style-name="P798"><text:span text:style-name="T799">حتی کارکنان نیز تعریف میکنند که چگونه مراقبه زندگی را برای آنها بهتر کرده است. یک زندانبان که قبلا زندانیان را میزد الان خودش را آرام و مطمئن احساس میکند و دیگر نیازی نمیبیند که در کار خود از خشونت استفاده نمای</text:span><text:span text:style-name="T800">د. مربی مراقبه<text:s/></text:span><text:soft-page-break/><text:span text:style-name="T801">میگوید که اصلا مذهب تدریس نمیشود. " من نمیخواهم انسانها را مجبور کنم که دین خودشان را عوض کنند."</text:span></text:p>
      <text:p text:style-name="P802"/>
      <text:p text:style-name="P803"><text:span text:style-name="T804">بحث کنید</text:span></text:p>
      <text:p text:style-name="P805"><text:span text:style-name="T806">آیا بکار بردن روشهای مرتبط با برخی مذاهب در کار نگهداری از بذهکاران درست است؟ چه شرایطی باید در نظر گرفته شود تا اینکار مناسب باشد؟</text:span></text:p>
      <text:p text:style-name="P807"/>
      <text:p text:style-name="P808"/>
      <text:soft-page-break/>
      <text:p text:style-name="P809">S187</text:p>
      <text:p text:style-name="P810">Uppgifter Buddhism</text:p>
      <text:p text:style-name="P811">Kolla</text:p>
      <text:p text:style-name="P812"><text:span text:style-name="T813">بازبینی</text:span></text:p>
      <text:list text:style-name="LFO7" text:continue-numbering="true">
        <text:list-item>
          <text:p text:style-name="P814"><text:span text:style-name="T815">از چه قرنی تاریخ آیین بودایی آغاز میشود؟ چه اتفاقی افتاد؟</text:span></text:p>
        </text:list-item>
        <text:list-item>
          <text:p text:style-name="P816"><text:span text:style-name="T817">حقایق 4گانه ای که بودا زمانیکه زیر درخت نشسته بود و به آنها رسید کدامند؟ به چه معنا هستند؟</text:span></text:p>
        </text:list-item>
        <text:list-item>
          <text:p text:style-name="P818"><text:span text:style-name="T819">بنابر آیین بودایی هدف نهایی زندگی چیست؟</text:span></text:p>
        </text:list-item>
        <text:list-item>
          <text:p text:style-name="P820"><text:span text:style-name="T821">فرق بین یک <text:s/></text:span><text:span text:style-name="T822">arhat</text:span><text:span text:style-name="T823"><text:s/></text:span><text:span text:style-name="T824"><text:s/></text:span><text:span text:style-name="T825">و<text:s/></text:span><text:span text:style-name="T826">bodhisat</text:span><text:span text:style-name="T827">tva</text:span><text:span text:style-name="T828"><text:s/>چیست؟</text:span></text:p>
        </text:list-item>
        <text:list-item>
          <text:p text:style-name="P829"><text:span text:style-name="T830"><text:s/>در<text:s/></text:span><text:span text:style-name="T831">Dhammapada</text:span><text:span text:style-name="T832"><text:s/>چه خوانده میشود؟</text:span></text:p>
        </text:list-item>
        <text:list-item>
          <text:p text:style-name="P833"><text:span text:style-name="T834">گرایش های اصلی در آیین بودایی کدامند؟ چه تفاوتهایی با هم دارند؟</text:span></text:p>
        </text:list-item>
        <text:list-item>
          <text:p text:style-name="P835"><text:span text:style-name="T836"><text:s/>چرا بودایی ها علاقمندند که با صومعه و راهب ها ارتباط داشته باشند؟</text:span></text:p>
        </text:list-item>
        <text:list-item>
          <text:p text:style-name="P837"><text:span text:style-name="T838">بودایی ها در عید واساک<text:s/></text:span><text:span text:style-name="T839">vasak</text:span><text:span text:style-name="T840"><text:s/>چه چیزی را جشن میگیرند؟</text:span></text:p>
        </text:list-item>
        <text:list-item>
          <text:p text:style-name="P841"><text:span text:style-name="T842"><text:s/>چگونه بودایی ها به افراد در ح</text:span><text:span text:style-name="T843">ال مرگ و به مرده ها کمک میکنند؟</text:span></text:p>
        </text:list-item>
        <text:list-item>
          <text:p text:style-name="P844"><text:span text:style-name="T845"><text:s/>چه تعداد بودایی در جهان وجود دارد؟<text:s/></text:span></text:p>
        </text:list-item>
      </text:list>
      <text:p text:style-name="P846"/>
      <text:p text:style-name="P847"/>
      <text:p text:style-name="P848">Tänk efter</text:p>
      <text:p text:style-name="P849"><text:span text:style-name="T850">نکاتی برای اندیشیدن</text:span></text:p>
      <text:list text:style-name="LFO8" text:continue-numbering="true">
        <text:list-item>
          <text:p text:style-name="P851"><text:span text:style-name="T852">میتوان گفت که دو نوع بودایی در سوئد وجود دارد؟ نیهان و مارگارتا به کدام نوع تعلق دارند؟ (مصاحبه)</text:span></text:p>
        </text:list-item>
        <text:list-item>
          <text:p text:style-name="P853"><text:span text:style-name="T854">چرا اینکه آیین بودایی واقعا یک دین است را عده ای زیر سوال</text:span><text:span text:style-name="T855"><text:s/>میبرند؟</text:span></text:p>
        </text:list-item>
        <text:list-item>
          <text:p text:style-name="P856"><text:span text:style-name="T857">گفته های سه بنیان گذار دین، بودا، مسیح و محمد را با هم مقایسه کنید. چند تفاوت و شباهت مهم را بگویید.</text:span></text:p>
        </text:list-item>
        <text:list-item>
          <text:p text:style-name="P858"><text:span text:style-name="T859">آیا شباهتی بین دین هندو و دین بودایی هست؟ مثال بزنید.</text:span></text:p>
        </text:list-item>
        <text:list-item>
          <text:p text:style-name="P860"><text:span text:style-name="T861">دستور اخلاقی آیین بودایی را با ده فرمان یهودیت مقایسه کنید. چه چیزهایی یکسان است و چه چیزهای</text:span><text:span text:style-name="T862">ی تفاوت دارد؟</text:span></text:p>
        </text:list-item>
        <text:list-item>
          <text:p text:style-name="P863"><text:span text:style-name="T864">بنابر آیین بودایی هدف از مراقبه چیست؟ مارگارتا چگونه تجربه خود از انواع مختلف مراقبه را توضیح میدهد؟ مراقبه به او در زندگی روزمره چه کمکی میکند؟</text:span></text:p>
        </text:list-item>
        <text:list-item>
          <text:p text:style-name="P865"><text:span text:style-name="T866">از دید بودایی ها بازتولد چگونه است؟ چه چیزی برای هستی بعدی انسان تصمیم میگیرد و به چه صورتی دوبار</text:span><text:span text:style-name="T867">ه متولد میشود؟ از نظر نیهان چه چیزی باعث میشود که کسی موفق بشود یا نشود؟ بنظر نیهان چگونه میشود بر<text:s/></text:span><text:span text:style-name="T868">بازتولد<text:s/></text:span><text:span text:style-name="T869">اثر گذاشت؟</text:span></text:p>
        </text:list-item>
        <text:list-item>
          <text:p text:style-name="P870"><text:span text:style-name="T871">در مراسم<text:s/></text:span><text:span text:style-name="T872">puja</text:span><text:span text:style-name="T873"><text:s/></text:span><text:span text:style-name="T874">بودایی چگونه گل میتواند نقش مهمی داشته باشد؟</text:span></text:p>
        </text:list-item>
        <text:list-item>
          <text:p text:style-name="P875"><text:span text:style-name="T876">چرا تایلندی ها میخواهند یک مرکز بودایی در شمال سوئد بسازند؟</text:span></text:p>
        </text:list-item>
        <text:list-item>
          <text:p text:style-name="P877"><text:span text:style-name="T878">تساوی حقوق در آیین<text:s/></text:span><text:span text:style-name="T879">بودایی چگونه است؟ نظر نیهان در این مورد چیست؟</text:span></text:p>
        </text:list-item>
      </text:list>
      <text:p text:style-name="P880"/>
      <text:p text:style-name="P881"/>
      <text:p text:style-name="P882">Ta reda på</text:p>
      <text:soft-page-break/>
      <text:p text:style-name="P883"><text:span text:style-name="T884">جهت اطلاع بیشتر</text:span></text:p>
      <text:list text:style-name="LFO9" text:continue-numbering="true">
        <text:list-item>
          <text:p text:style-name="P885"><text:span text:style-name="T886">بودا به چه صورت به تصویر کشیده میشود؟ تصویر او را در اینترنت پیدا کنید.</text:span></text:p>
        </text:list-item>
        <text:list-item>
          <text:p text:style-name="P887"><text:span text:style-name="T888">در مورد دالای لاما بیشتر جستجو کنید. او اهل کجاست و چه میخواهد؟</text:span></text:p>
        </text:list-item>
        <text:list-item>
          <text:p text:style-name="P889"><text:span text:style-name="T890">در مورد<text:s/></text:span><text:span text:style-name="T891">vipassanameditation</text:span><text:span text:style-name="T892"><text:s/>در اینترنت اطلاعا</text:span><text:span text:style-name="T893">ت بیشتری بیابید. چگونه میشود مراقبه کرد.<text:s/></text:span></text:p>
        </text:list-item>
        <text:list-item>
          <text:p text:style-name="P894"><text:span text:style-name="T895">نزدیکترین معبد و صومعه بودایی به مدرسه شما کجاست؟</text:span></text:p>
        </text:list-item>
        <text:list-item>
          <text:p text:style-name="P896"><text:span text:style-name="T897">در مرکز نگهداری از بزهکاران سوئد(</text:span><text:span text:style-name="T898">kriminalvård)<text:s/></text:span><text:span text:style-name="T899">یک پروژه صومعه ای (</text:span><text:span text:style-name="T900">klosterprojekt)<text:s/></text:span><text:span text:style-name="T901">در حال اجرا است. از طریق اینترنت در این مورد اطلاعات بیشتری بیابید.</text:span></text:p>
        </text:list-item>
      </text:list>
      <text:p text:style-name="P902"/>
      <text:p text:style-name="P903"/>
      <text:p text:style-name="P904"/>
      <text:p text:style-name="P9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farsi-mean" style:display-name="farsi-mean" style:family="text" style:parent-style-name="Standardstycketeckensnitt"/>
    <style:style style:name="Liststycke" style:display-name="Liststyck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Calibri" style:font-name-complex="Arial" style:use-window-font-color="true"/>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ash NR</meta:initial-creator>
    <dc:creator>Arash NR</dc:creator>
    <meta:creation-date>2018-08-08T23:13:00Z</meta:creation-date>
    <dc:date>2018-08-25T09:34:00Z</dc:date>
    <meta:template xlink:href="Normal" xlink:type="simple"/>
    <meta:editing-cycles>141</meta:editing-cycles>
    <meta:editing-duration>PT219780S</meta:editing-duration>
    <meta:document-statistic meta:page-count="106" meta:paragraph-count="76" meta:word-count="5752" meta:character-count="38463" meta:row-count="273" meta:non-whitespace-character-count="32787"/>
  </office:meta>
</office:document-meta>
</file>